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ext-properties fo:color="#BCBEC4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7" style:family="table-cell" style:parent-style-name="Default" style:data-style-name="N0">
      <style:table-cell-properties fo:border="thin solid #000000"/>
      <style:text-properties fo:color="#BCBEC4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0770833333333cm" style:use-optimal-column-width="true"/>
    </style:style>
    <style:style style:name="co3" style:family="table-column">
      <style:table-column-properties fo:break-before="auto" style:column-width="2.98979166666667cm" style:use-optimal-column-width="true"/>
    </style:style>
    <style:style style:name="co4" style:family="table-column">
      <style:table-column-properties fo:break-before="auto" style:column-width="3.254375cm" style:use-optimal-column-width="true"/>
    </style:style>
    <style:style style:name="co5" style:family="table-column">
      <style:table-column-properties fo:break-before="auto" style:column-width="3.99520833333333cm" style:use-optimal-column-width="true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2.69875cm" style:use-optimal-column-width="true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cenario_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office:value-type="string" table:style-name="ce4">
            <text:p>Cifrar</text:p>
          </table:table-cell>
          <table:table-cell office:value-type="string" table:style-name="ce4">
            <text:p>Firmar<text:s/></text:p>
          </table:table-cell>
          <table:table-cell office:value-type="string" table:style-name="ce4">
            <text:p>Verificar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2" table:style-name="ce3">
            <text:p>12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4" table:style-name="ce3">
            <text:p>14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5" table:style-name="ce3">
            <text:p>15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4" table:style-name="ce3">
            <text:p>24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5" table:style-name="ce3">
            <text:p>25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6" table:style-name="ce3">
            <text:p>26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7" table:style-name="ce3">
            <text:p>27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8" table:style-name="ce3">
            <text:p>28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9" table:style-name="ce3">
            <text:p>29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30" table:style-name="ce3">
            <text:p>30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31" table:style-name="ce3">
            <text:p>31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32" table:style-name="ce3">
            <text:p>32</text:p>
          </table:table-cell>
          <table:table-cell table:number-columns-repeated="3" table:style-name="ce3"/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Hoja4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Escenario</text:p>
          </table:table-cell>
          <table:table-cell office:value-type="string" table:style-name="ce1">
            <text:p>Suma de Firma_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urrente16</text:p>
          </table:table-cell>
          <table:table-cell office:value-type="float" office:value="87407500" table:style-name="ce1">
            <text:p>87407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urrente32</text:p>
          </table:table-cell>
          <table:table-cell office:value-type="float" office:value="147285200" table:style-name="ce1">
            <text:p>147285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urrente4</text:p>
          </table:table-cell>
          <table:table-cell office:value-type="float" office:value="87407500" table:style-name="ce1">
            <text:p>874075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áfico 1" svg:x="0in" svg:y="0.00694in" svg:width="4.89583in" svg:height="2.9513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  <table:table table:name="Hoja5" table:style-name="ta1">
        <table:table-column table:style-name="co2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Escenario</text:p>
          </table:table-cell>
          <table:table-cell office:value-type="string" table:style-name="ce1">
            <text:p>Suma de Cifrado_ns</text:p>
          </table:table-cell>
          <table:table-cell/>
          <table:table-cell table:style-name="ce1">
            <draw:frame draw:z-index="1" draw:id="id1" draw:style-name="a1" draw:name="Gráfico 1" svg:x="0.75347in" svg:y="0.09028in" svg:width="5in" svg:height="2.947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Concurrente16</text:p>
          </table:table-cell>
          <table:table-cell office:value-type="float" office:value="8333900" table:style-name="ce1">
            <text:p>8333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urrente32</text:p>
          </table:table-cell>
          <table:table-cell office:value-type="float" office:value="7638200" table:style-name="ce1">
            <text:p>7638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urrente4</text:p>
          </table:table-cell>
          <table:table-cell office:value-type="float" office:value="8333900" table:style-name="ce1">
            <text:p>8333900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Hoja6" table:style-name="ta1">
        <table:table-column table:style-name="co2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Escenario</text:p>
          </table:table-cell>
          <table:table-cell office:value-type="string" table:style-name="ce1">
            <text:p>Suma de Verificacion_ns</text:p>
            <draw:frame draw:z-index="1" draw:id="id2" draw:style-name="a2" draw:name="Gráfico 1" svg:x="1.23264in" svg:y="0.09028in" svg:width="4.92708in" svg:height="2.9479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office:value-type="string" table:style-name="ce1">
            <text:p>Concurrente16</text:p>
          </table:table-cell>
          <table:table-cell office:value-type="float" office:value="1388200" table:style-name="ce1">
            <text:p>1388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urrente32</text:p>
          </table:table-cell>
          <table:table-cell office:value-type="float" office:value="16436000" table:style-name="ce1">
            <text:p>1643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urrente4</text:p>
          </table:table-cell>
          <table:table-cell office:value-type="float" office:value="1388200" table:style-name="ce1">
            <text:p>1388200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Escenario_2" table:style-name="ta1">
        <table:table-column table:style-name="co1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8" table:default-cell-style-name="ce1"/>
        <table:table-column table:style-name="co1" table:number-columns-repeated="1635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5">
            <text:p>N° Clientes concurrentes</text:p>
          </table:table-cell>
          <table:table-cell office:value-type="string" table:style-name="ce5">
            <text:p>Tiempo Firma</text:p>
          </table:table-cell>
          <table:table-cell office:value-type="string" table:style-name="ce5">
            <text:p>Tiempo Cifrado</text:p>
          </table:table-cell>
          <table:table-cell office:value-type="string" table:style-name="ce5">
            <text:p>Tiempo Verificación</text:p>
          </table:table-cell>
          <table:table-cell table:number-columns-repeated="6" table:style-name="ce1"/>
          <table:table-cell office:value-type="string" table:style-name="ce1">
            <text:p>SECUENCIAL 32 SIMETRICO</text:p>
          </table:table-cell>
          <table:table-cell table:number-columns-repeated="7" table:style-name="ce1"/>
          <table:table-cell office:value-type="string" table:style-name="ce1">
            <text:p>ASIMETRICO 32 SECUNCIAL<text:s/>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table:number-columns-repeated="3" table:style-name="ce3"/>
          <table:table-cell table:number-columns-repeated="3" table:style-name="ce1"/>
          <table:table-cell office:value-type="string" table:style-name="ce6">
            <text:p>Timestamp</text:p>
          </table:table-cell>
          <table:table-cell office:value-type="string" table:style-name="ce1">
            <text:p>Escenario</text:p>
          </table:table-cell>
          <table:table-cell office:value-type="string" table:style-name="ce1">
            <text:p>Modo</text:p>
          </table:table-cell>
          <table:table-cell office:value-type="string" table:style-name="ce1">
            <text:p>DelegadoID</text:p>
          </table:table-cell>
          <table:table-cell office:value-type="string" table:style-name="ce1">
            <text:p>Firma_ns</text:p>
          </table:table-cell>
          <table:table-cell office:value-type="string" table:style-name="ce1">
            <text:p>Cifrado_ns</text:p>
          </table:table-cell>
          <table:table-cell office:value-type="string" table:style-name="ce1">
            <text:p>Verificacion_ns</text:p>
          </table:table-cell>
          <table:table-cell office:value-type="string" table:style-name="ce1">
            <text:p>Total_ms</text:p>
          </table:table-cell>
          <table:table-cell table:number-columns-repeated="2" table:style-name="ce1"/>
          <table:table-cell office:value-type="string" table:style-name="ce6">
            <text:p>Timestamp</text:p>
          </table:table-cell>
          <table:table-cell office:value-type="string" table:style-name="ce1">
            <text:p>Escenario</text:p>
          </table:table-cell>
          <table:table-cell office:value-type="string" table:style-name="ce1">
            <text:p>Modo</text:p>
          </table:table-cell>
          <table:table-cell office:value-type="string" table:style-name="ce1">
            <text:p>DelegadoID</text:p>
          </table:table-cell>
          <table:table-cell office:value-type="string" table:style-name="ce1">
            <text:p>Firma_ns</text:p>
          </table:table-cell>
          <table:table-cell office:value-type="string" table:style-name="ce1">
            <text:p>Cifrado_ns</text:p>
          </table:table-cell>
          <table:table-cell office:value-type="string" table:style-name="ce1">
            <text:p>Verificacion_ns</text:p>
          </table:table-cell>
          <table:table-cell office:value-type="string" table:style-name="ce1">
            <text:p>Total_ms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table:number-columns-repeated="3" table:style-name="ce3"/>
          <table:table-cell table:number-columns-repeated="3" table:style-name="ce1"/>
          <table:table-cell office:value-type="string" table:style-name="ce6">
            <text:p>2025-04-28T23:35:28.8586576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SIMETRICO</text:p>
          </table:table-cell>
          <table:table-cell office:value-type="float" office:value="59584" table:style-name="ce1">
            <text:p>59584</text:p>
          </table:table-cell>
          <table:table-cell office:value-type="float" office:value="41940000" table:style-name="ce1">
            <text:p>41940000</text:p>
          </table:table-cell>
          <table:table-cell office:value-type="float" office:value="186300" table:style-name="ce1">
            <text:p>186300</text:p>
          </table:table-cell>
          <table:table-cell office:value-type="float" office:value="297900" table:style-name="ce1">
            <text:p>297900</text:p>
          </table:table-cell>
          <table:table-cell office:value-type="float" office:value="11437" table:style-name="ce1">
            <text:p>11437</text:p>
          </table:table-cell>
          <table:table-cell table:number-columns-repeated="2" table:style-name="ce1"/>
          <table:table-cell office:value-type="string" table:style-name="ce6">
            <text:p>2025-04-28T23:38:12.5176666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ASIMETRICO</text:p>
          </table:table-cell>
          <table:table-cell office:value-type="float" office:value="59683" table:style-name="ce1">
            <text:p>59683</text:p>
          </table:table-cell>
          <table:table-cell office:value-type="float" office:value="6590000" table:style-name="ce1">
            <text:p>6590000</text:p>
          </table:table-cell>
          <table:table-cell office:value-type="float" office:value="1044600" table:style-name="ce1">
            <text:p>1044600</text:p>
          </table:table-cell>
          <table:table-cell office:value-type="float" office:value="453800" table:style-name="ce1">
            <text:p>453800</text:p>
          </table:table-cell>
          <table:table-cell office:value-type="float" office:value="7735" table:style-name="ce1">
            <text:p>7735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float" office:value="32" table:style-name="ce3">
            <text:p>32</text:p>
          </table:table-cell>
          <table:table-cell table:number-columns-repeated="3" table:style-name="ce3"/>
          <table:table-cell table:number-columns-repeated="3" table:style-name="ce1"/>
          <table:table-cell office:value-type="string" table:style-name="ce6">
            <text:p>2025-04-28T23:35:31.7526032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SIMETRICO</text:p>
          </table:table-cell>
          <table:table-cell office:value-type="float" office:value="59593" table:style-name="ce1">
            <text:p>59593</text:p>
          </table:table-cell>
          <table:table-cell office:value-type="float" office:value="621200" table:style-name="ce1">
            <text:p>621200</text:p>
          </table:table-cell>
          <table:table-cell office:value-type="float" office:value="802800" table:style-name="ce1">
            <text:p>802800</text:p>
          </table:table-cell>
          <table:table-cell office:value-type="float" office:value="222300" table:style-name="ce1">
            <text:p>222300</text:p>
          </table:table-cell>
          <table:table-cell office:value-type="float" office:value="13970" table:style-name="ce1">
            <text:p>13970</text:p>
          </table:table-cell>
          <table:table-cell table:number-columns-repeated="2" table:style-name="ce1"/>
          <table:table-cell office:value-type="string" table:style-name="ce6">
            <text:p>2025-04-28T23:38:15.0540749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ASIMETRICO</text:p>
          </table:table-cell>
          <table:table-cell office:value-type="float" office:value="59692" table:style-name="ce1">
            <text:p>59692</text:p>
          </table:table-cell>
          <table:table-cell office:value-type="float" office:value="670100" table:style-name="ce1">
            <text:p>670100</text:p>
          </table:table-cell>
          <table:table-cell office:value-type="float" office:value="183500" table:style-name="ce1">
            <text:p>183500</text:p>
          </table:table-cell>
          <table:table-cell office:value-type="float" office:value="879300" table:style-name="ce1">
            <text:p>879300</text:p>
          </table:table-cell>
          <table:table-cell office:value-type="float" office:value="9875" table:style-name="ce1">
            <text:p>9875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float" office:value="64" table:style-name="ce3">
            <text:p>64</text:p>
          </table:table-cell>
          <table:table-cell table:number-columns-repeated="3" table:style-name="ce3"/>
          <table:table-cell table:number-columns-repeated="3" table:style-name="ce1"/>
          <table:table-cell office:value-type="string" table:style-name="ce6">
            <text:p>2025-04-28T23:35:35.6960716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SIMETRICO</text:p>
          </table:table-cell>
          <table:table-cell office:value-type="float" office:value="59585" table:style-name="ce1">
            <text:p>59585</text:p>
          </table:table-cell>
          <table:table-cell office:value-type="float" office:value="32669200" table:style-name="ce1">
            <text:p>32669200</text:p>
          </table:table-cell>
          <table:table-cell office:value-type="float" office:value="229100" table:style-name="ce1">
            <text:p>229100</text:p>
          </table:table-cell>
          <table:table-cell office:value-type="float" office:value="630300" table:style-name="ce1">
            <text:p>630300</text:p>
          </table:table-cell>
          <table:table-cell office:value-type="float" office:value="18257" table:style-name="ce1">
            <text:p>18257</text:p>
          </table:table-cell>
          <table:table-cell table:number-columns-repeated="2" table:style-name="ce1"/>
          <table:table-cell office:value-type="string" table:style-name="ce6">
            <text:p>2025-04-28T23:38:17.274773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ASIMETRICO</text:p>
          </table:table-cell>
          <table:table-cell office:value-type="float" office:value="59693" table:style-name="ce1">
            <text:p>59693</text:p>
          </table:table-cell>
          <table:table-cell office:value-type="float" office:value="805500" table:style-name="ce1">
            <text:p>805500</text:p>
          </table:table-cell>
          <table:table-cell office:value-type="float" office:value="194300" table:style-name="ce1">
            <text:p>194300</text:p>
          </table:table-cell>
          <table:table-cell office:value-type="float" office:value="281400" table:style-name="ce1">
            <text:p>281400</text:p>
          </table:table-cell>
          <table:table-cell office:value-type="float" office:value="12019" table:style-name="ce1">
            <text:p>12019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6">
            <text:p>2025-04-28T23:35:39.6708088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SIMETRICO</text:p>
          </table:table-cell>
          <table:table-cell office:value-type="float" office:value="59601" table:style-name="ce1">
            <text:p>59601</text:p>
          </table:table-cell>
          <table:table-cell office:value-type="float" office:value="668000" table:style-name="ce1">
            <text:p>668000</text:p>
          </table:table-cell>
          <table:table-cell office:value-type="float" office:value="83400" table:style-name="ce1">
            <text:p>83400</text:p>
          </table:table-cell>
          <table:table-cell office:value-type="float" office:value="821100" table:style-name="ce1">
            <text:p>821100</text:p>
          </table:table-cell>
          <table:table-cell office:value-type="float" office:value="21643" table:style-name="ce1">
            <text:p>21643</text:p>
          </table:table-cell>
          <table:table-cell table:number-columns-repeated="2" table:style-name="ce1"/>
          <table:table-cell office:value-type="string" table:style-name="ce6">
            <text:p>2025-04-28T23:38:17.7811498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ASIMETRICO</text:p>
          </table:table-cell>
          <table:table-cell office:value-type="float" office:value="59698" table:style-name="ce1">
            <text:p>59698</text:p>
          </table:table-cell>
          <table:table-cell office:value-type="float" office:value="849900" table:style-name="ce1">
            <text:p>849900</text:p>
          </table:table-cell>
          <table:table-cell office:value-type="float" office:value="112900" table:style-name="ce1">
            <text:p>112900</text:p>
          </table:table-cell>
          <table:table-cell office:value-type="float" office:value="844500" table:style-name="ce1">
            <text:p>844500</text:p>
          </table:table-cell>
          <table:table-cell office:value-type="float" office:value="12503" table:style-name="ce1">
            <text:p>12503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6">
            <text:p>2025-04-28T23:35:42.302555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SIMETRICO</text:p>
          </table:table-cell>
          <table:table-cell office:value-type="float" office:value="59603" table:style-name="ce1">
            <text:p>59603</text:p>
          </table:table-cell>
          <table:table-cell office:value-type="float" office:value="521400" table:style-name="ce1">
            <text:p>521400</text:p>
          </table:table-cell>
          <table:table-cell office:value-type="float" office:value="103900" table:style-name="ce1">
            <text:p>103900</text:p>
          </table:table-cell>
          <table:table-cell office:value-type="float" office:value="313400" table:style-name="ce1">
            <text:p>313400</text:p>
          </table:table-cell>
          <table:table-cell office:value-type="float" office:value="24045" table:style-name="ce1">
            <text:p>24045</text:p>
          </table:table-cell>
          <table:table-cell table:number-columns-repeated="2" table:style-name="ce1"/>
          <table:table-cell office:value-type="string" table:style-name="ce6">
            <text:p>2025-04-28T23:38:18.8127643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ASIMETRICO</text:p>
          </table:table-cell>
          <table:table-cell office:value-type="float" office:value="59707" table:style-name="ce1">
            <text:p>59707</text:p>
          </table:table-cell>
          <table:table-cell office:value-type="float" office:value="795100" table:style-name="ce1">
            <text:p>795100</text:p>
          </table:table-cell>
          <table:table-cell office:value-type="float" office:value="121700" table:style-name="ce1">
            <text:p>121700</text:p>
          </table:table-cell>
          <table:table-cell office:value-type="float" office:value="882500" table:style-name="ce1">
            <text:p>882500</text:p>
          </table:table-cell>
          <table:table-cell office:value-type="float" office:value="12875" table:style-name="ce1">
            <text:p>12875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6">
            <text:p>2025-04-28T23:35:51.8046842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SIMETRICO</text:p>
          </table:table-cell>
          <table:table-cell office:value-type="float" office:value="59597" table:style-name="ce1">
            <text:p>59597</text:p>
          </table:table-cell>
          <table:table-cell office:value-type="float" office:value="468000" table:style-name="ce1">
            <text:p>468000</text:p>
          </table:table-cell>
          <table:table-cell office:value-type="float" office:value="99800" table:style-name="ce1">
            <text:p>99800</text:p>
          </table:table-cell>
          <table:table-cell office:value-type="float" office:value="276200" table:style-name="ce1">
            <text:p>276200</text:p>
          </table:table-cell>
          <table:table-cell office:value-type="float" office:value="33784" table:style-name="ce1">
            <text:p>33784</text:p>
          </table:table-cell>
          <table:table-cell table:number-columns-repeated="2" table:style-name="ce1"/>
          <table:table-cell office:value-type="string" table:style-name="ce6">
            <text:p>2025-04-28T23:38:18.95376</text:p>
          </table:table-cell>
          <table:table-cell office:value-type="string" table:style-name="ce1">
            <text:p>SECUENCIAL32</text:p>
          </table:table-cell>
          <table:table-cell office:value-type="string" table:style-name="ce1">
            <text:p>ASIMETRICO</text:p>
          </table:table-cell>
          <table:table-cell office:value-type="float" office:value="59682" table:style-name="ce1">
            <text:p>59682</text:p>
          </table:table-cell>
          <table:table-cell office:value-type="float" office:value="17833900" table:style-name="ce1">
            <text:p>17833900</text:p>
          </table:table-cell>
          <table:table-cell office:value-type="float" office:value="91400" table:style-name="ce1">
            <text:p>91400</text:p>
          </table:table-cell>
          <table:table-cell office:value-type="float" office:value="244700" table:style-name="ce1">
            <text:p>244700</text:p>
          </table:table-cell>
          <table:table-cell office:value-type="float" office:value="14185" table:style-name="ce1">
            <text:p>14185</text:p>
          </table:table-cell>
          <table:table-cell table:number-columns-repeated="1635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ONCURRENTE 4 SIMETRICO<text:s/></text:p>
          </table:table-cell>
          <table:table-cell table:number-columns-repeated="10" table:style-name="ce1"/>
          <table:table-cell office:value-type="string" table:style-name="ce1">
            <text:p>CONCURRENTE 16 SIMETRICO<text:s/></text:p>
          </table:table-cell>
          <table:table-cell table:number-columns-repeated="8" table:style-name="ce1"/>
          <table:table-cell office:value-type="string" table:style-name="ce1">
            <text:p>CONCURRENTE 32 SIMETRICO</text:p>
          </table:table-cell>
          <table:table-cell table:number-columns-repeated="11" table:style-name="ce1"/>
          <table:table-cell office:value-type="string" table:style-name="ce1">
            <text:p>CONCURRENCIA 4 ASIMETRICO</text:p>
          </table:table-cell>
          <table:table-cell table:number-columns-repeated="6" table:style-name="ce1"/>
          <table:table-cell office:value-type="string" table:style-name="ce1">
            <text:p>CONCURRECIA 16 ASIMETRICO</text:p>
          </table:table-cell>
          <table:table-cell table:number-columns-repeated="16341" table:style-name="ce1"/>
        </table:table-row>
        <table:table-row table:style-name="ro1">
          <table:table-cell/>
          <table:table-cell office:value-type="string" table:style-name="ce7">
            <text:p>Timestamp</text:p>
          </table:table-cell>
          <table:table-cell office:value-type="string" table:style-name="ce8">
            <text:p>Escenario</text:p>
          </table:table-cell>
          <table:table-cell office:value-type="string" table:style-name="ce8">
            <text:p>Modo</text:p>
          </table:table-cell>
          <table:table-cell office:value-type="string" table:style-name="ce8">
            <text:p>DelegadoID</text:p>
          </table:table-cell>
          <table:table-cell office:value-type="string" table:style-name="ce8">
            <text:p>Firma_ns</text:p>
          </table:table-cell>
          <table:table-cell office:value-type="string" table:style-name="ce8">
            <text:p>Cifrado_ns</text:p>
          </table:table-cell>
          <table:table-cell office:value-type="string" table:style-name="ce8">
            <text:p>Verificacion_ns</text:p>
          </table:table-cell>
          <table:table-cell office:value-type="string" table:style-name="ce8">
            <text:p>Total_ms</text:p>
          </table:table-cell>
          <table:table-cell table:number-columns-repeated="3" table:style-name="ce1"/>
          <table:table-cell office:value-type="string" table:style-name="ce7">
            <text:p>Timestamp</text:p>
          </table:table-cell>
          <table:table-cell office:value-type="string" table:style-name="ce8">
            <text:p>Escenario</text:p>
          </table:table-cell>
          <table:table-cell office:value-type="string" table:style-name="ce8">
            <text:p>Modo</text:p>
          </table:table-cell>
          <table:table-cell office:value-type="string" table:style-name="ce8">
            <text:p>DelegadoID</text:p>
          </table:table-cell>
          <table:table-cell office:value-type="string" table:style-name="ce8">
            <text:p>Firma_ns</text:p>
          </table:table-cell>
          <table:table-cell office:value-type="string" table:style-name="ce8">
            <text:p>Cifrado_ns</text:p>
          </table:table-cell>
          <table:table-cell office:value-type="string" table:style-name="ce8">
            <text:p>Verificacion_ns</text:p>
          </table:table-cell>
          <table:table-cell office:value-type="string" table:style-name="ce8">
            <text:p>Total_ms</text:p>
          </table:table-cell>
          <table:table-cell table:style-name="ce1"/>
          <table:table-cell office:value-type="string" table:style-name="ce6">
            <text:p>Timestamp</text:p>
          </table:table-cell>
          <table:table-cell office:value-type="string" table:style-name="ce1">
            <text:p>Escenario</text:p>
          </table:table-cell>
          <table:table-cell office:value-type="string" table:style-name="ce1">
            <text:p>Modo</text:p>
          </table:table-cell>
          <table:table-cell office:value-type="string" table:style-name="ce1">
            <text:p>DelegadoID</text:p>
          </table:table-cell>
          <table:table-cell office:value-type="string" table:style-name="ce1">
            <text:p>Firma_ns</text:p>
          </table:table-cell>
          <table:table-cell office:value-type="string" table:style-name="ce1">
            <text:p>Cifrado_ns</text:p>
          </table:table-cell>
          <table:table-cell office:value-type="string" table:style-name="ce1">
            <text:p>Verificacion_ns</text:p>
          </table:table-cell>
          <table:table-cell office:value-type="string" table:style-name="ce1">
            <text:p>Total_ms</text:p>
          </table:table-cell>
          <table:table-cell table:number-columns-repeated="3" table:style-name="ce1"/>
          <table:table-cell office:value-type="string" table:style-name="ce6">
            <text:p>Timestamp</text:p>
          </table:table-cell>
          <table:table-cell office:value-type="string" table:style-name="ce1">
            <text:p>Escenario</text:p>
          </table:table-cell>
          <table:table-cell office:value-type="string" table:style-name="ce1">
            <text:p>Modo</text:p>
          </table:table-cell>
          <table:table-cell office:value-type="string" table:style-name="ce1">
            <text:p>DelegadoID</text:p>
          </table:table-cell>
          <table:table-cell office:value-type="string" table:style-name="ce1">
            <text:p>Firma_ns</text:p>
          </table:table-cell>
          <table:table-cell office:value-type="string" table:style-name="ce1">
            <text:p>Cifrado_ns</text:p>
          </table:table-cell>
          <table:table-cell office:value-type="string" table:style-name="ce1">
            <text:p>Verificacion_ns</text:p>
          </table:table-cell>
          <table:table-cell office:value-type="string" table:style-name="ce1">
            <text:p>Total_ms</text:p>
          </table:table-cell>
          <table:table-cell table:number-columns-repeated="2" table:style-name="ce1"/>
          <table:table-cell office:value-type="string" table:style-name="ce6">
            <text:p>Timestamp</text:p>
          </table:table-cell>
          <table:table-cell office:value-type="string" table:style-name="ce1">
            <text:p>Escenario</text:p>
          </table:table-cell>
          <table:table-cell office:value-type="string" table:style-name="ce1">
            <text:p>Modo</text:p>
          </table:table-cell>
          <table:table-cell office:value-type="string" table:style-name="ce1">
            <text:p>DelegadoID</text:p>
          </table:table-cell>
          <table:table-cell office:value-type="string" table:style-name="ce1">
            <text:p>Firma_ns</text:p>
          </table:table-cell>
          <table:table-cell office:value-type="string" table:style-name="ce1">
            <text:p>Cifrado_ns</text:p>
          </table:table-cell>
          <table:table-cell office:value-type="string" table:style-name="ce1">
            <text:p>Verificacion_ns</text:p>
          </table:table-cell>
          <table:table-cell office:value-type="string" table:style-name="ce1">
            <text:p>Total_ms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12.543435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23" table:style-name="ce8">
            <text:p>58523</text:p>
          </table:table-cell>
          <table:table-cell office:value-type="float" office:value="668300" table:style-name="ce8">
            <text:p>668300</text:p>
          </table:table-cell>
          <table:table-cell office:value-type="float" office:value="115000" table:style-name="ce8">
            <text:p>115000</text:p>
          </table:table-cell>
          <table:table-cell office:value-type="float" office:value="1137500" table:style-name="ce8">
            <text:p>1137500</text:p>
          </table:table-cell>
          <table:table-cell office:value-type="float" office:value="53780" table:style-name="ce8">
            <text:p>53780</text:p>
          </table:table-cell>
          <table:table-cell table:number-columns-repeated="3" table:style-name="ce1"/>
          <table:table-cell office:value-type="string" table:style-name="ce7">
            <text:p>2025-04-28T23:03:12.543435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23" table:style-name="ce8">
            <text:p>58523</text:p>
          </table:table-cell>
          <table:table-cell office:value-type="float" office:value="668300" table:style-name="ce8">
            <text:p>668300</text:p>
          </table:table-cell>
          <table:table-cell office:value-type="float" office:value="115000" table:style-name="ce8">
            <text:p>115000</text:p>
          </table:table-cell>
          <table:table-cell office:value-type="float" office:value="1137500" table:style-name="ce8">
            <text:p>1137500</text:p>
          </table:table-cell>
          <table:table-cell office:value-type="float" office:value="53780" table:style-name="ce8">
            <text:p>53780</text:p>
          </table:table-cell>
          <table:table-cell table:style-name="ce1"/>
          <table:table-cell office:value-type="string" table:style-name="ce6">
            <text:p>2025-04-28T23:26:50.026945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177" table:style-name="ce1">
            <text:p>59177</text:p>
          </table:table-cell>
          <table:table-cell office:value-type="float" office:value="13397200" table:style-name="ce1">
            <text:p>13397200</text:p>
          </table:table-cell>
          <table:table-cell office:value-type="float" office:value="514300" table:style-name="ce1">
            <text:p>514300</text:p>
          </table:table-cell>
          <table:table-cell office:value-type="float" office:value="288500" table:style-name="ce1">
            <text:p>288500</text:p>
          </table:table-cell>
          <table:table-cell office:value-type="float" office:value="4871" table:style-name="ce1">
            <text:p>4871</text:p>
          </table:table-cell>
          <table:table-cell table:number-columns-repeated="3" table:style-name="ce1"/>
          <table:table-cell office:value-type="string" table:style-name="ce6">
            <text:p>2025-04-28T23:41:26.858393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36" table:style-name="ce1">
            <text:p>59836</text:p>
          </table:table-cell>
          <table:table-cell office:value-type="float" office:value="12237200" table:style-name="ce1">
            <text:p>12237200</text:p>
          </table:table-cell>
          <table:table-cell office:value-type="float" office:value="205600" table:style-name="ce1">
            <text:p>205600</text:p>
          </table:table-cell>
          <table:table-cell office:value-type="float" office:value="1165800" table:style-name="ce1">
            <text:p>1165800</text:p>
          </table:table-cell>
          <table:table-cell office:value-type="float" office:value="2108" table:style-name="ce1">
            <text:p>2108</text:p>
          </table:table-cell>
          <table:table-cell table:number-columns-repeated="2" table:style-name="ce1"/>
          <table:table-cell office:value-type="string" table:style-name="ce6">
            <text:p>2025-04-28T23:45:04.9083932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18" table:style-name="ce1">
            <text:p>60018</text:p>
          </table:table-cell>
          <table:table-cell office:value-type="float" office:value="583100" table:style-name="ce1">
            <text:p>583100</text:p>
          </table:table-cell>
          <table:table-cell office:value-type="float" office:value="366800" table:style-name="ce1">
            <text:p>366800</text:p>
          </table:table-cell>
          <table:table-cell office:value-type="float" office:value="193800" table:style-name="ce1">
            <text:p>193800</text:p>
          </table:table-cell>
          <table:table-cell office:value-type="float" office:value="2504" table:style-name="ce1">
            <text:p>250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12.8917776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43" table:style-name="ce8">
            <text:p>58543</text:p>
          </table:table-cell>
          <table:table-cell office:value-type="float" office:value="530700" table:style-name="ce8">
            <text:p>530700</text:p>
          </table:table-cell>
          <table:table-cell office:value-type="float" office:value="92000" table:style-name="ce8">
            <text:p>92000</text:p>
          </table:table-cell>
          <table:table-cell office:value-type="float" office:value="250700" table:style-name="ce8">
            <text:p>250700</text:p>
          </table:table-cell>
          <table:table-cell office:value-type="float" office:value="53146" table:style-name="ce8">
            <text:p>53146</text:p>
          </table:table-cell>
          <table:table-cell table:number-columns-repeated="3" table:style-name="ce1"/>
          <table:table-cell office:value-type="string" table:style-name="ce7">
            <text:p>2025-04-28T23:03:12.8917776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43" table:style-name="ce8">
            <text:p>58543</text:p>
          </table:table-cell>
          <table:table-cell office:value-type="float" office:value="530700" table:style-name="ce8">
            <text:p>530700</text:p>
          </table:table-cell>
          <table:table-cell office:value-type="float" office:value="92000" table:style-name="ce8">
            <text:p>92000</text:p>
          </table:table-cell>
          <table:table-cell office:value-type="float" office:value="250700" table:style-name="ce8">
            <text:p>250700</text:p>
          </table:table-cell>
          <table:table-cell office:value-type="float" office:value="53146" table:style-name="ce8">
            <text:p>53146</text:p>
          </table:table-cell>
          <table:table-cell table:style-name="ce1"/>
          <table:table-cell office:value-type="string" table:style-name="ce6">
            <text:p>2025-04-28T23:26:56.2762346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193" table:style-name="ce1">
            <text:p>59193</text:p>
          </table:table-cell>
          <table:table-cell office:value-type="float" office:value="1364000" table:style-name="ce1">
            <text:p>1364000</text:p>
          </table:table-cell>
          <table:table-cell office:value-type="float" office:value="187600" table:style-name="ce1">
            <text:p>187600</text:p>
          </table:table-cell>
          <table:table-cell office:value-type="float" office:value="338600" table:style-name="ce1">
            <text:p>338600</text:p>
          </table:table-cell>
          <table:table-cell office:value-type="float" office:value="10398" table:style-name="ce1">
            <text:p>10398</text:p>
          </table:table-cell>
          <table:table-cell table:number-columns-repeated="3" table:style-name="ce1"/>
          <table:table-cell office:value-type="string" table:style-name="ce6">
            <text:p>2025-04-28T23:41:27.160894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35" table:style-name="ce1">
            <text:p>59835</text:p>
          </table:table-cell>
          <table:table-cell office:value-type="float" office:value="5495600" table:style-name="ce1">
            <text:p>5495600</text:p>
          </table:table-cell>
          <table:table-cell office:value-type="float" office:value="550300" table:style-name="ce1">
            <text:p>550300</text:p>
          </table:table-cell>
          <table:table-cell office:value-type="float" office:value="255400" table:style-name="ce1">
            <text:p>255400</text:p>
          </table:table-cell>
          <table:table-cell office:value-type="float" office:value="2430" table:style-name="ce1">
            <text:p>2430</text:p>
          </table:table-cell>
          <table:table-cell table:number-columns-repeated="2" table:style-name="ce1"/>
          <table:table-cell office:value-type="string" table:style-name="ce6">
            <text:p>2025-04-28T23:45:05.3471364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14" table:style-name="ce1">
            <text:p>60014</text:p>
          </table:table-cell>
          <table:table-cell office:value-type="float" office:value="10346700" table:style-name="ce1">
            <text:p>10346700</text:p>
          </table:table-cell>
          <table:table-cell office:value-type="float" office:value="107100" table:style-name="ce1">
            <text:p>107100</text:p>
          </table:table-cell>
          <table:table-cell office:value-type="float" office:value="268200" table:style-name="ce1">
            <text:p>268200</text:p>
          </table:table-cell>
          <table:table-cell office:value-type="float" office:value="3050" table:style-name="ce1">
            <text:p>305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44395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16" table:style-name="ce8">
            <text:p>58516</text:p>
          </table:table-cell>
          <table:table-cell office:value-type="float" office:value="3497900" table:style-name="ce8">
            <text:p>3497900</text:p>
          </table:table-cell>
          <table:table-cell office:value-type="float" office:value="122200" table:style-name="ce8">
            <text:p>122200</text:p>
          </table:table-cell>
          <table:table-cell office:value-type="float" office:value="0" table:style-name="ce8">
            <text:p>0</text:p>
          </table:table-cell>
          <table:table-cell office:value-type="float" office:value="71069" table:style-name="ce8">
            <text:p>71069</text:p>
          </table:table-cell>
          <table:table-cell table:number-columns-repeated="3" table:style-name="ce1"/>
          <table:table-cell office:value-type="string" table:style-name="ce7">
            <text:p>2025-04-28T23:03:29.4844395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16" table:style-name="ce8">
            <text:p>58516</text:p>
          </table:table-cell>
          <table:table-cell office:value-type="float" office:value="3497900" table:style-name="ce8">
            <text:p>3497900</text:p>
          </table:table-cell>
          <table:table-cell office:value-type="float" office:value="122200" table:style-name="ce8">
            <text:p>122200</text:p>
          </table:table-cell>
          <table:table-cell office:value-type="float" office:value="0" table:style-name="ce8">
            <text:p>0</text:p>
          </table:table-cell>
          <table:table-cell office:value-type="float" office:value="71069" table:style-name="ce8">
            <text:p>71069</text:p>
          </table:table-cell>
          <table:table-cell table:style-name="ce1"/>
          <table:table-cell office:value-type="string" table:style-name="ce6">
            <text:p>2025-04-28T23:27:05.0334818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182" table:style-name="ce1">
            <text:p>59182</text:p>
          </table:table-cell>
          <table:table-cell office:value-type="float" office:value="588400" table:style-name="ce1">
            <text:p>588400</text:p>
          </table:table-cell>
          <table:table-cell office:value-type="float" office:value="84100" table:style-name="ce1">
            <text:p>84100</text:p>
          </table:table-cell>
          <table:table-cell office:value-type="float" office:value="265100" table:style-name="ce1">
            <text:p>265100</text:p>
          </table:table-cell>
          <table:table-cell office:value-type="float" office:value="19767" table:style-name="ce1">
            <text:p>19767</text:p>
          </table:table-cell>
          <table:table-cell table:number-columns-repeated="3" table:style-name="ce1"/>
          <table:table-cell office:value-type="string" table:style-name="ce6">
            <text:p>2025-04-28T23:41:27.292679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37" table:style-name="ce1">
            <text:p>59837</text:p>
          </table:table-cell>
          <table:table-cell office:value-type="float" office:value="753100" table:style-name="ce1">
            <text:p>753100</text:p>
          </table:table-cell>
          <table:table-cell office:value-type="float" office:value="55900" table:style-name="ce1">
            <text:p>55900</text:p>
          </table:table-cell>
          <table:table-cell office:value-type="float" office:value="265100" table:style-name="ce1">
            <text:p>265100</text:p>
          </table:table-cell>
          <table:table-cell office:value-type="float" office:value="432" table:style-name="ce1">
            <text:p>432</text:p>
          </table:table-cell>
          <table:table-cell table:number-columns-repeated="2" table:style-name="ce1"/>
          <table:table-cell office:value-type="string" table:style-name="ce6">
            <text:p>2025-04-28T23:45:05.8512106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11" table:style-name="ce1">
            <text:p>60011</text:p>
          </table:table-cell>
          <table:table-cell office:value-type="float" office:value="74483600" table:style-name="ce1">
            <text:p>74483600</text:p>
          </table:table-cell>
          <table:table-cell office:value-type="float" office:value="96100" table:style-name="ce1">
            <text:p>96100</text:p>
          </table:table-cell>
          <table:table-cell office:value-type="float" office:value="338600" table:style-name="ce1">
            <text:p>338600</text:p>
          </table:table-cell>
          <table:table-cell office:value-type="float" office:value="3619" table:style-name="ce1">
            <text:p>361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44395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20" table:style-name="ce8">
            <text:p>58520</text:p>
          </table:table-cell>
          <table:table-cell office:value-type="float" office:value="4149900" table:style-name="ce8">
            <text:p>4149900</text:p>
          </table:table-cell>
          <table:table-cell office:value-type="float" office:value="96400" table:style-name="ce8">
            <text:p>96400</text:p>
          </table:table-cell>
          <table:table-cell office:value-type="float" office:value="0" table:style-name="ce8">
            <text:p>0</text:p>
          </table:table-cell>
          <table:table-cell office:value-type="float" office:value="70971" table:style-name="ce8">
            <text:p>70971</text:p>
          </table:table-cell>
          <table:table-cell table:number-columns-repeated="3" table:style-name="ce1"/>
          <table:table-cell office:value-type="string" table:style-name="ce7">
            <text:p>2025-04-28T23:03:29.4844395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20" table:style-name="ce8">
            <text:p>58520</text:p>
          </table:table-cell>
          <table:table-cell office:value-type="float" office:value="4149900" table:style-name="ce8">
            <text:p>4149900</text:p>
          </table:table-cell>
          <table:table-cell office:value-type="float" office:value="96400" table:style-name="ce8">
            <text:p>96400</text:p>
          </table:table-cell>
          <table:table-cell office:value-type="float" office:value="0" table:style-name="ce8">
            <text:p>0</text:p>
          </table:table-cell>
          <table:table-cell office:value-type="float" office:value="70971" table:style-name="ce8">
            <text:p>70971</text:p>
          </table:table-cell>
          <table:table-cell table:style-name="ce1"/>
          <table:table-cell office:value-type="string" table:style-name="ce6">
            <text:p>2025-04-28T23:28:15.9111653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73" table:style-name="ce1">
            <text:p>59273</text:p>
          </table:table-cell>
          <table:table-cell office:value-type="float" office:value="677600" table:style-name="ce1">
            <text:p>677600</text:p>
          </table:table-cell>
          <table:table-cell office:value-type="float" office:value="196300" table:style-name="ce1">
            <text:p>196300</text:p>
          </table:table-cell>
          <table:table-cell office:value-type="float" office:value="324700" table:style-name="ce1">
            <text:p>324700</text:p>
          </table:table-cell>
          <table:table-cell office:value-type="float" office:value="7431" table:style-name="ce1">
            <text:p>7431</text:p>
          </table:table-cell>
          <table:table-cell table:number-columns-repeated="3" table:style-name="ce1"/>
          <table:table-cell office:value-type="string" table:style-name="ce6">
            <text:p>2025-04-28T23:41:27.292679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34" table:style-name="ce1">
            <text:p>59834</text:p>
          </table:table-cell>
          <table:table-cell office:value-type="float" office:value="18991500" table:style-name="ce1">
            <text:p>18991500</text:p>
          </table:table-cell>
          <table:table-cell office:value-type="float" office:value="234300" table:style-name="ce1">
            <text:p>234300</text:p>
          </table:table-cell>
          <table:table-cell office:value-type="float" office:value="148600" table:style-name="ce1">
            <text:p>148600</text:p>
          </table:table-cell>
          <table:table-cell office:value-type="float" office:value="2576" table:style-name="ce1">
            <text:p>2576</text:p>
          </table:table-cell>
          <table:table-cell table:number-columns-repeated="2" table:style-name="ce1"/>
          <table:table-cell office:value-type="string" table:style-name="ce6">
            <text:p>2025-04-28T23:45:06.2603349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23" table:style-name="ce1">
            <text:p>60023</text:p>
          </table:table-cell>
          <table:table-cell office:value-type="float" office:value="546700" table:style-name="ce1">
            <text:p>546700</text:p>
          </table:table-cell>
          <table:table-cell office:value-type="float" office:value="79600" table:style-name="ce1">
            <text:p>79600</text:p>
          </table:table-cell>
          <table:table-cell office:value-type="float" office:value="180200" table:style-name="ce1">
            <text:p>180200</text:p>
          </table:table-cell>
          <table:table-cell office:value-type="float" office:value="3414" table:style-name="ce1">
            <text:p>341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5471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15" table:style-name="ce8">
            <text:p>58515</text:p>
          </table:table-cell>
          <table:table-cell office:value-type="float" office:value="3263800" table:style-name="ce8">
            <text:p>3263800</text:p>
          </table:table-cell>
          <table:table-cell office:value-type="float" office:value="1046600" table:style-name="ce8">
            <text:p>1046600</text:p>
          </table:table-cell>
          <table:table-cell office:value-type="float" office:value="0" table:style-name="ce8">
            <text:p>0</text:p>
          </table:table-cell>
          <table:table-cell office:value-type="float" office:value="71086" table:style-name="ce8">
            <text:p>71086</text:p>
          </table:table-cell>
          <table:table-cell table:number-columns-repeated="3" table:style-name="ce1"/>
          <table:table-cell office:value-type="string" table:style-name="ce7">
            <text:p>2025-04-28T23:03:29.485471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15" table:style-name="ce8">
            <text:p>58515</text:p>
          </table:table-cell>
          <table:table-cell office:value-type="float" office:value="3263800" table:style-name="ce8">
            <text:p>3263800</text:p>
          </table:table-cell>
          <table:table-cell office:value-type="float" office:value="1046600" table:style-name="ce8">
            <text:p>1046600</text:p>
          </table:table-cell>
          <table:table-cell office:value-type="float" office:value="0" table:style-name="ce8">
            <text:p>0</text:p>
          </table:table-cell>
          <table:table-cell office:value-type="float" office:value="71086" table:style-name="ce8">
            <text:p>71086</text:p>
          </table:table-cell>
          <table:table-cell table:style-name="ce1"/>
          <table:table-cell office:value-type="string" table:style-name="ce6">
            <text:p>2025-04-28T23:28:17.5372652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78" table:style-name="ce1">
            <text:p>59278</text:p>
          </table:table-cell>
          <table:table-cell office:value-type="float" office:value="677100" table:style-name="ce1">
            <text:p>677100</text:p>
          </table:table-cell>
          <table:table-cell office:value-type="float" office:value="102300" table:style-name="ce1">
            <text:p>102300</text:p>
          </table:table-cell>
          <table:table-cell office:value-type="float" office:value="254700" table:style-name="ce1">
            <text:p>254700</text:p>
          </table:table-cell>
          <table:table-cell office:value-type="float" office:value="8688" table:style-name="ce1">
            <text:p>8688</text:p>
          </table:table-cell>
          <table:table-cell table:number-columns-repeated="3" table:style-name="ce1"/>
          <table:table-cell office:value-type="string" table:style-name="ce6">
            <text:p>2025-04-28T23:41:27.292679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33" table:style-name="ce1">
            <text:p>59833</text:p>
          </table:table-cell>
          <table:table-cell office:value-type="float" office:value="22341400" table:style-name="ce1">
            <text:p>22341400</text:p>
          </table:table-cell>
          <table:table-cell office:value-type="float" office:value="91400" table:style-name="ce1">
            <text:p>91400</text:p>
          </table:table-cell>
          <table:table-cell office:value-type="float" office:value="241000" table:style-name="ce1">
            <text:p>241000</text:p>
          </table:table-cell>
          <table:table-cell office:value-type="float" office:value="2582" table:style-name="ce1">
            <text:p>2582</text:p>
          </table:table-cell>
          <table:table-cell table:number-columns-repeated="2" table:style-name="ce1"/>
          <table:table-cell office:value-type="string" table:style-name="ce6">
            <text:p>2025-04-28T23:45:06.8826354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21" table:style-name="ce1">
            <text:p>60021</text:p>
          </table:table-cell>
          <table:table-cell office:value-type="float" office:value="660500" table:style-name="ce1">
            <text:p>660500</text:p>
          </table:table-cell>
          <table:table-cell office:value-type="float" office:value="121100" table:style-name="ce1">
            <text:p>121100</text:p>
          </table:table-cell>
          <table:table-cell office:value-type="float" office:value="609000" table:style-name="ce1">
            <text:p>609000</text:p>
          </table:table-cell>
          <table:table-cell office:value-type="float" office:value="4114" table:style-name="ce1">
            <text:p>411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5471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26" table:style-name="ce8">
            <text:p>58526</text:p>
          </table:table-cell>
          <table:table-cell office:value-type="float" office:value="626400" table:style-name="ce8">
            <text:p>626400</text:p>
          </table:table-cell>
          <table:table-cell office:value-type="float" office:value="81900" table:style-name="ce8">
            <text:p>81900</text:p>
          </table:table-cell>
          <table:table-cell office:value-type="float" office:value="0" table:style-name="ce8">
            <text:p>0</text:p>
          </table:table-cell>
          <table:table-cell office:value-type="float" office:value="70609" table:style-name="ce8">
            <text:p>70609</text:p>
          </table:table-cell>
          <table:table-cell table:number-columns-repeated="3" table:style-name="ce1"/>
          <table:table-cell office:value-type="string" table:style-name="ce7">
            <text:p>2025-04-28T23:03:29.485471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26" table:style-name="ce8">
            <text:p>58526</text:p>
          </table:table-cell>
          <table:table-cell office:value-type="float" office:value="626400" table:style-name="ce8">
            <text:p>626400</text:p>
          </table:table-cell>
          <table:table-cell office:value-type="float" office:value="81900" table:style-name="ce8">
            <text:p>81900</text:p>
          </table:table-cell>
          <table:table-cell office:value-type="float" office:value="0" table:style-name="ce8">
            <text:p>0</text:p>
          </table:table-cell>
          <table:table-cell office:value-type="float" office:value="70609" table:style-name="ce8">
            <text:p>70609</text:p>
          </table:table-cell>
          <table:table-cell table:style-name="ce1"/>
          <table:table-cell office:value-type="string" table:style-name="ce6">
            <text:p>2025-04-28T23:28:19.5500728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68" table:style-name="ce1">
            <text:p>59268</text:p>
          </table:table-cell>
          <table:table-cell office:value-type="float" office:value="5187900" table:style-name="ce1">
            <text:p>5187900</text:p>
          </table:table-cell>
          <table:table-cell office:value-type="float" office:value="80200" table:style-name="ce1">
            <text:p>80200</text:p>
          </table:table-cell>
          <table:table-cell office:value-type="float" office:value="473800" table:style-name="ce1">
            <text:p>473800</text:p>
          </table:table-cell>
          <table:table-cell office:value-type="float" office:value="11192" table:style-name="ce1">
            <text:p>11192</text:p>
          </table:table-cell>
          <table:table-cell table:number-columns-repeated="3" table:style-name="ce1"/>
          <table:table-cell office:value-type="string" table:style-name="ce6">
            <text:p>2025-04-28T23:41:27.770056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38" table:style-name="ce1">
            <text:p>59838</text:p>
          </table:table-cell>
          <table:table-cell office:value-type="float" office:value="369100" table:style-name="ce1">
            <text:p>369100</text:p>
          </table:table-cell>
          <table:table-cell office:value-type="float" office:value="96400" table:style-name="ce1">
            <text:p>96400</text:p>
          </table:table-cell>
          <table:table-cell office:value-type="float" office:value="253700" table:style-name="ce1">
            <text:p>253700</text:p>
          </table:table-cell>
          <table:table-cell office:value-type="float" office:value="609" table:style-name="ce1">
            <text:p>609</text:p>
          </table:table-cell>
          <table:table-cell table:number-columns-repeated="2" table:style-name="ce1"/>
          <table:table-cell office:value-type="string" table:style-name="ce6">
            <text:p>2025-04-28T23:45:07.1676966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13" table:style-name="ce1">
            <text:p>60013</text:p>
          </table:table-cell>
          <table:table-cell office:value-type="float" office:value="9531500" table:style-name="ce1">
            <text:p>9531500</text:p>
          </table:table-cell>
          <table:table-cell office:value-type="float" office:value="486100" table:style-name="ce1">
            <text:p>486100</text:p>
          </table:table-cell>
          <table:table-cell office:value-type="float" office:value="177900" table:style-name="ce1">
            <text:p>177900</text:p>
          </table:table-cell>
          <table:table-cell office:value-type="float" office:value="4880" table:style-name="ce1">
            <text:p>488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5471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29" table:style-name="ce8">
            <text:p>58529</text:p>
          </table:table-cell>
          <table:table-cell office:value-type="float" office:value="697600" table:style-name="ce8">
            <text:p>697600</text:p>
          </table:table-cell>
          <table:table-cell office:value-type="float" office:value="92700" table:style-name="ce8">
            <text:p>92700</text:p>
          </table:table-cell>
          <table:table-cell office:value-type="float" office:value="0" table:style-name="ce8">
            <text:p>0</text:p>
          </table:table-cell>
          <table:table-cell office:value-type="float" office:value="70405" table:style-name="ce8">
            <text:p>70405</text:p>
          </table:table-cell>
          <table:table-cell table:number-columns-repeated="3" table:style-name="ce1"/>
          <table:table-cell office:value-type="string" table:style-name="ce7">
            <text:p>2025-04-28T23:03:29.485471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29" table:style-name="ce8">
            <text:p>58529</text:p>
          </table:table-cell>
          <table:table-cell office:value-type="float" office:value="697600" table:style-name="ce8">
            <text:p>697600</text:p>
          </table:table-cell>
          <table:table-cell office:value-type="float" office:value="92700" table:style-name="ce8">
            <text:p>92700</text:p>
          </table:table-cell>
          <table:table-cell office:value-type="float" office:value="0" table:style-name="ce8">
            <text:p>0</text:p>
          </table:table-cell>
          <table:table-cell office:value-type="float" office:value="70405" table:style-name="ce8">
            <text:p>70405</text:p>
          </table:table-cell>
          <table:table-cell table:style-name="ce1"/>
          <table:table-cell office:value-type="string" table:style-name="ce6">
            <text:p>2025-04-28T23:28:20.0639216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83" table:style-name="ce1">
            <text:p>59283</text:p>
          </table:table-cell>
          <table:table-cell office:value-type="float" office:value="483900" table:style-name="ce1">
            <text:p>483900</text:p>
          </table:table-cell>
          <table:table-cell office:value-type="float" office:value="147400" table:style-name="ce1">
            <text:p>147400</text:p>
          </table:table-cell>
          <table:table-cell office:value-type="float" office:value="284400" table:style-name="ce1">
            <text:p>284400</text:p>
          </table:table-cell>
          <table:table-cell office:value-type="float" office:value="11119" table:style-name="ce1">
            <text:p>11119</text:p>
          </table:table-cell>
          <table:table-cell table:number-columns-repeated="3" table:style-name="ce1"/>
          <table:table-cell office:value-type="string" table:style-name="ce6">
            <text:p>2025-04-28T23:41:27.8826014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40" table:style-name="ce1">
            <text:p>59840</text:p>
          </table:table-cell>
          <table:table-cell office:value-type="float" office:value="537500" table:style-name="ce1">
            <text:p>537500</text:p>
          </table:table-cell>
          <table:table-cell office:value-type="float" office:value="93500" table:style-name="ce1">
            <text:p>93500</text:p>
          </table:table-cell>
          <table:table-cell office:value-type="float" office:value="271500" table:style-name="ce1">
            <text:p>271500</text:p>
          </table:table-cell>
          <table:table-cell office:value-type="float" office:value="589" table:style-name="ce1">
            <text:p>589</text:p>
          </table:table-cell>
          <table:table-cell table:number-columns-repeated="2" table:style-name="ce1"/>
          <table:table-cell office:value-type="string" table:style-name="ce6">
            <text:p>2025-04-28T23:45:07.1676966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24" table:style-name="ce1">
            <text:p>60024</text:p>
          </table:table-cell>
          <table:table-cell office:value-type="float" office:value="287100" table:style-name="ce1">
            <text:p>287100</text:p>
          </table:table-cell>
          <table:table-cell office:value-type="float" office:value="56100" table:style-name="ce1">
            <text:p>56100</text:p>
          </table:table-cell>
          <table:table-cell office:value-type="float" office:value="268100" table:style-name="ce1">
            <text:p>268100</text:p>
          </table:table-cell>
          <table:table-cell office:value-type="float" office:value="2258" table:style-name="ce1">
            <text:p>225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646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13" table:style-name="ce8">
            <text:p>58513</text:p>
          </table:table-cell>
          <table:table-cell office:value-type="float" office:value="18651300" table:style-name="ce8">
            <text:p>18651300</text:p>
          </table:table-cell>
          <table:table-cell office:value-type="float" office:value="83000" table:style-name="ce8">
            <text:p>83000</text:p>
          </table:table-cell>
          <table:table-cell office:value-type="float" office:value="0" table:style-name="ce8">
            <text:p>0</text:p>
          </table:table-cell>
          <table:table-cell office:value-type="float" office:value="71114" table:style-name="ce8">
            <text:p>71114</text:p>
          </table:table-cell>
          <table:table-cell table:number-columns-repeated="3" table:style-name="ce1"/>
          <table:table-cell office:value-type="string" table:style-name="ce7">
            <text:p>2025-04-28T23:03:29.48646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13" table:style-name="ce8">
            <text:p>58513</text:p>
          </table:table-cell>
          <table:table-cell office:value-type="float" office:value="18651300" table:style-name="ce8">
            <text:p>18651300</text:p>
          </table:table-cell>
          <table:table-cell office:value-type="float" office:value="83000" table:style-name="ce8">
            <text:p>83000</text:p>
          </table:table-cell>
          <table:table-cell office:value-type="float" office:value="0" table:style-name="ce8">
            <text:p>0</text:p>
          </table:table-cell>
          <table:table-cell office:value-type="float" office:value="71114" table:style-name="ce8">
            <text:p>71114</text:p>
          </table:table-cell>
          <table:table-cell table:style-name="ce1"/>
          <table:table-cell office:value-type="string" table:style-name="ce6">
            <text:p>2025-04-28T23:28:20.379874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69" table:style-name="ce1">
            <text:p>59269</text:p>
          </table:table-cell>
          <table:table-cell office:value-type="float" office:value="4386500" table:style-name="ce1">
            <text:p>4386500</text:p>
          </table:table-cell>
          <table:table-cell office:value-type="float" office:value="98300" table:style-name="ce1">
            <text:p>98300</text:p>
          </table:table-cell>
          <table:table-cell office:value-type="float" office:value="345500" table:style-name="ce1">
            <text:p>345500</text:p>
          </table:table-cell>
          <table:table-cell office:value-type="float" office:value="12004" table:style-name="ce1">
            <text:p>12004</text:p>
          </table:table-cell>
          <table:table-cell table:number-columns-repeated="3" table:style-name="ce1"/>
          <table:table-cell office:value-type="string" table:style-name="ce6">
            <text:p>2025-04-28T23:41:27.8826014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39" table:style-name="ce1">
            <text:p>59839</text:p>
          </table:table-cell>
          <table:table-cell office:value-type="float" office:value="436900" table:style-name="ce1">
            <text:p>436900</text:p>
          </table:table-cell>
          <table:table-cell office:value-type="float" office:value="103700" table:style-name="ce1">
            <text:p>103700</text:p>
          </table:table-cell>
          <table:table-cell office:value-type="float" office:value="167900" table:style-name="ce1">
            <text:p>167900</text:p>
          </table:table-cell>
          <table:table-cell office:value-type="float" office:value="588" table:style-name="ce1">
            <text:p>588</text:p>
          </table:table-cell>
          <table:table-cell table:number-columns-repeated="2" table:style-name="ce1"/>
          <table:table-cell office:value-type="string" table:style-name="ce6">
            <text:p>2025-04-28T23:45:07.2983337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25" table:style-name="ce1">
            <text:p>60025</text:p>
          </table:table-cell>
          <table:table-cell office:value-type="float" office:value="400800" table:style-name="ce1">
            <text:p>400800</text:p>
          </table:table-cell>
          <table:table-cell office:value-type="float" office:value="54800" table:style-name="ce1">
            <text:p>54800</text:p>
          </table:table-cell>
          <table:table-cell office:value-type="float" office:value="263600" table:style-name="ce1">
            <text:p>263600</text:p>
          </table:table-cell>
          <table:table-cell office:value-type="float" office:value="1950" table:style-name="ce1">
            <text:p>195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646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81" table:style-name="ce8">
            <text:p>58581</text:p>
          </table:table-cell>
          <table:table-cell office:value-type="float" office:value="417500" table:style-name="ce8">
            <text:p>417500</text:p>
          </table:table-cell>
          <table:table-cell office:value-type="float" office:value="39700" table:style-name="ce8">
            <text:p>39700</text:p>
          </table:table-cell>
          <table:table-cell office:value-type="float" office:value="0" table:style-name="ce8">
            <text:p>0</text:p>
          </table:table-cell>
          <table:table-cell office:value-type="float" office:value="16592" table:style-name="ce8">
            <text:p>16592</text:p>
          </table:table-cell>
          <table:table-cell table:number-columns-repeated="3" table:style-name="ce1"/>
          <table:table-cell office:value-type="string" table:style-name="ce7">
            <text:p>2025-04-28T23:03:29.48646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81" table:style-name="ce8">
            <text:p>58581</text:p>
          </table:table-cell>
          <table:table-cell office:value-type="float" office:value="417500" table:style-name="ce8">
            <text:p>417500</text:p>
          </table:table-cell>
          <table:table-cell office:value-type="float" office:value="39700" table:style-name="ce8">
            <text:p>39700</text:p>
          </table:table-cell>
          <table:table-cell office:value-type="float" office:value="0" table:style-name="ce8">
            <text:p>0</text:p>
          </table:table-cell>
          <table:table-cell office:value-type="float" office:value="16592" table:style-name="ce8">
            <text:p>16592</text:p>
          </table:table-cell>
          <table:table-cell table:style-name="ce1"/>
          <table:table-cell office:value-type="string" table:style-name="ce6">
            <text:p>2025-04-28T23:28:21.3795173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92" table:style-name="ce1">
            <text:p>59292</text:p>
          </table:table-cell>
          <table:table-cell office:value-type="float" office:value="1529700" table:style-name="ce1">
            <text:p>1529700</text:p>
          </table:table-cell>
          <table:table-cell office:value-type="float" office:value="95800" table:style-name="ce1">
            <text:p>95800</text:p>
          </table:table-cell>
          <table:table-cell office:value-type="float" office:value="291800" table:style-name="ce1">
            <text:p>291800</text:p>
          </table:table-cell>
          <table:table-cell office:value-type="float" office:value="11795" table:style-name="ce1">
            <text:p>11795</text:p>
          </table:table-cell>
          <table:table-cell table:number-columns-repeated="3" table:style-name="ce1"/>
          <table:table-cell office:value-type="string" table:style-name="ce6">
            <text:p>2025-04-28T23:41:28.245561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42" table:style-name="ce1">
            <text:p>59842</text:p>
          </table:table-cell>
          <table:table-cell office:value-type="float" office:value="330100" table:style-name="ce1">
            <text:p>330100</text:p>
          </table:table-cell>
          <table:table-cell office:value-type="float" office:value="68200" table:style-name="ce1">
            <text:p>68200</text:p>
          </table:table-cell>
          <table:table-cell office:value-type="float" office:value="246400" table:style-name="ce1">
            <text:p>246400</text:p>
          </table:table-cell>
          <table:table-cell office:value-type="float" office:value="474" table:style-name="ce1">
            <text:p>474</text:p>
          </table:table-cell>
          <table:table-cell table:number-columns-repeated="2" table:style-name="ce1"/>
          <table:table-cell office:value-type="string" table:style-name="ce6">
            <text:p>2025-04-28T23:45:07.431405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19" table:style-name="ce1">
            <text:p>60019</text:p>
          </table:table-cell>
          <table:table-cell office:value-type="float" office:value="595800" table:style-name="ce1">
            <text:p>595800</text:p>
          </table:table-cell>
          <table:table-cell office:value-type="float" office:value="97700" table:style-name="ce1">
            <text:p>97700</text:p>
          </table:table-cell>
          <table:table-cell office:value-type="float" office:value="277300" table:style-name="ce1">
            <text:p>277300</text:p>
          </table:table-cell>
          <table:table-cell office:value-type="float" office:value="5022" table:style-name="ce1">
            <text:p>502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17" table:style-name="ce8">
            <text:p>58517</text:p>
          </table:table-cell>
          <table:table-cell office:value-type="float" office:value="888900" table:style-name="ce8">
            <text:p>888900</text:p>
          </table:table-cell>
          <table:table-cell office:value-type="float" office:value="110100" table:style-name="ce8">
            <text:p>110100</text:p>
          </table:table-cell>
          <table:table-cell office:value-type="float" office:value="0" table:style-name="ce8">
            <text:p>0</text:p>
          </table:table-cell>
          <table:table-cell office:value-type="float" office:value="70996" table:style-name="ce8">
            <text:p>70996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17" table:style-name="ce8">
            <text:p>58517</text:p>
          </table:table-cell>
          <table:table-cell office:value-type="float" office:value="888900" table:style-name="ce8">
            <text:p>888900</text:p>
          </table:table-cell>
          <table:table-cell office:value-type="float" office:value="110100" table:style-name="ce8">
            <text:p>110100</text:p>
          </table:table-cell>
          <table:table-cell office:value-type="float" office:value="0" table:style-name="ce8">
            <text:p>0</text:p>
          </table:table-cell>
          <table:table-cell office:value-type="float" office:value="70996" table:style-name="ce8">
            <text:p>70996</text:p>
          </table:table-cell>
          <table:table-cell table:style-name="ce1"/>
          <table:table-cell office:value-type="string" table:style-name="ce6">
            <text:p>2025-04-28T23:28:22.3863713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98" table:style-name="ce1">
            <text:p>59298</text:p>
          </table:table-cell>
          <table:table-cell office:value-type="float" office:value="465600" table:style-name="ce1">
            <text:p>465600</text:p>
          </table:table-cell>
          <table:table-cell office:value-type="float" office:value="90200" table:style-name="ce1">
            <text:p>90200</text:p>
          </table:table-cell>
          <table:table-cell office:value-type="float" office:value="280500" table:style-name="ce1">
            <text:p>280500</text:p>
          </table:table-cell>
          <table:table-cell office:value-type="float" office:value="12486" table:style-name="ce1">
            <text:p>12486</text:p>
          </table:table-cell>
          <table:table-cell table:number-columns-repeated="3" table:style-name="ce1"/>
          <table:table-cell office:value-type="string" table:style-name="ce6">
            <text:p>2025-04-28T23:41:28.369783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43" table:style-name="ce1">
            <text:p>59843</text:p>
          </table:table-cell>
          <table:table-cell office:value-type="float" office:value="485300" table:style-name="ce1">
            <text:p>485300</text:p>
          </table:table-cell>
          <table:table-cell office:value-type="float" office:value="59900" table:style-name="ce1">
            <text:p>59900</text:p>
          </table:table-cell>
          <table:table-cell office:value-type="float" office:value="271400" table:style-name="ce1">
            <text:p>271400</text:p>
          </table:table-cell>
          <table:table-cell office:value-type="float" office:value="486" table:style-name="ce1">
            <text:p>486</text:p>
          </table:table-cell>
          <table:table-cell table:number-columns-repeated="2" table:style-name="ce1"/>
          <table:table-cell office:value-type="string" table:style-name="ce6">
            <text:p>2025-04-28T23:45:07.8062698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17" table:style-name="ce1">
            <text:p>60017</text:p>
          </table:table-cell>
          <table:table-cell office:value-type="float" office:value="642500" table:style-name="ce1">
            <text:p>642500</text:p>
          </table:table-cell>
          <table:table-cell office:value-type="float" office:value="79600" table:style-name="ce1">
            <text:p>79600</text:p>
          </table:table-cell>
          <table:table-cell office:value-type="float" office:value="259300" table:style-name="ce1">
            <text:p>259300</text:p>
          </table:table-cell>
          <table:table-cell office:value-type="float" office:value="5307" table:style-name="ce1">
            <text:p>530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18" table:style-name="ce8">
            <text:p>58518</text:p>
          </table:table-cell>
          <table:table-cell office:value-type="float" office:value="621000" table:style-name="ce8">
            <text:p>621000</text:p>
          </table:table-cell>
          <table:table-cell office:value-type="float" office:value="206500" table:style-name="ce8">
            <text:p>206500</text:p>
          </table:table-cell>
          <table:table-cell office:value-type="float" office:value="0" table:style-name="ce8">
            <text:p>0</text:p>
          </table:table-cell>
          <table:table-cell office:value-type="float" office:value="70992" table:style-name="ce8">
            <text:p>70992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18" table:style-name="ce8">
            <text:p>58518</text:p>
          </table:table-cell>
          <table:table-cell office:value-type="float" office:value="621000" table:style-name="ce8">
            <text:p>621000</text:p>
          </table:table-cell>
          <table:table-cell office:value-type="float" office:value="206500" table:style-name="ce8">
            <text:p>206500</text:p>
          </table:table-cell>
          <table:table-cell office:value-type="float" office:value="0" table:style-name="ce8">
            <text:p>0</text:p>
          </table:table-cell>
          <table:table-cell office:value-type="float" office:value="70992" table:style-name="ce8">
            <text:p>70992</text:p>
          </table:table-cell>
          <table:table-cell table:style-name="ce1"/>
          <table:table-cell office:value-type="string" table:style-name="ce6">
            <text:p>2025-04-28T23:28:22.5129983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76" table:style-name="ce1">
            <text:p>59276</text:p>
          </table:table-cell>
          <table:table-cell office:value-type="float" office:value="2404000" table:style-name="ce1">
            <text:p>2404000</text:p>
          </table:table-cell>
          <table:table-cell office:value-type="float" office:value="91700" table:style-name="ce1">
            <text:p>91700</text:p>
          </table:table-cell>
          <table:table-cell office:value-type="float" office:value="232700" table:style-name="ce1">
            <text:p>232700</text:p>
          </table:table-cell>
          <table:table-cell office:value-type="float" office:value="13724" table:style-name="ce1">
            <text:p>13724</text:p>
          </table:table-cell>
          <table:table-cell table:number-columns-repeated="3" table:style-name="ce1"/>
          <table:table-cell office:value-type="string" table:style-name="ce6">
            <text:p>2025-04-28T23:41:28.7494653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45" table:style-name="ce1">
            <text:p>59845</text:p>
          </table:table-cell>
          <table:table-cell office:value-type="float" office:value="418100" table:style-name="ce1">
            <text:p>418100</text:p>
          </table:table-cell>
          <table:table-cell office:value-type="float" office:value="118900" table:style-name="ce1">
            <text:p>118900</text:p>
          </table:table-cell>
          <table:table-cell office:value-type="float" office:value="288900" table:style-name="ce1">
            <text:p>288900</text:p>
          </table:table-cell>
          <table:table-cell office:value-type="float" office:value="503" table:style-name="ce1">
            <text:p>503</text:p>
          </table:table-cell>
          <table:table-cell table:number-columns-repeated="2" table:style-name="ce1"/>
          <table:table-cell office:value-type="string" table:style-name="ce6">
            <text:p>2025-04-28T23:45:07.9539417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20" table:style-name="ce1">
            <text:p>60020</text:p>
          </table:table-cell>
          <table:table-cell office:value-type="float" office:value="672000" table:style-name="ce1">
            <text:p>672000</text:p>
          </table:table-cell>
          <table:table-cell office:value-type="float" office:value="81500" table:style-name="ce1">
            <text:p>81500</text:p>
          </table:table-cell>
          <table:table-cell office:value-type="float" office:value="312800" table:style-name="ce1">
            <text:p>312800</text:p>
          </table:table-cell>
          <table:table-cell office:value-type="float" office:value="5189" table:style-name="ce1">
            <text:p>518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14" table:style-name="ce8">
            <text:p>58514</text:p>
          </table:table-cell>
          <table:table-cell office:value-type="float" office:value="10072600" table:style-name="ce8">
            <text:p>10072600</text:p>
          </table:table-cell>
          <table:table-cell office:value-type="float" office:value="86500" table:style-name="ce8">
            <text:p>86500</text:p>
          </table:table-cell>
          <table:table-cell office:value-type="float" office:value="0" table:style-name="ce8">
            <text:p>0</text:p>
          </table:table-cell>
          <table:table-cell office:value-type="float" office:value="71101" table:style-name="ce8">
            <text:p>71101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14" table:style-name="ce8">
            <text:p>58514</text:p>
          </table:table-cell>
          <table:table-cell office:value-type="float" office:value="10072600" table:style-name="ce8">
            <text:p>10072600</text:p>
          </table:table-cell>
          <table:table-cell office:value-type="float" office:value="86500" table:style-name="ce8">
            <text:p>86500</text:p>
          </table:table-cell>
          <table:table-cell office:value-type="float" office:value="0" table:style-name="ce8">
            <text:p>0</text:p>
          </table:table-cell>
          <table:table-cell office:value-type="float" office:value="71101" table:style-name="ce8">
            <text:p>71101</text:p>
          </table:table-cell>
          <table:table-cell table:style-name="ce1"/>
          <table:table-cell office:value-type="string" table:style-name="ce6">
            <text:p>2025-04-28T23:28:22.5129983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71" table:style-name="ce1">
            <text:p>59271</text:p>
          </table:table-cell>
          <table:table-cell office:value-type="float" office:value="1003800" table:style-name="ce1">
            <text:p>1003800</text:p>
          </table:table-cell>
          <table:table-cell office:value-type="float" office:value="181000" table:style-name="ce1">
            <text:p>181000</text:p>
          </table:table-cell>
          <table:table-cell office:value-type="float" office:value="162500" table:style-name="ce1">
            <text:p>162500</text:p>
          </table:table-cell>
          <table:table-cell office:value-type="float" office:value="14074" table:style-name="ce1">
            <text:p>14074</text:p>
          </table:table-cell>
          <table:table-cell table:number-columns-repeated="3" table:style-name="ce1"/>
          <table:table-cell office:value-type="string" table:style-name="ce6">
            <text:p>2025-04-28T23:41:28.860378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44" table:style-name="ce1">
            <text:p>59844</text:p>
          </table:table-cell>
          <table:table-cell office:value-type="float" office:value="514100" table:style-name="ce1">
            <text:p>514100</text:p>
          </table:table-cell>
          <table:table-cell office:value-type="float" office:value="63100" table:style-name="ce1">
            <text:p>63100</text:p>
          </table:table-cell>
          <table:table-cell office:value-type="float" office:value="249900" table:style-name="ce1">
            <text:p>249900</text:p>
          </table:table-cell>
          <table:table-cell office:value-type="float" office:value="977" table:style-name="ce1">
            <text:p>977</text:p>
          </table:table-cell>
          <table:table-cell table:number-columns-repeated="2" table:style-name="ce1"/>
          <table:table-cell office:value-type="string" table:style-name="ce6">
            <text:p>2025-04-28T23:45:08.0108054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22" table:style-name="ce1">
            <text:p>60022</text:p>
          </table:table-cell>
          <table:table-cell office:value-type="float" office:value="506900" table:style-name="ce1">
            <text:p>506900</text:p>
          </table:table-cell>
          <table:table-cell office:value-type="float" office:value="88000" table:style-name="ce1">
            <text:p>88000</text:p>
          </table:table-cell>
          <table:table-cell office:value-type="float" office:value="290800" table:style-name="ce1">
            <text:p>290800</text:p>
          </table:table-cell>
          <table:table-cell office:value-type="float" office:value="5229" table:style-name="ce1">
            <text:p>522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75" table:style-name="ce8">
            <text:p>58575</text:p>
          </table:table-cell>
          <table:table-cell office:value-type="float" office:value="480000" table:style-name="ce8">
            <text:p>480000</text:p>
          </table:table-cell>
          <table:table-cell office:value-type="float" office:value="81000" table:style-name="ce8">
            <text:p>81000</text:p>
          </table:table-cell>
          <table:table-cell office:value-type="float" office:value="0" table:style-name="ce8">
            <text:p>0</text:p>
          </table:table-cell>
          <table:table-cell office:value-type="float" office:value="68103" table:style-name="ce8">
            <text:p>68103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75" table:style-name="ce8">
            <text:p>58575</text:p>
          </table:table-cell>
          <table:table-cell office:value-type="float" office:value="480000" table:style-name="ce8">
            <text:p>480000</text:p>
          </table:table-cell>
          <table:table-cell office:value-type="float" office:value="81000" table:style-name="ce8">
            <text:p>81000</text:p>
          </table:table-cell>
          <table:table-cell office:value-type="float" office:value="0" table:style-name="ce8">
            <text:p>0</text:p>
          </table:table-cell>
          <table:table-cell office:value-type="float" office:value="68103" table:style-name="ce8">
            <text:p>68103</text:p>
          </table:table-cell>
          <table:table-cell table:style-name="ce1"/>
          <table:table-cell office:value-type="string" table:style-name="ce6">
            <text:p>2025-04-28T23:28:22.5139952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67" table:style-name="ce1">
            <text:p>59267</text:p>
          </table:table-cell>
          <table:table-cell office:value-type="float" office:value="13028900" table:style-name="ce1">
            <text:p>13028900</text:p>
          </table:table-cell>
          <table:table-cell office:value-type="float" office:value="1511800" table:style-name="ce1">
            <text:p>1511800</text:p>
          </table:table-cell>
          <table:table-cell office:value-type="float" office:value="1082300" table:style-name="ce1">
            <text:p>1082300</text:p>
          </table:table-cell>
          <table:table-cell office:value-type="float" office:value="14165" table:style-name="ce1">
            <text:p>14165</text:p>
          </table:table-cell>
          <table:table-cell table:number-columns-repeated="3" table:style-name="ce1"/>
          <table:table-cell office:value-type="string" table:style-name="ce6">
            <text:p>2025-04-28T23:41:28.8618125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41" table:style-name="ce1">
            <text:p>59841</text:p>
          </table:table-cell>
          <table:table-cell office:value-type="float" office:value="2056600" table:style-name="ce1">
            <text:p>2056600</text:p>
          </table:table-cell>
          <table:table-cell office:value-type="float" office:value="90000" table:style-name="ce1">
            <text:p>90000</text:p>
          </table:table-cell>
          <table:table-cell office:value-type="float" office:value="249200" table:style-name="ce1">
            <text:p>249200</text:p>
          </table:table-cell>
          <table:table-cell office:value-type="float" office:value="1567" table:style-name="ce1">
            <text:p>1567</text:p>
          </table:table-cell>
          <table:table-cell table:number-columns-repeated="2" table:style-name="ce1"/>
          <table:table-cell office:value-type="string" table:style-name="ce6">
            <text:p>2025-04-28T23:45:08.0118078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16" table:style-name="ce1">
            <text:p>60016</text:p>
          </table:table-cell>
          <table:table-cell office:value-type="float" office:value="6032700" table:style-name="ce1">
            <text:p>6032700</text:p>
          </table:table-cell>
          <table:table-cell office:value-type="float" office:value="87800" table:style-name="ce1">
            <text:p>87800</text:p>
          </table:table-cell>
          <table:table-cell office:value-type="float" office:value="290900" table:style-name="ce1">
            <text:p>290900</text:p>
          </table:table-cell>
          <table:table-cell office:value-type="float" office:value="5691" table:style-name="ce1">
            <text:p>569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80" table:style-name="ce8">
            <text:p>58580</text:p>
          </table:table-cell>
          <table:table-cell office:value-type="float" office:value="512300" table:style-name="ce8">
            <text:p>512300</text:p>
          </table:table-cell>
          <table:table-cell office:value-type="float" office:value="96200" table:style-name="ce8">
            <text:p>96200</text:p>
          </table:table-cell>
          <table:table-cell office:value-type="float" office:value="0" table:style-name="ce8">
            <text:p>0</text:p>
          </table:table-cell>
          <table:table-cell office:value-type="float" office:value="16939" table:style-name="ce8">
            <text:p>16939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80" table:style-name="ce8">
            <text:p>58580</text:p>
          </table:table-cell>
          <table:table-cell office:value-type="float" office:value="512300" table:style-name="ce8">
            <text:p>512300</text:p>
          </table:table-cell>
          <table:table-cell office:value-type="float" office:value="96200" table:style-name="ce8">
            <text:p>96200</text:p>
          </table:table-cell>
          <table:table-cell office:value-type="float" office:value="0" table:style-name="ce8">
            <text:p>0</text:p>
          </table:table-cell>
          <table:table-cell office:value-type="float" office:value="16939" table:style-name="ce8">
            <text:p>16939</text:p>
          </table:table-cell>
          <table:table-cell table:style-name="ce1"/>
          <table:table-cell office:value-type="string" table:style-name="ce6">
            <text:p>2025-04-28T23:28:22.5139952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72" table:style-name="ce1">
            <text:p>59272</text:p>
          </table:table-cell>
          <table:table-cell office:value-type="float" office:value="872200" table:style-name="ce1">
            <text:p>872200</text:p>
          </table:table-cell>
          <table:table-cell office:value-type="float" office:value="205800" table:style-name="ce1">
            <text:p>205800</text:p>
          </table:table-cell>
          <table:table-cell office:value-type="float" office:value="237600" table:style-name="ce1">
            <text:p>237600</text:p>
          </table:table-cell>
          <table:table-cell office:value-type="float" office:value="14053" table:style-name="ce1">
            <text:p>14053</text:p>
          </table:table-cell>
          <table:table-cell table:number-columns-repeated="3" table:style-name="ce1"/>
          <table:table-cell office:value-type="string" table:style-name="ce6">
            <text:p>2025-04-28T23:41:28.980140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46" table:style-name="ce1">
            <text:p>59846</text:p>
          </table:table-cell>
          <table:table-cell office:value-type="float" office:value="311500" table:style-name="ce1">
            <text:p>311500</text:p>
          </table:table-cell>
          <table:table-cell office:value-type="float" office:value="77900" table:style-name="ce1">
            <text:p>77900</text:p>
          </table:table-cell>
          <table:table-cell office:value-type="float" office:value="229500" table:style-name="ce1">
            <text:p>229500</text:p>
          </table:table-cell>
          <table:table-cell office:value-type="float" office:value="610" table:style-name="ce1">
            <text:p>610</text:p>
          </table:table-cell>
          <table:table-cell table:number-columns-repeated="2" table:style-name="ce1"/>
          <table:table-cell office:value-type="string" table:style-name="ce6">
            <text:p>2025-04-28T23:45:08.3710415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30" table:style-name="ce1">
            <text:p>60030</text:p>
          </table:table-cell>
          <table:table-cell office:value-type="float" office:value="473800" table:style-name="ce1">
            <text:p>473800</text:p>
          </table:table-cell>
          <table:table-cell office:value-type="float" office:value="101900" table:style-name="ce1">
            <text:p>101900</text:p>
          </table:table-cell>
          <table:table-cell office:value-type="float" office:value="269100" table:style-name="ce1">
            <text:p>269100</text:p>
          </table:table-cell>
          <table:table-cell office:value-type="float" office:value="1203" table:style-name="ce1">
            <text:p>120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76" table:style-name="ce8">
            <text:p>58576</text:p>
          </table:table-cell>
          <table:table-cell office:value-type="float" office:value="731900" table:style-name="ce8">
            <text:p>731900</text:p>
          </table:table-cell>
          <table:table-cell office:value-type="float" office:value="130000" table:style-name="ce8">
            <text:p>130000</text:p>
          </table:table-cell>
          <table:table-cell office:value-type="float" office:value="0" table:style-name="ce8">
            <text:p>0</text:p>
          </table:table-cell>
          <table:table-cell office:value-type="float" office:value="68164" table:style-name="ce8">
            <text:p>68164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76" table:style-name="ce8">
            <text:p>58576</text:p>
          </table:table-cell>
          <table:table-cell office:value-type="float" office:value="731900" table:style-name="ce8">
            <text:p>731900</text:p>
          </table:table-cell>
          <table:table-cell office:value-type="float" office:value="130000" table:style-name="ce8">
            <text:p>130000</text:p>
          </table:table-cell>
          <table:table-cell office:value-type="float" office:value="0" table:style-name="ce8">
            <text:p>0</text:p>
          </table:table-cell>
          <table:table-cell office:value-type="float" office:value="68164" table:style-name="ce8">
            <text:p>68164</text:p>
          </table:table-cell>
          <table:table-cell table:style-name="ce1"/>
          <table:table-cell office:value-type="string" table:style-name="ce6">
            <text:p>2025-04-28T23:28:22.6452227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74" table:style-name="ce1">
            <text:p>59274</text:p>
          </table:table-cell>
          <table:table-cell office:value-type="float" office:value="35535800" table:style-name="ce1">
            <text:p>35535800</text:p>
          </table:table-cell>
          <table:table-cell office:value-type="float" office:value="128900" table:style-name="ce1">
            <text:p>128900</text:p>
          </table:table-cell>
          <table:table-cell office:value-type="float" office:value="267100" table:style-name="ce1">
            <text:p>267100</text:p>
          </table:table-cell>
          <table:table-cell office:value-type="float" office:value="14144" table:style-name="ce1">
            <text:p>14144</text:p>
          </table:table-cell>
          <table:table-cell table:number-columns-repeated="3" table:style-name="ce1"/>
          <table:table-cell office:value-type="string" table:style-name="ce6">
            <text:p>2025-04-28T23:41:29.113290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47" table:style-name="ce1">
            <text:p>59847</text:p>
          </table:table-cell>
          <table:table-cell office:value-type="float" office:value="353300" table:style-name="ce1">
            <text:p>353300</text:p>
          </table:table-cell>
          <table:table-cell office:value-type="float" office:value="101700" table:style-name="ce1">
            <text:p>101700</text:p>
          </table:table-cell>
          <table:table-cell office:value-type="float" office:value="217100" table:style-name="ce1">
            <text:p>217100</text:p>
          </table:table-cell>
          <table:table-cell office:value-type="float" office:value="363" table:style-name="ce1">
            <text:p>363</text:p>
          </table:table-cell>
          <table:table-cell table:number-columns-repeated="2" table:style-name="ce1"/>
          <table:table-cell office:value-type="string" table:style-name="ce6">
            <text:p>2025-04-28T23:45:08.3710415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12" table:style-name="ce1">
            <text:p>60012</text:p>
          </table:table-cell>
          <table:table-cell office:value-type="float" office:value="34399100" table:style-name="ce1">
            <text:p>34399100</text:p>
          </table:table-cell>
          <table:table-cell office:value-type="float" office:value="106400" table:style-name="ce1">
            <text:p>106400</text:p>
          </table:table-cell>
          <table:table-cell office:value-type="float" office:value="123600" table:style-name="ce1">
            <text:p>123600</text:p>
          </table:table-cell>
          <table:table-cell office:value-type="float" office:value="6126" table:style-name="ce1">
            <text:p>612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72" table:style-name="ce8">
            <text:p>58572</text:p>
          </table:table-cell>
          <table:table-cell office:value-type="float" office:value="516100" table:style-name="ce8">
            <text:p>516100</text:p>
          </table:table-cell>
          <table:table-cell office:value-type="float" office:value="73100" table:style-name="ce8">
            <text:p>73100</text:p>
          </table:table-cell>
          <table:table-cell office:value-type="float" office:value="0" table:style-name="ce8">
            <text:p>0</text:p>
          </table:table-cell>
          <table:table-cell office:value-type="float" office:value="68168" table:style-name="ce8">
            <text:p>68168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72" table:style-name="ce8">
            <text:p>58572</text:p>
          </table:table-cell>
          <table:table-cell office:value-type="float" office:value="516100" table:style-name="ce8">
            <text:p>516100</text:p>
          </table:table-cell>
          <table:table-cell office:value-type="float" office:value="73100" table:style-name="ce8">
            <text:p>73100</text:p>
          </table:table-cell>
          <table:table-cell office:value-type="float" office:value="0" table:style-name="ce8">
            <text:p>0</text:p>
          </table:table-cell>
          <table:table-cell office:value-type="float" office:value="68168" table:style-name="ce8">
            <text:p>68168</text:p>
          </table:table-cell>
          <table:table-cell table:style-name="ce1"/>
          <table:table-cell office:value-type="string" table:style-name="ce6">
            <text:p>2025-04-28T23:28:22.6452227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77" table:style-name="ce1">
            <text:p>59277</text:p>
          </table:table-cell>
          <table:table-cell office:value-type="float" office:value="955500" table:style-name="ce1">
            <text:p>955500</text:p>
          </table:table-cell>
          <table:table-cell office:value-type="float" office:value="264100" table:style-name="ce1">
            <text:p>264100</text:p>
          </table:table-cell>
          <table:table-cell office:value-type="float" office:value="170200" table:style-name="ce1">
            <text:p>170200</text:p>
          </table:table-cell>
          <table:table-cell office:value-type="float" office:value="13918" table:style-name="ce1">
            <text:p>13918</text:p>
          </table:table-cell>
          <table:table-cell table:number-columns-repeated="3" table:style-name="ce1"/>
          <table:table-cell office:value-type="string" table:style-name="ce6">
            <text:p>2025-04-28T23:41:29.113290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48" table:style-name="ce1">
            <text:p>59848</text:p>
          </table:table-cell>
          <table:table-cell office:value-type="float" office:value="374200" table:style-name="ce1">
            <text:p>374200</text:p>
          </table:table-cell>
          <table:table-cell office:value-type="float" office:value="72100" table:style-name="ce1">
            <text:p>72100</text:p>
          </table:table-cell>
          <table:table-cell office:value-type="float" office:value="325800" table:style-name="ce1">
            <text:p>325800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string" table:style-name="ce6">
            <text:p>2025-04-28T23:45:08.758938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26" table:style-name="ce1">
            <text:p>60026</text:p>
          </table:table-cell>
          <table:table-cell office:value-type="float" office:value="327200" table:style-name="ce1">
            <text:p>327200</text:p>
          </table:table-cell>
          <table:table-cell office:value-type="float" office:value="58400" table:style-name="ce1">
            <text:p>58400</text:p>
          </table:table-cell>
          <table:table-cell office:value-type="float" office:value="258400" table:style-name="ce1">
            <text:p>258400</text:p>
          </table:table-cell>
          <table:table-cell office:value-type="float" office:value="2905" table:style-name="ce1">
            <text:p>290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73" table:style-name="ce8">
            <text:p>58573</text:p>
          </table:table-cell>
          <table:table-cell office:value-type="float" office:value="492700" table:style-name="ce8">
            <text:p>492700</text:p>
          </table:table-cell>
          <table:table-cell office:value-type="float" office:value="95800" table:style-name="ce8">
            <text:p>95800</text:p>
          </table:table-cell>
          <table:table-cell office:value-type="float" office:value="0" table:style-name="ce8">
            <text:p>0</text:p>
          </table:table-cell>
          <table:table-cell office:value-type="float" office:value="68114" table:style-name="ce8">
            <text:p>68114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73" table:style-name="ce8">
            <text:p>58573</text:p>
          </table:table-cell>
          <table:table-cell office:value-type="float" office:value="492700" table:style-name="ce8">
            <text:p>492700</text:p>
          </table:table-cell>
          <table:table-cell office:value-type="float" office:value="95800" table:style-name="ce8">
            <text:p>95800</text:p>
          </table:table-cell>
          <table:table-cell office:value-type="float" office:value="0" table:style-name="ce8">
            <text:p>0</text:p>
          </table:table-cell>
          <table:table-cell office:value-type="float" office:value="68114" table:style-name="ce8">
            <text:p>68114</text:p>
          </table:table-cell>
          <table:table-cell table:style-name="ce1"/>
          <table:table-cell office:value-type="string" table:style-name="ce6">
            <text:p>2025-04-28T23:28:22.6452227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70" table:style-name="ce1">
            <text:p>59270</text:p>
          </table:table-cell>
          <table:table-cell office:value-type="float" office:value="26576100" table:style-name="ce1">
            <text:p>26576100</text:p>
          </table:table-cell>
          <table:table-cell office:value-type="float" office:value="135500" table:style-name="ce1">
            <text:p>135500</text:p>
          </table:table-cell>
          <table:table-cell office:value-type="float" office:value="133200" table:style-name="ce1">
            <text:p>133200</text:p>
          </table:table-cell>
          <table:table-cell office:value-type="float" office:value="14253" table:style-name="ce1">
            <text:p>14253</text:p>
          </table:table-cell>
          <table:table-cell table:number-columns-repeated="3" table:style-name="ce1"/>
          <table:table-cell office:value-type="string" table:style-name="ce6">
            <text:p>2025-04-28T23:41:29.6000304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51" table:style-name="ce1">
            <text:p>59851</text:p>
          </table:table-cell>
          <table:table-cell office:value-type="float" office:value="291000" table:style-name="ce1">
            <text:p>291000</text:p>
          </table:table-cell>
          <table:table-cell office:value-type="float" office:value="85900" table:style-name="ce1">
            <text:p>85900</text:p>
          </table:table-cell>
          <table:table-cell office:value-type="float" office:value="737400" table:style-name="ce1">
            <text:p>737400</text:p>
          </table:table-cell>
          <table:table-cell office:value-type="float" office:value="485" table:style-name="ce1">
            <text:p>485</text:p>
          </table:table-cell>
          <table:table-cell table:number-columns-repeated="2" table:style-name="ce1"/>
          <table:table-cell office:value-type="string" table:style-name="ce6">
            <text:p>2025-04-28T23:45:09.0043282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35" table:style-name="ce1">
            <text:p>60035</text:p>
          </table:table-cell>
          <table:table-cell office:value-type="float" office:value="298200" table:style-name="ce1">
            <text:p>298200</text:p>
          </table:table-cell>
          <table:table-cell office:value-type="float" office:value="160600" table:style-name="ce1">
            <text:p>160600</text:p>
          </table:table-cell>
          <table:table-cell office:value-type="float" office:value="289300" table:style-name="ce1">
            <text:p>289300</text:p>
          </table:table-cell>
          <table:table-cell office:value-type="float" office:value="1197" table:style-name="ce1">
            <text:p>119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74" table:style-name="ce8">
            <text:p>58574</text:p>
          </table:table-cell>
          <table:table-cell office:value-type="float" office:value="1181500" table:style-name="ce8">
            <text:p>1181500</text:p>
          </table:table-cell>
          <table:table-cell office:value-type="float" office:value="81400" table:style-name="ce8">
            <text:p>81400</text:p>
          </table:table-cell>
          <table:table-cell office:value-type="float" office:value="0" table:style-name="ce8">
            <text:p>0</text:p>
          </table:table-cell>
          <table:table-cell office:value-type="float" office:value="68166" table:style-name="ce8">
            <text:p>68166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74" table:style-name="ce8">
            <text:p>58574</text:p>
          </table:table-cell>
          <table:table-cell office:value-type="float" office:value="1181500" table:style-name="ce8">
            <text:p>1181500</text:p>
          </table:table-cell>
          <table:table-cell office:value-type="float" office:value="81400" table:style-name="ce8">
            <text:p>81400</text:p>
          </table:table-cell>
          <table:table-cell office:value-type="float" office:value="0" table:style-name="ce8">
            <text:p>0</text:p>
          </table:table-cell>
          <table:table-cell office:value-type="float" office:value="68166" table:style-name="ce8">
            <text:p>68166</text:p>
          </table:table-cell>
          <table:table-cell table:style-name="ce1"/>
          <table:table-cell office:value-type="string" table:style-name="ce6">
            <text:p>2025-04-28T23:28:22.7727115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75" table:style-name="ce1">
            <text:p>59275</text:p>
          </table:table-cell>
          <table:table-cell office:value-type="float" office:value="11487300" table:style-name="ce1">
            <text:p>11487300</text:p>
          </table:table-cell>
          <table:table-cell office:value-type="float" office:value="91300" table:style-name="ce1">
            <text:p>91300</text:p>
          </table:table-cell>
          <table:table-cell office:value-type="float" office:value="256800" table:style-name="ce1">
            <text:p>256800</text:p>
          </table:table-cell>
          <table:table-cell office:value-type="float" office:value="13997" table:style-name="ce1">
            <text:p>13997</text:p>
          </table:table-cell>
          <table:table-cell table:number-columns-repeated="3" table:style-name="ce1"/>
          <table:table-cell office:value-type="string" table:style-name="ce6">
            <text:p>2025-04-28T23:41:29.8577473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49" table:style-name="ce1">
            <text:p>59849</text:p>
          </table:table-cell>
          <table:table-cell office:value-type="float" office:value="355000" table:style-name="ce1">
            <text:p>355000</text:p>
          </table:table-cell>
          <table:table-cell office:value-type="float" office:value="77100" table:style-name="ce1">
            <text:p>77100</text:p>
          </table:table-cell>
          <table:table-cell office:value-type="float" office:value="462400" table:style-name="ce1">
            <text:p>462400</text:p>
          </table:table-cell>
          <table:table-cell office:value-type="float" office:value="994" table:style-name="ce1">
            <text:p>994</text:p>
          </table:table-cell>
          <table:table-cell table:number-columns-repeated="2" table:style-name="ce1"/>
          <table:table-cell office:value-type="string" table:style-name="ce6">
            <text:p>2025-04-28T23:45:09.2714632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09" table:style-name="ce1">
            <text:p>60009</text:p>
          </table:table-cell>
          <table:table-cell office:value-type="float" office:value="42959100" table:style-name="ce1">
            <text:p>42959100</text:p>
          </table:table-cell>
          <table:table-cell office:value-type="float" office:value="97400" table:style-name="ce1">
            <text:p>97400</text:p>
          </table:table-cell>
          <table:table-cell office:value-type="float" office:value="745000" table:style-name="ce1">
            <text:p>745000</text:p>
          </table:table-cell>
          <table:table-cell office:value-type="float" office:value="7039" table:style-name="ce1">
            <text:p>703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64" table:style-name="ce8">
            <text:p>58564</text:p>
          </table:table-cell>
          <table:table-cell office:value-type="float" office:value="802300" table:style-name="ce8">
            <text:p>802300</text:p>
          </table:table-cell>
          <table:table-cell office:value-type="float" office:value="104200" table:style-name="ce8">
            <text:p>104200</text:p>
          </table:table-cell>
          <table:table-cell office:value-type="float" office:value="0" table:style-name="ce8">
            <text:p>0</text:p>
          </table:table-cell>
          <table:table-cell office:value-type="float" office:value="68906" table:style-name="ce8">
            <text:p>68906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64" table:style-name="ce8">
            <text:p>58564</text:p>
          </table:table-cell>
          <table:table-cell office:value-type="float" office:value="802300" table:style-name="ce8">
            <text:p>802300</text:p>
          </table:table-cell>
          <table:table-cell office:value-type="float" office:value="104200" table:style-name="ce8">
            <text:p>104200</text:p>
          </table:table-cell>
          <table:table-cell office:value-type="float" office:value="0" table:style-name="ce8">
            <text:p>0</text:p>
          </table:table-cell>
          <table:table-cell office:value-type="float" office:value="68906" table:style-name="ce8">
            <text:p>68906</text:p>
          </table:table-cell>
          <table:table-cell table:style-name="ce1"/>
          <table:table-cell office:value-type="string" table:style-name="ce6">
            <text:p>2025-04-28T23:28:22.9157295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79" table:style-name="ce1">
            <text:p>59279</text:p>
          </table:table-cell>
          <table:table-cell office:value-type="float" office:value="490900" table:style-name="ce1">
            <text:p>490900</text:p>
          </table:table-cell>
          <table:table-cell office:value-type="float" office:value="101300" table:style-name="ce1">
            <text:p>101300</text:p>
          </table:table-cell>
          <table:table-cell office:value-type="float" office:value="435100" table:style-name="ce1">
            <text:p>435100</text:p>
          </table:table-cell>
          <table:table-cell office:value-type="float" office:value="14000" table:style-name="ce1">
            <text:p>14000</text:p>
          </table:table-cell>
          <table:table-cell table:number-columns-repeated="3" table:style-name="ce1"/>
          <table:table-cell office:value-type="string" table:style-name="ce6">
            <text:p>2025-04-28T23:41:30.1130028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50" table:style-name="ce1">
            <text:p>59850</text:p>
          </table:table-cell>
          <table:table-cell office:value-type="float" office:value="340700" table:style-name="ce1">
            <text:p>340700</text:p>
          </table:table-cell>
          <table:table-cell office:value-type="float" office:value="82900" table:style-name="ce1">
            <text:p>82900</text:p>
          </table:table-cell>
          <table:table-cell office:value-type="float" office:value="281100" table:style-name="ce1">
            <text:p>281100</text:p>
          </table:table-cell>
          <table:table-cell office:value-type="float" office:value="1132" table:style-name="ce1">
            <text:p>1132</text:p>
          </table:table-cell>
          <table:table-cell table:number-columns-repeated="2" table:style-name="ce1"/>
          <table:table-cell office:value-type="string" table:style-name="ce6">
            <text:p>2025-04-28T23:45:09.4271019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10" table:style-name="ce1">
            <text:p>60010</text:p>
          </table:table-cell>
          <table:table-cell office:value-type="float" office:value="43108400" table:style-name="ce1">
            <text:p>43108400</text:p>
          </table:table-cell>
          <table:table-cell office:value-type="float" office:value="191800" table:style-name="ce1">
            <text:p>191800</text:p>
          </table:table-cell>
          <table:table-cell office:value-type="float" office:value="272000" table:style-name="ce1">
            <text:p>272000</text:p>
          </table:table-cell>
          <table:table-cell office:value-type="float" office:value="7195" table:style-name="ce1">
            <text:p>719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77947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70" table:style-name="ce8">
            <text:p>58570</text:p>
          </table:table-cell>
          <table:table-cell office:value-type="float" office:value="541400" table:style-name="ce8">
            <text:p>541400</text:p>
          </table:table-cell>
          <table:table-cell office:value-type="float" office:value="84900" table:style-name="ce8">
            <text:p>84900</text:p>
          </table:table-cell>
          <table:table-cell office:value-type="float" office:value="0" table:style-name="ce8">
            <text:p>0</text:p>
          </table:table-cell>
          <table:table-cell office:value-type="float" office:value="68425" table:style-name="ce8">
            <text:p>68425</text:p>
          </table:table-cell>
          <table:table-cell table:number-columns-repeated="3" table:style-name="ce1"/>
          <table:table-cell office:value-type="string" table:style-name="ce7">
            <text:p>2025-04-28T23:03:29.4877947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70" table:style-name="ce8">
            <text:p>58570</text:p>
          </table:table-cell>
          <table:table-cell office:value-type="float" office:value="541400" table:style-name="ce8">
            <text:p>541400</text:p>
          </table:table-cell>
          <table:table-cell office:value-type="float" office:value="84900" table:style-name="ce8">
            <text:p>84900</text:p>
          </table:table-cell>
          <table:table-cell office:value-type="float" office:value="0" table:style-name="ce8">
            <text:p>0</text:p>
          </table:table-cell>
          <table:table-cell office:value-type="float" office:value="68425" table:style-name="ce8">
            <text:p>68425</text:p>
          </table:table-cell>
          <table:table-cell table:style-name="ce1"/>
          <table:table-cell office:value-type="string" table:style-name="ce6">
            <text:p>2025-04-28T23:28:22.9157295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87" table:style-name="ce1">
            <text:p>59287</text:p>
          </table:table-cell>
          <table:table-cell office:value-type="float" office:value="641100" table:style-name="ce1">
            <text:p>641100</text:p>
          </table:table-cell>
          <table:table-cell office:value-type="float" office:value="79500" table:style-name="ce1">
            <text:p>79500</text:p>
          </table:table-cell>
          <table:table-cell office:value-type="float" office:value="435100" table:style-name="ce1">
            <text:p>435100</text:p>
          </table:table-cell>
          <table:table-cell office:value-type="float" office:value="13478" table:style-name="ce1">
            <text:p>13478</text:p>
          </table:table-cell>
          <table:table-cell table:number-columns-repeated="3" table:style-name="ce1"/>
          <table:table-cell office:value-type="string" table:style-name="ce6">
            <text:p>2025-04-28T23:41:30.232496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53" table:style-name="ce1">
            <text:p>59853</text:p>
          </table:table-cell>
          <table:table-cell office:value-type="float" office:value="595100" table:style-name="ce1">
            <text:p>595100</text:p>
          </table:table-cell>
          <table:table-cell office:value-type="float" office:value="101800" table:style-name="ce1">
            <text:p>101800</text:p>
          </table:table-cell>
          <table:table-cell office:value-type="float" office:value="134700" table:style-name="ce1">
            <text:p>134700</text:p>
          </table:table-cell>
          <table:table-cell office:value-type="float" office:value="630" table:style-name="ce1">
            <text:p>630</text:p>
          </table:table-cell>
          <table:table-cell table:number-columns-repeated="2" table:style-name="ce1"/>
          <table:table-cell office:value-type="string" table:style-name="ce6">
            <text:p>2025-04-28T23:45:09.5523851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31" table:style-name="ce1">
            <text:p>60031</text:p>
          </table:table-cell>
          <table:table-cell office:value-type="float" office:value="323800" table:style-name="ce1">
            <text:p>323800</text:p>
          </table:table-cell>
          <table:table-cell office:value-type="float" office:value="64000" table:style-name="ce1">
            <text:p>64000</text:p>
          </table:table-cell>
          <table:table-cell office:value-type="float" office:value="240100" table:style-name="ce1">
            <text:p>240100</text:p>
          </table:table-cell>
          <table:table-cell office:value-type="float" office:value="2384" table:style-name="ce1">
            <text:p>238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68" table:style-name="ce8">
            <text:p>58568</text:p>
          </table:table-cell>
          <table:table-cell office:value-type="float" office:value="535100" table:style-name="ce8">
            <text:p>535100</text:p>
          </table:table-cell>
          <table:table-cell office:value-type="float" office:value="88000" table:style-name="ce8">
            <text:p>88000</text:p>
          </table:table-cell>
          <table:table-cell office:value-type="float" office:value="0" table:style-name="ce8">
            <text:p>0</text:p>
          </table:table-cell>
          <table:table-cell office:value-type="float" office:value="68425" table:style-name="ce8">
            <text:p>68425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68" table:style-name="ce8">
            <text:p>58568</text:p>
          </table:table-cell>
          <table:table-cell office:value-type="float" office:value="535100" table:style-name="ce8">
            <text:p>535100</text:p>
          </table:table-cell>
          <table:table-cell office:value-type="float" office:value="88000" table:style-name="ce8">
            <text:p>88000</text:p>
          </table:table-cell>
          <table:table-cell office:value-type="float" office:value="0" table:style-name="ce8">
            <text:p>0</text:p>
          </table:table-cell>
          <table:table-cell office:value-type="float" office:value="68425" table:style-name="ce8">
            <text:p>68425</text:p>
          </table:table-cell>
          <table:table-cell table:style-name="ce1"/>
          <table:table-cell office:value-type="string" table:style-name="ce6">
            <text:p>2025-04-28T23:28:23.0493461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85" table:style-name="ce1">
            <text:p>59285</text:p>
          </table:table-cell>
          <table:table-cell office:value-type="float" office:value="533100" table:style-name="ce1">
            <text:p>533100</text:p>
          </table:table-cell>
          <table:table-cell office:value-type="float" office:value="112500" table:style-name="ce1">
            <text:p>112500</text:p>
          </table:table-cell>
          <table:table-cell office:value-type="float" office:value="250500" table:style-name="ce1">
            <text:p>250500</text:p>
          </table:table-cell>
          <table:table-cell office:value-type="float" office:value="13758" table:style-name="ce1">
            <text:p>13758</text:p>
          </table:table-cell>
          <table:table-cell table:number-columns-repeated="3" table:style-name="ce1"/>
          <table:table-cell office:value-type="string" table:style-name="ce6">
            <text:p>2025-04-28T23:41:30.232496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54" table:style-name="ce1">
            <text:p>59854</text:p>
          </table:table-cell>
          <table:table-cell office:value-type="float" office:value="404900" table:style-name="ce1">
            <text:p>404900</text:p>
          </table:table-cell>
          <table:table-cell office:value-type="float" office:value="55100" table:style-name="ce1">
            <text:p>55100</text:p>
          </table:table-cell>
          <table:table-cell office:value-type="float" office:value="265000" table:style-name="ce1">
            <text:p>265000</text:p>
          </table:table-cell>
          <table:table-cell office:value-type="float" office:value="373" table:style-name="ce1">
            <text:p>373</text:p>
          </table:table-cell>
          <table:table-cell table:number-columns-repeated="2" table:style-name="ce1"/>
          <table:table-cell office:value-type="string" table:style-name="ce6">
            <text:p>2025-04-28T23:45:09.7999962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39" table:style-name="ce1">
            <text:p>60039</text:p>
          </table:table-cell>
          <table:table-cell office:value-type="float" office:value="322400" table:style-name="ce1">
            <text:p>322400</text:p>
          </table:table-cell>
          <table:table-cell office:value-type="float" office:value="46400" table:style-name="ce1">
            <text:p>46400</text:p>
          </table:table-cell>
          <table:table-cell office:value-type="float" office:value="252000" table:style-name="ce1">
            <text:p>252000</text:p>
          </table:table-cell>
          <table:table-cell office:value-type="float" office:value="1426" table:style-name="ce1">
            <text:p>142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69" table:style-name="ce8">
            <text:p>58569</text:p>
          </table:table-cell>
          <table:table-cell office:value-type="float" office:value="530400" table:style-name="ce8">
            <text:p>530400</text:p>
          </table:table-cell>
          <table:table-cell office:value-type="float" office:value="83200" table:style-name="ce8">
            <text:p>83200</text:p>
          </table:table-cell>
          <table:table-cell office:value-type="float" office:value="0" table:style-name="ce8">
            <text:p>0</text:p>
          </table:table-cell>
          <table:table-cell office:value-type="float" office:value="68449" table:style-name="ce8">
            <text:p>68449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69" table:style-name="ce8">
            <text:p>58569</text:p>
          </table:table-cell>
          <table:table-cell office:value-type="float" office:value="530400" table:style-name="ce8">
            <text:p>530400</text:p>
          </table:table-cell>
          <table:table-cell office:value-type="float" office:value="83200" table:style-name="ce8">
            <text:p>83200</text:p>
          </table:table-cell>
          <table:table-cell office:value-type="float" office:value="0" table:style-name="ce8">
            <text:p>0</text:p>
          </table:table-cell>
          <table:table-cell office:value-type="float" office:value="68449" table:style-name="ce8">
            <text:p>68449</text:p>
          </table:table-cell>
          <table:table-cell table:style-name="ce1"/>
          <table:table-cell office:value-type="string" table:style-name="ce6">
            <text:p>2025-04-28T23:28:23.0493461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07" table:style-name="ce1">
            <text:p>59307</text:p>
          </table:table-cell>
          <table:table-cell office:value-type="float" office:value="287200" table:style-name="ce1">
            <text:p>287200</text:p>
          </table:table-cell>
          <table:table-cell office:value-type="float" office:value="58100" table:style-name="ce1">
            <text:p>58100</text:p>
          </table:table-cell>
          <table:table-cell office:value-type="float" office:value="255300" table:style-name="ce1">
            <text:p>255300</text:p>
          </table:table-cell>
          <table:table-cell office:value-type="float" office:value="2985" table:style-name="ce1">
            <text:p>2985</text:p>
          </table:table-cell>
          <table:table-cell table:number-columns-repeated="3" table:style-name="ce1"/>
          <table:table-cell office:value-type="string" table:style-name="ce6">
            <text:p>2025-04-28T23:41:30.4748374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55" table:style-name="ce1">
            <text:p>59855</text:p>
          </table:table-cell>
          <table:table-cell office:value-type="float" office:value="432700" table:style-name="ce1">
            <text:p>432700</text:p>
          </table:table-cell>
          <table:table-cell office:value-type="float" office:value="86000" table:style-name="ce1">
            <text:p>86000</text:p>
          </table:table-cell>
          <table:table-cell office:value-type="float" office:value="235900" table:style-name="ce1">
            <text:p>235900</text:p>
          </table:table-cell>
          <table:table-cell office:value-type="float" office:value="358" table:style-name="ce1">
            <text:p>358</text:p>
          </table:table-cell>
          <table:table-cell table:number-columns-repeated="2" table:style-name="ce1"/>
          <table:table-cell office:value-type="string" table:style-name="ce6">
            <text:p>2025-04-28T23:45:09.9355432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33" table:style-name="ce1">
            <text:p>60033</text:p>
          </table:table-cell>
          <table:table-cell office:value-type="float" office:value="308700" table:style-name="ce1">
            <text:p>308700</text:p>
          </table:table-cell>
          <table:table-cell office:value-type="float" office:value="100200" table:style-name="ce1">
            <text:p>100200</text:p>
          </table:table-cell>
          <table:table-cell office:value-type="float" office:value="244300" table:style-name="ce1">
            <text:p>244300</text:p>
          </table:table-cell>
          <table:table-cell office:value-type="float" office:value="2502" table:style-name="ce1">
            <text:p>250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71" table:style-name="ce8">
            <text:p>58571</text:p>
          </table:table-cell>
          <table:table-cell office:value-type="float" office:value="683700" table:style-name="ce8">
            <text:p>683700</text:p>
          </table:table-cell>
          <table:table-cell office:value-type="float" office:value="88600" table:style-name="ce8">
            <text:p>88600</text:p>
          </table:table-cell>
          <table:table-cell office:value-type="float" office:value="0" table:style-name="ce8">
            <text:p>0</text:p>
          </table:table-cell>
          <table:table-cell office:value-type="float" office:value="68424" table:style-name="ce8">
            <text:p>68424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71" table:style-name="ce8">
            <text:p>58571</text:p>
          </table:table-cell>
          <table:table-cell office:value-type="float" office:value="683700" table:style-name="ce8">
            <text:p>683700</text:p>
          </table:table-cell>
          <table:table-cell office:value-type="float" office:value="88600" table:style-name="ce8">
            <text:p>88600</text:p>
          </table:table-cell>
          <table:table-cell office:value-type="float" office:value="0" table:style-name="ce8">
            <text:p>0</text:p>
          </table:table-cell>
          <table:table-cell office:value-type="float" office:value="68424" table:style-name="ce8">
            <text:p>68424</text:p>
          </table:table-cell>
          <table:table-cell table:style-name="ce1"/>
          <table:table-cell office:value-type="string" table:style-name="ce6">
            <text:p>2025-04-28T23:28:23.1759988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86" table:style-name="ce1">
            <text:p>59286</text:p>
          </table:table-cell>
          <table:table-cell office:value-type="float" office:value="505500" table:style-name="ce1">
            <text:p>505500</text:p>
          </table:table-cell>
          <table:table-cell office:value-type="float" office:value="83000" table:style-name="ce1">
            <text:p>83000</text:p>
          </table:table-cell>
          <table:table-cell office:value-type="float" office:value="222500" table:style-name="ce1">
            <text:p>222500</text:p>
          </table:table-cell>
          <table:table-cell office:value-type="float" office:value="13869" table:style-name="ce1">
            <text:p>13869</text:p>
          </table:table-cell>
          <table:table-cell table:number-columns-repeated="3" table:style-name="ce1"/>
          <table:table-cell office:value-type="string" table:style-name="ce6">
            <text:p>2025-04-28T23:41:30.4748374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52" table:style-name="ce1">
            <text:p>59852</text:p>
          </table:table-cell>
          <table:table-cell office:value-type="float" office:value="297700" table:style-name="ce1">
            <text:p>297700</text:p>
          </table:table-cell>
          <table:table-cell office:value-type="float" office:value="93900" table:style-name="ce1">
            <text:p>93900</text:p>
          </table:table-cell>
          <table:table-cell office:value-type="float" office:value="235800" table:style-name="ce1">
            <text:p>235800</text:p>
          </table:table-cell>
          <table:table-cell office:value-type="float" office:value="1358" table:style-name="ce1">
            <text:p>1358</text:p>
          </table:table-cell>
          <table:table-cell table:number-columns-repeated="2" table:style-name="ce1"/>
          <table:table-cell office:value-type="string" table:style-name="ce6">
            <text:p>2025-04-28T23:45:10.2023913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32" table:style-name="ce1">
            <text:p>60032</text:p>
          </table:table-cell>
          <table:table-cell office:value-type="float" office:value="322400" table:style-name="ce1">
            <text:p>322400</text:p>
          </table:table-cell>
          <table:table-cell office:value-type="float" office:value="78800" table:style-name="ce1">
            <text:p>78800</text:p>
          </table:table-cell>
          <table:table-cell office:value-type="float" office:value="173300" table:style-name="ce1">
            <text:p>173300</text:p>
          </table:table-cell>
          <table:table-cell office:value-type="float" office:value="2902" table:style-name="ce1">
            <text:p>290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67" table:style-name="ce8">
            <text:p>58567</text:p>
          </table:table-cell>
          <table:table-cell office:value-type="float" office:value="440700" table:style-name="ce8">
            <text:p>440700</text:p>
          </table:table-cell>
          <table:table-cell office:value-type="float" office:value="122100" table:style-name="ce8">
            <text:p>122100</text:p>
          </table:table-cell>
          <table:table-cell office:value-type="float" office:value="0" table:style-name="ce8">
            <text:p>0</text:p>
          </table:table-cell>
          <table:table-cell office:value-type="float" office:value="68424" table:style-name="ce8">
            <text:p>68424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67" table:style-name="ce8">
            <text:p>58567</text:p>
          </table:table-cell>
          <table:table-cell office:value-type="float" office:value="440700" table:style-name="ce8">
            <text:p>440700</text:p>
          </table:table-cell>
          <table:table-cell office:value-type="float" office:value="122100" table:style-name="ce8">
            <text:p>122100</text:p>
          </table:table-cell>
          <table:table-cell office:value-type="float" office:value="0" table:style-name="ce8">
            <text:p>0</text:p>
          </table:table-cell>
          <table:table-cell office:value-type="float" office:value="68424" table:style-name="ce8">
            <text:p>68424</text:p>
          </table:table-cell>
          <table:table-cell table:style-name="ce1"/>
          <table:table-cell office:value-type="string" table:style-name="ce6">
            <text:p>2025-04-28T23:28:23.1759988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81" table:style-name="ce1">
            <text:p>59281</text:p>
          </table:table-cell>
          <table:table-cell office:value-type="float" office:value="490200" table:style-name="ce1">
            <text:p>490200</text:p>
          </table:table-cell>
          <table:table-cell office:value-type="float" office:value="94600" table:style-name="ce1">
            <text:p>94600</text:p>
          </table:table-cell>
          <table:table-cell office:value-type="float" office:value="220600" table:style-name="ce1">
            <text:p>220600</text:p>
          </table:table-cell>
          <table:table-cell office:value-type="float" office:value="14219" table:style-name="ce1">
            <text:p>14219</text:p>
          </table:table-cell>
          <table:table-cell table:number-columns-repeated="3" table:style-name="ce1"/>
          <table:table-cell office:value-type="string" table:style-name="ce6">
            <text:p>2025-04-28T23:41:30.7209018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56" table:style-name="ce1">
            <text:p>59856</text:p>
          </table:table-cell>
          <table:table-cell office:value-type="float" office:value="305800" table:style-name="ce1">
            <text:p>305800</text:p>
          </table:table-cell>
          <table:table-cell office:value-type="float" office:value="62900" table:style-name="ce1">
            <text:p>62900</text:p>
          </table:table-cell>
          <table:table-cell office:value-type="float" office:value="293400" table:style-name="ce1">
            <text:p>293400</text:p>
          </table:table-cell>
          <table:table-cell office:value-type="float" office:value="487" table:style-name="ce1">
            <text:p>487</text:p>
          </table:table-cell>
          <table:table-cell table:number-columns-repeated="2" table:style-name="ce1"/>
          <table:table-cell office:value-type="string" table:style-name="ce6">
            <text:p>2025-04-28T23:45:10.7169767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43" table:style-name="ce1">
            <text:p>60043</text:p>
          </table:table-cell>
          <table:table-cell office:value-type="float" office:value="1987400" table:style-name="ce1">
            <text:p>1987400</text:p>
          </table:table-cell>
          <table:table-cell office:value-type="float" office:value="56800" table:style-name="ce1">
            <text:p>56800</text:p>
          </table:table-cell>
          <table:table-cell office:value-type="float" office:value="265900" table:style-name="ce1">
            <text:p>265900</text:p>
          </table:table-cell>
          <table:table-cell office:value-type="float" office:value="1441" table:style-name="ce1">
            <text:p>144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66" table:style-name="ce8">
            <text:p>58566</text:p>
          </table:table-cell>
          <table:table-cell office:value-type="float" office:value="620400" table:style-name="ce8">
            <text:p>620400</text:p>
          </table:table-cell>
          <table:table-cell office:value-type="float" office:value="308500" table:style-name="ce8">
            <text:p>308500</text:p>
          </table:table-cell>
          <table:table-cell office:value-type="float" office:value="0" table:style-name="ce8">
            <text:p>0</text:p>
          </table:table-cell>
          <table:table-cell office:value-type="float" office:value="68466" table:style-name="ce8">
            <text:p>68466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66" table:style-name="ce8">
            <text:p>58566</text:p>
          </table:table-cell>
          <table:table-cell office:value-type="float" office:value="620400" table:style-name="ce8">
            <text:p>620400</text:p>
          </table:table-cell>
          <table:table-cell office:value-type="float" office:value="308500" table:style-name="ce8">
            <text:p>308500</text:p>
          </table:table-cell>
          <table:table-cell office:value-type="float" office:value="0" table:style-name="ce8">
            <text:p>0</text:p>
          </table:table-cell>
          <table:table-cell office:value-type="float" office:value="68466" table:style-name="ce8">
            <text:p>68466</text:p>
          </table:table-cell>
          <table:table-cell table:style-name="ce1"/>
          <table:table-cell office:value-type="string" table:style-name="ce6">
            <text:p>2025-04-28T23:28:23.1759988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96" table:style-name="ce1">
            <text:p>59296</text:p>
          </table:table-cell>
          <table:table-cell office:value-type="float" office:value="497000" table:style-name="ce1">
            <text:p>497000</text:p>
          </table:table-cell>
          <table:table-cell office:value-type="float" office:value="88900" table:style-name="ce1">
            <text:p>88900</text:p>
          </table:table-cell>
          <table:table-cell office:value-type="float" office:value="222600" table:style-name="ce1">
            <text:p>222600</text:p>
          </table:table-cell>
          <table:table-cell office:value-type="float" office:value="13456" table:style-name="ce1">
            <text:p>13456</text:p>
          </table:table-cell>
          <table:table-cell table:number-columns-repeated="3" table:style-name="ce1"/>
          <table:table-cell office:value-type="string" table:style-name="ce6">
            <text:p>2025-04-28T23:41:31.100544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59" table:style-name="ce1">
            <text:p>59859</text:p>
          </table:table-cell>
          <table:table-cell office:value-type="float" office:value="353100" table:style-name="ce1">
            <text:p>353100</text:p>
          </table:table-cell>
          <table:table-cell office:value-type="float" office:value="80200" table:style-name="ce1">
            <text:p>80200</text:p>
          </table:table-cell>
          <table:table-cell office:value-type="float" office:value="799700" table:style-name="ce1">
            <text:p>799700</text:p>
          </table:table-cell>
          <table:table-cell office:value-type="float" office:value="624" table:style-name="ce1">
            <text:p>624</text:p>
          </table:table-cell>
          <table:table-cell table:number-columns-repeated="2" table:style-name="ce1"/>
          <table:table-cell office:value-type="string" table:style-name="ce6">
            <text:p>2025-04-28T23:45:10.7169767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36" table:style-name="ce1">
            <text:p>60036</text:p>
          </table:table-cell>
          <table:table-cell office:value-type="float" office:value="304800" table:style-name="ce1">
            <text:p>304800</text:p>
          </table:table-cell>
          <table:table-cell office:value-type="float" office:value="111000" table:style-name="ce1">
            <text:p>111000</text:p>
          </table:table-cell>
          <table:table-cell office:value-type="float" office:value="135800" table:style-name="ce1">
            <text:p>135800</text:p>
          </table:table-cell>
          <table:table-cell office:value-type="float" office:value="2761" table:style-name="ce1">
            <text:p>276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61" table:style-name="ce8">
            <text:p>58561</text:p>
          </table:table-cell>
          <table:table-cell office:value-type="float" office:value="546600" table:style-name="ce8">
            <text:p>546600</text:p>
          </table:table-cell>
          <table:table-cell office:value-type="float" office:value="297700" table:style-name="ce8">
            <text:p>297700</text:p>
          </table:table-cell>
          <table:table-cell office:value-type="float" office:value="0" table:style-name="ce8">
            <text:p>0</text:p>
          </table:table-cell>
          <table:table-cell office:value-type="float" office:value="68922" table:style-name="ce8">
            <text:p>68922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61" table:style-name="ce8">
            <text:p>58561</text:p>
          </table:table-cell>
          <table:table-cell office:value-type="float" office:value="546600" table:style-name="ce8">
            <text:p>546600</text:p>
          </table:table-cell>
          <table:table-cell office:value-type="float" office:value="297700" table:style-name="ce8">
            <text:p>297700</text:p>
          </table:table-cell>
          <table:table-cell office:value-type="float" office:value="0" table:style-name="ce8">
            <text:p>0</text:p>
          </table:table-cell>
          <table:table-cell office:value-type="float" office:value="68922" table:style-name="ce8">
            <text:p>68922</text:p>
          </table:table-cell>
          <table:table-cell table:style-name="ce1"/>
          <table:table-cell office:value-type="string" table:style-name="ce6">
            <text:p>2025-04-28T23:28:23.303408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88" table:style-name="ce1">
            <text:p>59288</text:p>
          </table:table-cell>
          <table:table-cell office:value-type="float" office:value="559000" table:style-name="ce1">
            <text:p>559000</text:p>
          </table:table-cell>
          <table:table-cell office:value-type="float" office:value="98300" table:style-name="ce1">
            <text:p>98300</text:p>
          </table:table-cell>
          <table:table-cell office:value-type="float" office:value="258400" table:style-name="ce1">
            <text:p>258400</text:p>
          </table:table-cell>
          <table:table-cell office:value-type="float" office:value="13770" table:style-name="ce1">
            <text:p>13770</text:p>
          </table:table-cell>
          <table:table-cell table:number-columns-repeated="3" table:style-name="ce1"/>
          <table:table-cell office:value-type="string" table:style-name="ce6">
            <text:p>2025-04-28T23:41:31.3170625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58" table:style-name="ce1">
            <text:p>59858</text:p>
          </table:table-cell>
          <table:table-cell office:value-type="float" office:value="353300" table:style-name="ce1">
            <text:p>353300</text:p>
          </table:table-cell>
          <table:table-cell office:value-type="float" office:value="172000" table:style-name="ce1">
            <text:p>172000</text:p>
          </table:table-cell>
          <table:table-cell office:value-type="float" office:value="298300" table:style-name="ce1">
            <text:p>298300</text:p>
          </table:table-cell>
          <table:table-cell office:value-type="float" office:value="841" table:style-name="ce1">
            <text:p>841</text:p>
          </table:table-cell>
          <table:table-cell table:number-columns-repeated="2" table:style-name="ce1"/>
          <table:table-cell office:value-type="string" table:style-name="ce6">
            <text:p>2025-04-28T23:45:10.8245289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40" table:style-name="ce1">
            <text:p>60040</text:p>
          </table:table-cell>
          <table:table-cell office:value-type="float" office:value="468900" table:style-name="ce1">
            <text:p>468900</text:p>
          </table:table-cell>
          <table:table-cell office:value-type="float" office:value="58000" table:style-name="ce1">
            <text:p>58000</text:p>
          </table:table-cell>
          <table:table-cell office:value-type="float" office:value="369300" table:style-name="ce1">
            <text:p>369300</text:p>
          </table:table-cell>
          <table:table-cell office:value-type="float" office:value="2451" table:style-name="ce1">
            <text:p>245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65" table:style-name="ce8">
            <text:p>58565</text:p>
          </table:table-cell>
          <table:table-cell office:value-type="float" office:value="484400" table:style-name="ce8">
            <text:p>484400</text:p>
          </table:table-cell>
          <table:table-cell office:value-type="float" office:value="75100" table:style-name="ce8">
            <text:p>75100</text:p>
          </table:table-cell>
          <table:table-cell office:value-type="float" office:value="0" table:style-name="ce8">
            <text:p>0</text:p>
          </table:table-cell>
          <table:table-cell office:value-type="float" office:value="68504" table:style-name="ce8">
            <text:p>68504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65" table:style-name="ce8">
            <text:p>58565</text:p>
          </table:table-cell>
          <table:table-cell office:value-type="float" office:value="484400" table:style-name="ce8">
            <text:p>484400</text:p>
          </table:table-cell>
          <table:table-cell office:value-type="float" office:value="75100" table:style-name="ce8">
            <text:p>75100</text:p>
          </table:table-cell>
          <table:table-cell office:value-type="float" office:value="0" table:style-name="ce8">
            <text:p>0</text:p>
          </table:table-cell>
          <table:table-cell office:value-type="float" office:value="68504" table:style-name="ce8">
            <text:p>68504</text:p>
          </table:table-cell>
          <table:table-cell table:style-name="ce1"/>
          <table:table-cell office:value-type="string" table:style-name="ce6">
            <text:p>2025-04-28T23:28:23.4426589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94" table:style-name="ce1">
            <text:p>59294</text:p>
          </table:table-cell>
          <table:table-cell office:value-type="float" office:value="510900" table:style-name="ce1">
            <text:p>510900</text:p>
          </table:table-cell>
          <table:table-cell office:value-type="float" office:value="82600" table:style-name="ce1">
            <text:p>82600</text:p>
          </table:table-cell>
          <table:table-cell office:value-type="float" office:value="230000" table:style-name="ce1">
            <text:p>230000</text:p>
          </table:table-cell>
          <table:table-cell office:value-type="float" office:value="13622" table:style-name="ce1">
            <text:p>13622</text:p>
          </table:table-cell>
          <table:table-cell table:number-columns-repeated="3" table:style-name="ce1"/>
          <table:table-cell office:value-type="string" table:style-name="ce6">
            <text:p>2025-04-28T23:41:31.318060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57" table:style-name="ce1">
            <text:p>59857</text:p>
          </table:table-cell>
          <table:table-cell office:value-type="float" office:value="455700" table:style-name="ce1">
            <text:p>455700</text:p>
          </table:table-cell>
          <table:table-cell office:value-type="float" office:value="55200" table:style-name="ce1">
            <text:p>55200</text:p>
          </table:table-cell>
          <table:table-cell office:value-type="float" office:value="242800" table:style-name="ce1">
            <text:p>242800</text:p>
          </table:table-cell>
          <table:table-cell office:value-type="float" office:value="1084" table:style-name="ce1">
            <text:p>1084</text:p>
          </table:table-cell>
          <table:table-cell table:number-columns-repeated="2" table:style-name="ce1"/>
          <table:table-cell office:value-type="string" table:style-name="ce6">
            <text:p>2025-04-28T23:45:10.9994611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08" table:style-name="ce1">
            <text:p>60008</text:p>
          </table:table-cell>
          <table:table-cell office:value-type="float" office:value="44800000" table:style-name="ce1">
            <text:p>44800000</text:p>
          </table:table-cell>
          <table:table-cell office:value-type="float" office:value="89000" table:style-name="ce1">
            <text:p>89000</text:p>
          </table:table-cell>
          <table:table-cell office:value-type="float" office:value="234300" table:style-name="ce1">
            <text:p>234300</text:p>
          </table:table-cell>
          <table:table-cell office:value-type="float" office:value="8767" table:style-name="ce1">
            <text:p>876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63" table:style-name="ce8">
            <text:p>58563</text:p>
          </table:table-cell>
          <table:table-cell office:value-type="float" office:value="490300" table:style-name="ce8">
            <text:p>490300</text:p>
          </table:table-cell>
          <table:table-cell office:value-type="float" office:value="99700" table:style-name="ce8">
            <text:p>99700</text:p>
          </table:table-cell>
          <table:table-cell office:value-type="float" office:value="0" table:style-name="ce8">
            <text:p>0</text:p>
          </table:table-cell>
          <table:table-cell office:value-type="float" office:value="68513" table:style-name="ce8">
            <text:p>68513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63" table:style-name="ce8">
            <text:p>58563</text:p>
          </table:table-cell>
          <table:table-cell office:value-type="float" office:value="490300" table:style-name="ce8">
            <text:p>490300</text:p>
          </table:table-cell>
          <table:table-cell office:value-type="float" office:value="99700" table:style-name="ce8">
            <text:p>99700</text:p>
          </table:table-cell>
          <table:table-cell office:value-type="float" office:value="0" table:style-name="ce8">
            <text:p>0</text:p>
          </table:table-cell>
          <table:table-cell office:value-type="float" office:value="68513" table:style-name="ce8">
            <text:p>68513</text:p>
          </table:table-cell>
          <table:table-cell table:style-name="ce1"/>
          <table:table-cell office:value-type="string" table:style-name="ce6">
            <text:p>2025-04-28T23:28:23.4426589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89" table:style-name="ce1">
            <text:p>59289</text:p>
          </table:table-cell>
          <table:table-cell office:value-type="float" office:value="511000" table:style-name="ce1">
            <text:p>511000</text:p>
          </table:table-cell>
          <table:table-cell office:value-type="float" office:value="84100" table:style-name="ce1">
            <text:p>84100</text:p>
          </table:table-cell>
          <table:table-cell office:value-type="float" office:value="229900" table:style-name="ce1">
            <text:p>229900</text:p>
          </table:table-cell>
          <table:table-cell office:value-type="float" office:value="14070" table:style-name="ce1">
            <text:p>14070</text:p>
          </table:table-cell>
          <table:table-cell table:number-columns-repeated="3" table:style-name="ce1"/>
          <table:table-cell office:value-type="string" table:style-name="ce6">
            <text:p>2025-04-28T23:41:31.318060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60" table:style-name="ce1">
            <text:p>59860</text:p>
          </table:table-cell>
          <table:table-cell office:value-type="float" office:value="504200" table:style-name="ce1">
            <text:p>504200</text:p>
          </table:table-cell>
          <table:table-cell office:value-type="float" office:value="58900" table:style-name="ce1">
            <text:p>58900</text:p>
          </table:table-cell>
          <table:table-cell office:value-type="float" office:value="249000" table:style-name="ce1">
            <text:p>249000</text:p>
          </table:table-cell>
          <table:table-cell office:value-type="float" office:value="597" table:style-name="ce1">
            <text:p>597</text:p>
          </table:table-cell>
          <table:table-cell table:number-columns-repeated="2" table:style-name="ce1"/>
          <table:table-cell office:value-type="string" table:style-name="ce6">
            <text:p>2025-04-28T23:45:10.9994611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45" table:style-name="ce1">
            <text:p>60045</text:p>
          </table:table-cell>
          <table:table-cell office:value-type="float" office:value="318000" table:style-name="ce1">
            <text:p>318000</text:p>
          </table:table-cell>
          <table:table-cell office:value-type="float" office:value="50600" table:style-name="ce1">
            <text:p>50600</text:p>
          </table:table-cell>
          <table:table-cell office:value-type="float" office:value="234300" table:style-name="ce1">
            <text:p>234300</text:p>
          </table:table-cell>
          <table:table-cell office:value-type="float" office:value="1445" table:style-name="ce1">
            <text:p>144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59" table:style-name="ce8">
            <text:p>58559</text:p>
          </table:table-cell>
          <table:table-cell office:value-type="float" office:value="524400" table:style-name="ce8">
            <text:p>524400</text:p>
          </table:table-cell>
          <table:table-cell office:value-type="float" office:value="76500" table:style-name="ce8">
            <text:p>76500</text:p>
          </table:table-cell>
          <table:table-cell office:value-type="float" office:value="0" table:style-name="ce8">
            <text:p>0</text:p>
          </table:table-cell>
          <table:table-cell office:value-type="float" office:value="68737" table:style-name="ce8">
            <text:p>68737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59" table:style-name="ce8">
            <text:p>58559</text:p>
          </table:table-cell>
          <table:table-cell office:value-type="float" office:value="524400" table:style-name="ce8">
            <text:p>524400</text:p>
          </table:table-cell>
          <table:table-cell office:value-type="float" office:value="76500" table:style-name="ce8">
            <text:p>76500</text:p>
          </table:table-cell>
          <table:table-cell office:value-type="float" office:value="0" table:style-name="ce8">
            <text:p>0</text:p>
          </table:table-cell>
          <table:table-cell office:value-type="float" office:value="68737" table:style-name="ce8">
            <text:p>68737</text:p>
          </table:table-cell>
          <table:table-cell table:style-name="ce1"/>
          <table:table-cell office:value-type="string" table:style-name="ce6">
            <text:p>2025-04-28T23:28:23.4426589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80" table:style-name="ce1">
            <text:p>59280</text:p>
          </table:table-cell>
          <table:table-cell office:value-type="float" office:value="536000" table:style-name="ce1">
            <text:p>536000</text:p>
          </table:table-cell>
          <table:table-cell office:value-type="float" office:value="127900" table:style-name="ce1">
            <text:p>127900</text:p>
          </table:table-cell>
          <table:table-cell office:value-type="float" office:value="248600" table:style-name="ce1">
            <text:p>248600</text:p>
          </table:table-cell>
          <table:table-cell office:value-type="float" office:value="14508" table:style-name="ce1">
            <text:p>14508</text:p>
          </table:table-cell>
          <table:table-cell table:number-columns-repeated="3" table:style-name="ce1"/>
          <table:table-cell office:value-type="string" table:style-name="ce6">
            <text:p>2025-04-28T23:41:31.508778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62" table:style-name="ce1">
            <text:p>59862</text:p>
          </table:table-cell>
          <table:table-cell office:value-type="float" office:value="662800" table:style-name="ce1">
            <text:p>662800</text:p>
          </table:table-cell>
          <table:table-cell office:value-type="float" office:value="60700" table:style-name="ce1">
            <text:p>60700</text:p>
          </table:table-cell>
          <table:table-cell office:value-type="float" office:value="192300" table:style-name="ce1">
            <text:p>192300</text:p>
          </table:table-cell>
          <table:table-cell office:value-type="float" office:value="187" table:style-name="ce1">
            <text:p>187</text:p>
          </table:table-cell>
          <table:table-cell table:number-columns-repeated="2" table:style-name="ce1"/>
          <table:table-cell office:value-type="string" table:style-name="ce6">
            <text:p>2025-04-28T23:45:11.1603849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46" table:style-name="ce1">
            <text:p>60046</text:p>
          </table:table-cell>
          <table:table-cell office:value-type="float" office:value="457600" table:style-name="ce1">
            <text:p>457600</text:p>
          </table:table-cell>
          <table:table-cell office:value-type="float" office:value="101400" table:style-name="ce1">
            <text:p>101400</text:p>
          </table:table-cell>
          <table:table-cell office:value-type="float" office:value="170800" table:style-name="ce1">
            <text:p>170800</text:p>
          </table:table-cell>
          <table:table-cell office:value-type="float" office:value="1358" table:style-name="ce1">
            <text:p>135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60" table:style-name="ce8">
            <text:p>58560</text:p>
          </table:table-cell>
          <table:table-cell office:value-type="float" office:value="511900" table:style-name="ce8">
            <text:p>511900</text:p>
          </table:table-cell>
          <table:table-cell office:value-type="float" office:value="86900" table:style-name="ce8">
            <text:p>86900</text:p>
          </table:table-cell>
          <table:table-cell office:value-type="float" office:value="0" table:style-name="ce8">
            <text:p>0</text:p>
          </table:table-cell>
          <table:table-cell office:value-type="float" office:value="68934" table:style-name="ce8">
            <text:p>68934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60" table:style-name="ce8">
            <text:p>58560</text:p>
          </table:table-cell>
          <table:table-cell office:value-type="float" office:value="511900" table:style-name="ce8">
            <text:p>511900</text:p>
          </table:table-cell>
          <table:table-cell office:value-type="float" office:value="86900" table:style-name="ce8">
            <text:p>86900</text:p>
          </table:table-cell>
          <table:table-cell office:value-type="float" office:value="0" table:style-name="ce8">
            <text:p>0</text:p>
          </table:table-cell>
          <table:table-cell office:value-type="float" office:value="68934" table:style-name="ce8">
            <text:p>68934</text:p>
          </table:table-cell>
          <table:table-cell table:style-name="ce1"/>
          <table:table-cell office:value-type="string" table:style-name="ce6">
            <text:p>2025-04-28T23:28:23.5929715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93" table:style-name="ce1">
            <text:p>59293</text:p>
          </table:table-cell>
          <table:table-cell office:value-type="float" office:value="636500" table:style-name="ce1">
            <text:p>636500</text:p>
          </table:table-cell>
          <table:table-cell office:value-type="float" office:value="73300" table:style-name="ce1">
            <text:p>73300</text:p>
          </table:table-cell>
          <table:table-cell office:value-type="float" office:value="191700" table:style-name="ce1">
            <text:p>191700</text:p>
          </table:table-cell>
          <table:table-cell office:value-type="float" office:value="13850" table:style-name="ce1">
            <text:p>13850</text:p>
          </table:table-cell>
          <table:table-cell table:number-columns-repeated="3" table:style-name="ce1"/>
          <table:table-cell office:value-type="string" table:style-name="ce6">
            <text:p>2025-04-28T23:41:31.8644915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64" table:style-name="ce1">
            <text:p>59864</text:p>
          </table:table-cell>
          <table:table-cell office:value-type="float" office:value="813600" table:style-name="ce1">
            <text:p>813600</text:p>
          </table:table-cell>
          <table:table-cell office:value-type="float" office:value="113200" table:style-name="ce1">
            <text:p>113200</text:p>
          </table:table-cell>
          <table:table-cell office:value-type="float" office:value="223600" table:style-name="ce1">
            <text:p>223600</text:p>
          </table:table-cell>
          <table:table-cell office:value-type="float" office:value="543" table:style-name="ce1">
            <text:p>543</text:p>
          </table:table-cell>
          <table:table-cell table:number-columns-repeated="2" table:style-name="ce1"/>
          <table:table-cell office:value-type="string" table:style-name="ce6">
            <text:p>2025-04-28T23:45:11.5638884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15" table:style-name="ce1">
            <text:p>60015</text:p>
          </table:table-cell>
          <table:table-cell office:value-type="float" office:value="3011600" table:style-name="ce1">
            <text:p>3011600</text:p>
          </table:table-cell>
          <table:table-cell office:value-type="float" office:value="89600" table:style-name="ce1">
            <text:p>89600</text:p>
          </table:table-cell>
          <table:table-cell office:value-type="float" office:value="262300" table:style-name="ce1">
            <text:p>262300</text:p>
          </table:table-cell>
          <table:table-cell office:value-type="float" office:value="9249" table:style-name="ce1">
            <text:p>924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88383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62" table:style-name="ce8">
            <text:p>58562</text:p>
          </table:table-cell>
          <table:table-cell office:value-type="float" office:value="433100" table:style-name="ce8">
            <text:p>433100</text:p>
          </table:table-cell>
          <table:table-cell office:value-type="float" office:value="63300" table:style-name="ce8">
            <text:p>63300</text:p>
          </table:table-cell>
          <table:table-cell office:value-type="float" office:value="0" table:style-name="ce8">
            <text:p>0</text:p>
          </table:table-cell>
          <table:table-cell office:value-type="float" office:value="68480" table:style-name="ce8">
            <text:p>68480</text:p>
          </table:table-cell>
          <table:table-cell table:number-columns-repeated="3" table:style-name="ce1"/>
          <table:table-cell office:value-type="string" table:style-name="ce7">
            <text:p>2025-04-28T23:03:29.4888383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62" table:style-name="ce8">
            <text:p>58562</text:p>
          </table:table-cell>
          <table:table-cell office:value-type="float" office:value="433100" table:style-name="ce8">
            <text:p>433100</text:p>
          </table:table-cell>
          <table:table-cell office:value-type="float" office:value="63300" table:style-name="ce8">
            <text:p>63300</text:p>
          </table:table-cell>
          <table:table-cell office:value-type="float" office:value="0" table:style-name="ce8">
            <text:p>0</text:p>
          </table:table-cell>
          <table:table-cell office:value-type="float" office:value="68480" table:style-name="ce8">
            <text:p>68480</text:p>
          </table:table-cell>
          <table:table-cell table:style-name="ce1"/>
          <table:table-cell office:value-type="string" table:style-name="ce6">
            <text:p>2025-04-28T23:28:23.8338991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02" table:style-name="ce1">
            <text:p>59302</text:p>
          </table:table-cell>
          <table:table-cell office:value-type="float" office:value="265000" table:style-name="ce1">
            <text:p>265000</text:p>
          </table:table-cell>
          <table:table-cell office:value-type="float" office:value="51900" table:style-name="ce1">
            <text:p>51900</text:p>
          </table:table-cell>
          <table:table-cell office:value-type="float" office:value="205000" table:style-name="ce1">
            <text:p>205000</text:p>
          </table:table-cell>
          <table:table-cell office:value-type="float" office:value="7920" table:style-name="ce1">
            <text:p>7920</text:p>
          </table:table-cell>
          <table:table-cell table:number-columns-repeated="3" table:style-name="ce1"/>
          <table:table-cell office:value-type="string" table:style-name="ce6">
            <text:p>2025-04-28T23:41:32.124834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61" table:style-name="ce1">
            <text:p>59861</text:p>
          </table:table-cell>
          <table:table-cell office:value-type="float" office:value="1609600" table:style-name="ce1">
            <text:p>1609600</text:p>
          </table:table-cell>
          <table:table-cell office:value-type="float" office:value="56800" table:style-name="ce1">
            <text:p>56800</text:p>
          </table:table-cell>
          <table:table-cell office:value-type="float" office:value="121400" table:style-name="ce1">
            <text:p>121400</text:p>
          </table:table-cell>
          <table:table-cell office:value-type="float" office:value="1019" table:style-name="ce1">
            <text:p>1019</text:p>
          </table:table-cell>
          <table:table-cell table:number-columns-repeated="2" table:style-name="ce1"/>
          <table:table-cell office:value-type="string" table:style-name="ce6">
            <text:p>2025-04-28T23:45:12.9966172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56" table:style-name="ce1">
            <text:p>60056</text:p>
          </table:table-cell>
          <table:table-cell office:value-type="float" office:value="501300" table:style-name="ce1">
            <text:p>501300</text:p>
          </table:table-cell>
          <table:table-cell office:value-type="float" office:value="46600" table:style-name="ce1">
            <text:p>46600</text:p>
          </table:table-cell>
          <table:table-cell office:value-type="float" office:value="547000" table:style-name="ce1">
            <text:p>547000</text:p>
          </table:table-cell>
          <table:table-cell office:value-type="float" office:value="1996" table:style-name="ce1">
            <text:p>199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98388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58" table:style-name="ce8">
            <text:p>58558</text:p>
          </table:table-cell>
          <table:table-cell office:value-type="float" office:value="442600" table:style-name="ce8">
            <text:p>442600</text:p>
          </table:table-cell>
          <table:table-cell office:value-type="float" office:value="87000" table:style-name="ce8">
            <text:p>87000</text:p>
          </table:table-cell>
          <table:table-cell office:value-type="float" office:value="0" table:style-name="ce8">
            <text:p>0</text:p>
          </table:table-cell>
          <table:table-cell office:value-type="float" office:value="68536" table:style-name="ce8">
            <text:p>68536</text:p>
          </table:table-cell>
          <table:table-cell table:number-columns-repeated="3" table:style-name="ce1"/>
          <table:table-cell office:value-type="string" table:style-name="ce7">
            <text:p>2025-04-28T23:03:29.4898388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58" table:style-name="ce8">
            <text:p>58558</text:p>
          </table:table-cell>
          <table:table-cell office:value-type="float" office:value="442600" table:style-name="ce8">
            <text:p>442600</text:p>
          </table:table-cell>
          <table:table-cell office:value-type="float" office:value="87000" table:style-name="ce8">
            <text:p>87000</text:p>
          </table:table-cell>
          <table:table-cell office:value-type="float" office:value="0" table:style-name="ce8">
            <text:p>0</text:p>
          </table:table-cell>
          <table:table-cell office:value-type="float" office:value="68536" table:style-name="ce8">
            <text:p>68536</text:p>
          </table:table-cell>
          <table:table-cell table:style-name="ce1"/>
          <table:table-cell office:value-type="string" table:style-name="ce6">
            <text:p>2025-04-28T23:28:24.0968092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03" table:style-name="ce1">
            <text:p>59303</text:p>
          </table:table-cell>
          <table:table-cell office:value-type="float" office:value="294800" table:style-name="ce1">
            <text:p>294800</text:p>
          </table:table-cell>
          <table:table-cell office:value-type="float" office:value="54000" table:style-name="ce1">
            <text:p>54000</text:p>
          </table:table-cell>
          <table:table-cell office:value-type="float" office:value="239500" table:style-name="ce1">
            <text:p>239500</text:p>
          </table:table-cell>
          <table:table-cell office:value-type="float" office:value="6558" table:style-name="ce1">
            <text:p>6558</text:p>
          </table:table-cell>
          <table:table-cell table:number-columns-repeated="3" table:style-name="ce1"/>
          <table:table-cell office:value-type="string" table:style-name="ce6">
            <text:p>2025-04-28T23:41:32.124834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65" table:style-name="ce1">
            <text:p>59865</text:p>
          </table:table-cell>
          <table:table-cell office:value-type="float" office:value="485900" table:style-name="ce1">
            <text:p>485900</text:p>
          </table:table-cell>
          <table:table-cell office:value-type="float" office:value="40400" table:style-name="ce1">
            <text:p>40400</text:p>
          </table:table-cell>
          <table:table-cell office:value-type="float" office:value="226200" table:style-name="ce1">
            <text:p>226200</text:p>
          </table:table-cell>
          <table:table-cell office:value-type="float" office:value="615" table:style-name="ce1">
            <text:p>615</text:p>
          </table:table-cell>
          <table:table-cell table:number-columns-repeated="2" table:style-name="ce1"/>
          <table:table-cell office:value-type="string" table:style-name="ce6">
            <text:p>2025-04-28T23:45:13.1077461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38" table:style-name="ce1">
            <text:p>60038</text:p>
          </table:table-cell>
          <table:table-cell office:value-type="float" office:value="527800" table:style-name="ce1">
            <text:p>527800</text:p>
          </table:table-cell>
          <table:table-cell office:value-type="float" office:value="52200" table:style-name="ce1">
            <text:p>52200</text:p>
          </table:table-cell>
          <table:table-cell office:value-type="float" office:value="209200" table:style-name="ce1">
            <text:p>209200</text:p>
          </table:table-cell>
          <table:table-cell office:value-type="float" office:value="5095" table:style-name="ce1">
            <text:p>509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98388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54" table:style-name="ce8">
            <text:p>58554</text:p>
          </table:table-cell>
          <table:table-cell office:value-type="float" office:value="449400" table:style-name="ce8">
            <text:p>449400</text:p>
          </table:table-cell>
          <table:table-cell office:value-type="float" office:value="82500" table:style-name="ce8">
            <text:p>82500</text:p>
          </table:table-cell>
          <table:table-cell office:value-type="float" office:value="0" table:style-name="ce8">
            <text:p>0</text:p>
          </table:table-cell>
          <table:table-cell office:value-type="float" office:value="68949" table:style-name="ce8">
            <text:p>68949</text:p>
          </table:table-cell>
          <table:table-cell table:number-columns-repeated="3" table:style-name="ce1"/>
          <table:table-cell office:value-type="string" table:style-name="ce7">
            <text:p>2025-04-28T23:03:29.4898388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54" table:style-name="ce8">
            <text:p>58554</text:p>
          </table:table-cell>
          <table:table-cell office:value-type="float" office:value="449400" table:style-name="ce8">
            <text:p>449400</text:p>
          </table:table-cell>
          <table:table-cell office:value-type="float" office:value="82500" table:style-name="ce8">
            <text:p>82500</text:p>
          </table:table-cell>
          <table:table-cell office:value-type="float" office:value="0" table:style-name="ce8">
            <text:p>0</text:p>
          </table:table-cell>
          <table:table-cell office:value-type="float" office:value="68949" table:style-name="ce8">
            <text:p>68949</text:p>
          </table:table-cell>
          <table:table-cell table:style-name="ce1"/>
          <table:table-cell office:value-type="string" table:style-name="ce6">
            <text:p>2025-04-28T23:28:24.666987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21" table:style-name="ce1">
            <text:p>59321</text:p>
          </table:table-cell>
          <table:table-cell office:value-type="float" office:value="477700" table:style-name="ce1">
            <text:p>477700</text:p>
          </table:table-cell>
          <table:table-cell office:value-type="float" office:value="58600" table:style-name="ce1">
            <text:p>58600</text:p>
          </table:table-cell>
          <table:table-cell office:value-type="float" office:value="244200" table:style-name="ce1">
            <text:p>244200</text:p>
          </table:table-cell>
          <table:table-cell office:value-type="float" office:value="1749" table:style-name="ce1">
            <text:p>1749</text:p>
          </table:table-cell>
          <table:table-cell table:number-columns-repeated="3" table:style-name="ce1"/>
          <table:table-cell office:value-type="string" table:style-name="ce6">
            <text:p>2025-04-28T23:41:32.124834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63" table:style-name="ce1">
            <text:p>59863</text:p>
          </table:table-cell>
          <table:table-cell office:value-type="float" office:value="1180000" table:style-name="ce1">
            <text:p>1180000</text:p>
          </table:table-cell>
          <table:table-cell office:value-type="float" office:value="63400" table:style-name="ce1">
            <text:p>63400</text:p>
          </table:table-cell>
          <table:table-cell office:value-type="float" office:value="105600" table:style-name="ce1">
            <text:p>105600</text:p>
          </table:table-cell>
          <table:table-cell office:value-type="float" office:value="804" table:style-name="ce1">
            <text:p>804</text:p>
          </table:table-cell>
          <table:table-cell table:number-columns-repeated="2" table:style-name="ce1"/>
          <table:table-cell office:value-type="string" table:style-name="ce6">
            <text:p>2025-04-28T23:45:13.1077461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57" table:style-name="ce1">
            <text:p>60057</text:p>
          </table:table-cell>
          <table:table-cell office:value-type="float" office:value="364200" table:style-name="ce1">
            <text:p>364200</text:p>
          </table:table-cell>
          <table:table-cell office:value-type="float" office:value="43100" table:style-name="ce1">
            <text:p>43100</text:p>
          </table:table-cell>
          <table:table-cell office:value-type="float" office:value="210600" table:style-name="ce1">
            <text:p>210600</text:p>
          </table:table-cell>
          <table:table-cell office:value-type="float" office:value="1946" table:style-name="ce1">
            <text:p>194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98388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56" table:style-name="ce8">
            <text:p>58556</text:p>
          </table:table-cell>
          <table:table-cell office:value-type="float" office:value="466400" table:style-name="ce8">
            <text:p>466400</text:p>
          </table:table-cell>
          <table:table-cell office:value-type="float" office:value="97200" table:style-name="ce8">
            <text:p>97200</text:p>
          </table:table-cell>
          <table:table-cell office:value-type="float" office:value="0" table:style-name="ce8">
            <text:p>0</text:p>
          </table:table-cell>
          <table:table-cell office:value-type="float" office:value="68834" table:style-name="ce8">
            <text:p>68834</text:p>
          </table:table-cell>
          <table:table-cell table:number-columns-repeated="3" table:style-name="ce1"/>
          <table:table-cell office:value-type="string" table:style-name="ce7">
            <text:p>2025-04-28T23:03:29.4898388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56" table:style-name="ce8">
            <text:p>58556</text:p>
          </table:table-cell>
          <table:table-cell office:value-type="float" office:value="466400" table:style-name="ce8">
            <text:p>466400</text:p>
          </table:table-cell>
          <table:table-cell office:value-type="float" office:value="97200" table:style-name="ce8">
            <text:p>97200</text:p>
          </table:table-cell>
          <table:table-cell office:value-type="float" office:value="0" table:style-name="ce8">
            <text:p>0</text:p>
          </table:table-cell>
          <table:table-cell office:value-type="float" office:value="68834" table:style-name="ce8">
            <text:p>68834</text:p>
          </table:table-cell>
          <table:table-cell table:style-name="ce1"/>
          <table:table-cell office:value-type="string" table:style-name="ce6">
            <text:p>2025-04-28T23:28:25.2515928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08" table:style-name="ce1">
            <text:p>59308</text:p>
          </table:table-cell>
          <table:table-cell office:value-type="float" office:value="282500" table:style-name="ce1">
            <text:p>282500</text:p>
          </table:table-cell>
          <table:table-cell office:value-type="float" office:value="63900" table:style-name="ce1">
            <text:p>63900</text:p>
          </table:table-cell>
          <table:table-cell office:value-type="float" office:value="190000" table:style-name="ce1">
            <text:p>190000</text:p>
          </table:table-cell>
          <table:table-cell office:value-type="float" office:value="4871" table:style-name="ce1">
            <text:p>4871</text:p>
          </table:table-cell>
          <table:table-cell table:number-columns-repeated="3" table:style-name="ce1"/>
          <table:table-cell office:value-type="string" table:style-name="ce6">
            <text:p>2025-04-28T23:41:32.5014708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66" table:style-name="ce1">
            <text:p>59866</text:p>
          </table:table-cell>
          <table:table-cell office:value-type="float" office:value="322600" table:style-name="ce1">
            <text:p>322600</text:p>
          </table:table-cell>
          <table:table-cell office:value-type="float" office:value="44200" table:style-name="ce1">
            <text:p>44200</text:p>
          </table:table-cell>
          <table:table-cell office:value-type="float" office:value="188300" table:style-name="ce1">
            <text:p>188300</text:p>
          </table:table-cell>
          <table:table-cell office:value-type="float" office:value="636" table:style-name="ce1">
            <text:p>636</text:p>
          </table:table-cell>
          <table:table-cell table:number-columns-repeated="2" table:style-name="ce1"/>
          <table:table-cell office:value-type="string" table:style-name="ce6">
            <text:p>2025-04-28T23:45:13.2501639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28" table:style-name="ce1">
            <text:p>60028</text:p>
          </table:table-cell>
          <table:table-cell office:value-type="float" office:value="316000" table:style-name="ce1">
            <text:p>316000</text:p>
          </table:table-cell>
          <table:table-cell office:value-type="float" office:value="108200" table:style-name="ce1">
            <text:p>108200</text:p>
          </table:table-cell>
          <table:table-cell office:value-type="float" office:value="149600" table:style-name="ce1">
            <text:p>149600</text:p>
          </table:table-cell>
          <table:table-cell office:value-type="float" office:value="6988" table:style-name="ce1">
            <text:p>698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98388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55" table:style-name="ce8">
            <text:p>58555</text:p>
          </table:table-cell>
          <table:table-cell office:value-type="float" office:value="434400" table:style-name="ce8">
            <text:p>434400</text:p>
          </table:table-cell>
          <table:table-cell office:value-type="float" office:value="78200" table:style-name="ce8">
            <text:p>78200</text:p>
          </table:table-cell>
          <table:table-cell office:value-type="float" office:value="0" table:style-name="ce8">
            <text:p>0</text:p>
          </table:table-cell>
          <table:table-cell office:value-type="float" office:value="68834" table:style-name="ce8">
            <text:p>68834</text:p>
          </table:table-cell>
          <table:table-cell table:number-columns-repeated="3" table:style-name="ce1"/>
          <table:table-cell office:value-type="string" table:style-name="ce7">
            <text:p>2025-04-28T23:03:29.4898388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55" table:style-name="ce8">
            <text:p>58555</text:p>
          </table:table-cell>
          <table:table-cell office:value-type="float" office:value="434400" table:style-name="ce8">
            <text:p>434400</text:p>
          </table:table-cell>
          <table:table-cell office:value-type="float" office:value="78200" table:style-name="ce8">
            <text:p>78200</text:p>
          </table:table-cell>
          <table:table-cell office:value-type="float" office:value="0" table:style-name="ce8">
            <text:p>0</text:p>
          </table:table-cell>
          <table:table-cell office:value-type="float" office:value="68834" table:style-name="ce8">
            <text:p>68834</text:p>
          </table:table-cell>
          <table:table-cell table:style-name="ce1"/>
          <table:table-cell office:value-type="string" table:style-name="ce6">
            <text:p>2025-04-28T23:28:26.084681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95" table:style-name="ce1">
            <text:p>59295</text:p>
          </table:table-cell>
          <table:table-cell office:value-type="float" office:value="601700" table:style-name="ce1">
            <text:p>601700</text:p>
          </table:table-cell>
          <table:table-cell office:value-type="float" office:value="106900" table:style-name="ce1">
            <text:p>106900</text:p>
          </table:table-cell>
          <table:table-cell office:value-type="float" office:value="154300" table:style-name="ce1">
            <text:p>154300</text:p>
          </table:table-cell>
          <table:table-cell office:value-type="float" office:value="16451" table:style-name="ce1">
            <text:p>16451</text:p>
          </table:table-cell>
          <table:table-cell table:number-columns-repeated="3" table:style-name="ce1"/>
          <table:table-cell office:value-type="string" table:style-name="ce6">
            <text:p>2025-04-28T23:41:32.754025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69" table:style-name="ce1">
            <text:p>59869</text:p>
          </table:table-cell>
          <table:table-cell office:value-type="float" office:value="395100" table:style-name="ce1">
            <text:p>395100</text:p>
          </table:table-cell>
          <table:table-cell office:value-type="float" office:value="35900" table:style-name="ce1">
            <text:p>35900</text:p>
          </table:table-cell>
          <table:table-cell office:value-type="float" office:value="225400" table:style-name="ce1">
            <text:p>225400</text:p>
          </table:table-cell>
          <table:table-cell office:value-type="float" office:value="628" table:style-name="ce1">
            <text:p>628</text:p>
          </table:table-cell>
          <table:table-cell table:number-columns-repeated="2" table:style-name="ce1"/>
          <table:table-cell office:value-type="string" table:style-name="ce6">
            <text:p>2025-04-28T23:45:13.4159866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37" table:style-name="ce1">
            <text:p>60037</text:p>
          </table:table-cell>
          <table:table-cell office:value-type="float" office:value="527800" table:style-name="ce1">
            <text:p>527800</text:p>
          </table:table-cell>
          <table:table-cell office:value-type="float" office:value="83700" table:style-name="ce1">
            <text:p>83700</text:p>
          </table:table-cell>
          <table:table-cell office:value-type="float" office:value="219100" table:style-name="ce1">
            <text:p>219100</text:p>
          </table:table-cell>
          <table:table-cell office:value-type="float" office:value="5403" table:style-name="ce1">
            <text:p>540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98388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57" table:style-name="ce8">
            <text:p>58557</text:p>
          </table:table-cell>
          <table:table-cell office:value-type="float" office:value="491000" table:style-name="ce8">
            <text:p>491000</text:p>
          </table:table-cell>
          <table:table-cell office:value-type="float" office:value="116200" table:style-name="ce8">
            <text:p>116200</text:p>
          </table:table-cell>
          <table:table-cell office:value-type="float" office:value="0" table:style-name="ce8">
            <text:p>0</text:p>
          </table:table-cell>
          <table:table-cell office:value-type="float" office:value="68555" table:style-name="ce8">
            <text:p>68555</text:p>
          </table:table-cell>
          <table:table-cell table:number-columns-repeated="3" table:style-name="ce1"/>
          <table:table-cell office:value-type="string" table:style-name="ce7">
            <text:p>2025-04-28T23:03:29.4898388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57" table:style-name="ce8">
            <text:p>58557</text:p>
          </table:table-cell>
          <table:table-cell office:value-type="float" office:value="491000" table:style-name="ce8">
            <text:p>491000</text:p>
          </table:table-cell>
          <table:table-cell office:value-type="float" office:value="116200" table:style-name="ce8">
            <text:p>116200</text:p>
          </table:table-cell>
          <table:table-cell office:value-type="float" office:value="0" table:style-name="ce8">
            <text:p>0</text:p>
          </table:table-cell>
          <table:table-cell office:value-type="float" office:value="68555" table:style-name="ce8">
            <text:p>68555</text:p>
          </table:table-cell>
          <table:table-cell table:style-name="ce1"/>
          <table:table-cell office:value-type="string" table:style-name="ce6">
            <text:p>2025-04-28T23:28:26.8204043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09" table:style-name="ce1">
            <text:p>59309</text:p>
          </table:table-cell>
          <table:table-cell office:value-type="float" office:value="562800" table:style-name="ce1">
            <text:p>562800</text:p>
          </table:table-cell>
          <table:table-cell office:value-type="float" office:value="99800" table:style-name="ce1">
            <text:p>99800</text:p>
          </table:table-cell>
          <table:table-cell office:value-type="float" office:value="288900" table:style-name="ce1">
            <text:p>288900</text:p>
          </table:table-cell>
          <table:table-cell office:value-type="float" office:value="5440" table:style-name="ce1">
            <text:p>5440</text:p>
          </table:table-cell>
          <table:table-cell table:number-columns-repeated="3" table:style-name="ce1"/>
          <table:table-cell office:value-type="string" table:style-name="ce6">
            <text:p>2025-04-28T23:41:32.754025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68" table:style-name="ce1">
            <text:p>59868</text:p>
          </table:table-cell>
          <table:table-cell office:value-type="float" office:value="383000" table:style-name="ce1">
            <text:p>383000</text:p>
          </table:table-cell>
          <table:table-cell office:value-type="float" office:value="41000" table:style-name="ce1">
            <text:p>41000</text:p>
          </table:table-cell>
          <table:table-cell office:value-type="float" office:value="225500" table:style-name="ce1">
            <text:p>225500</text:p>
          </table:table-cell>
          <table:table-cell office:value-type="float" office:value="628" table:style-name="ce1">
            <text:p>628</text:p>
          </table:table-cell>
          <table:table-cell table:number-columns-repeated="2" table:style-name="ce1"/>
          <table:table-cell office:value-type="string" table:style-name="ce6">
            <text:p>2025-04-28T23:45:13.4170454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53" table:style-name="ce1">
            <text:p>60053</text:p>
          </table:table-cell>
          <table:table-cell office:value-type="float" office:value="418500" table:style-name="ce1">
            <text:p>418500</text:p>
          </table:table-cell>
          <table:table-cell office:value-type="float" office:value="30300" table:style-name="ce1">
            <text:p>30300</text:p>
          </table:table-cell>
          <table:table-cell office:value-type="float" office:value="191700" table:style-name="ce1">
            <text:p>191700</text:p>
          </table:table-cell>
          <table:table-cell office:value-type="float" office:value="2698" table:style-name="ce1">
            <text:p>269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98388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53" table:style-name="ce8">
            <text:p>58553</text:p>
          </table:table-cell>
          <table:table-cell office:value-type="float" office:value="551500" table:style-name="ce8">
            <text:p>551500</text:p>
          </table:table-cell>
          <table:table-cell office:value-type="float" office:value="77300" table:style-name="ce8">
            <text:p>77300</text:p>
          </table:table-cell>
          <table:table-cell office:value-type="float" office:value="0" table:style-name="ce8">
            <text:p>0</text:p>
          </table:table-cell>
          <table:table-cell office:value-type="float" office:value="68861" table:style-name="ce8">
            <text:p>68861</text:p>
          </table:table-cell>
          <table:table-cell table:number-columns-repeated="3" table:style-name="ce1"/>
          <table:table-cell office:value-type="string" table:style-name="ce7">
            <text:p>2025-04-28T23:03:29.4898388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53" table:style-name="ce8">
            <text:p>58553</text:p>
          </table:table-cell>
          <table:table-cell office:value-type="float" office:value="551500" table:style-name="ce8">
            <text:p>551500</text:p>
          </table:table-cell>
          <table:table-cell office:value-type="float" office:value="77300" table:style-name="ce8">
            <text:p>77300</text:p>
          </table:table-cell>
          <table:table-cell office:value-type="float" office:value="0" table:style-name="ce8">
            <text:p>0</text:p>
          </table:table-cell>
          <table:table-cell office:value-type="float" office:value="68861" table:style-name="ce8">
            <text:p>68861</text:p>
          </table:table-cell>
          <table:table-cell table:style-name="ce1"/>
          <table:table-cell office:value-type="string" table:style-name="ce6">
            <text:p>2025-04-28T23:28:27.173370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32" table:style-name="ce1">
            <text:p>59332</text:p>
          </table:table-cell>
          <table:table-cell office:value-type="float" office:value="574600" table:style-name="ce1">
            <text:p>574600</text:p>
          </table:table-cell>
          <table:table-cell office:value-type="float" office:value="54000" table:style-name="ce1">
            <text:p>54000</text:p>
          </table:table-cell>
          <table:table-cell office:value-type="float" office:value="255300" table:style-name="ce1">
            <text:p>255300</text:p>
          </table:table-cell>
          <table:table-cell office:value-type="float" office:value="3728" table:style-name="ce1">
            <text:p>3728</text:p>
          </table:table-cell>
          <table:table-cell table:number-columns-repeated="3" table:style-name="ce1"/>
          <table:table-cell office:value-type="string" table:style-name="ce6">
            <text:p>2025-04-28T23:41:32.8823385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67" table:style-name="ce1">
            <text:p>59867</text:p>
          </table:table-cell>
          <table:table-cell office:value-type="float" office:value="505100" table:style-name="ce1">
            <text:p>505100</text:p>
          </table:table-cell>
          <table:table-cell office:value-type="float" office:value="32500" table:style-name="ce1">
            <text:p>32500</text:p>
          </table:table-cell>
          <table:table-cell office:value-type="float" office:value="177500" table:style-name="ce1">
            <text:p>177500</text:p>
          </table:table-cell>
          <table:table-cell office:value-type="float" office:value="756" table:style-name="ce1">
            <text:p>756</text:p>
          </table:table-cell>
          <table:table-cell table:number-columns-repeated="2" table:style-name="ce1"/>
          <table:table-cell office:value-type="string" table:style-name="ce6">
            <text:p>2025-04-28T23:45:13.4170454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49" table:style-name="ce1">
            <text:p>60049</text:p>
          </table:table-cell>
          <table:table-cell office:value-type="float" office:value="307300" table:style-name="ce1">
            <text:p>307300</text:p>
          </table:table-cell>
          <table:table-cell office:value-type="float" office:value="47700" table:style-name="ce1">
            <text:p>47700</text:p>
          </table:table-cell>
          <table:table-cell office:value-type="float" office:value="219200" table:style-name="ce1">
            <text:p>219200</text:p>
          </table:table-cell>
          <table:table-cell office:value-type="float" office:value="3211" table:style-name="ce1">
            <text:p>321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98388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49" table:style-name="ce8">
            <text:p>58549</text:p>
          </table:table-cell>
          <table:table-cell office:value-type="float" office:value="578700" table:style-name="ce8">
            <text:p>578700</text:p>
          </table:table-cell>
          <table:table-cell office:value-type="float" office:value="84400" table:style-name="ce8">
            <text:p>84400</text:p>
          </table:table-cell>
          <table:table-cell office:value-type="float" office:value="0" table:style-name="ce8">
            <text:p>0</text:p>
          </table:table-cell>
          <table:table-cell office:value-type="float" office:value="69364" table:style-name="ce8">
            <text:p>69364</text:p>
          </table:table-cell>
          <table:table-cell table:number-columns-repeated="3" table:style-name="ce1"/>
          <table:table-cell office:value-type="string" table:style-name="ce7">
            <text:p>2025-04-28T23:03:29.4898388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49" table:style-name="ce8">
            <text:p>58549</text:p>
          </table:table-cell>
          <table:table-cell office:value-type="float" office:value="578700" table:style-name="ce8">
            <text:p>578700</text:p>
          </table:table-cell>
          <table:table-cell office:value-type="float" office:value="84400" table:style-name="ce8">
            <text:p>84400</text:p>
          </table:table-cell>
          <table:table-cell office:value-type="float" office:value="0" table:style-name="ce8">
            <text:p>0</text:p>
          </table:table-cell>
          <table:table-cell office:value-type="float" office:value="69364" table:style-name="ce8">
            <text:p>69364</text:p>
          </table:table-cell>
          <table:table-cell table:style-name="ce1"/>
          <table:table-cell office:value-type="string" table:style-name="ce6">
            <text:p>2025-04-28T23:28:27.174462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82" table:style-name="ce1">
            <text:p>59282</text:p>
          </table:table-cell>
          <table:table-cell office:value-type="float" office:value="490700" table:style-name="ce1">
            <text:p>490700</text:p>
          </table:table-cell>
          <table:table-cell office:value-type="float" office:value="97100" table:style-name="ce1">
            <text:p>97100</text:p>
          </table:table-cell>
          <table:table-cell office:value-type="float" office:value="103800" table:style-name="ce1">
            <text:p>103800</text:p>
          </table:table-cell>
          <table:table-cell office:value-type="float" office:value="18217" table:style-name="ce1">
            <text:p>18217</text:p>
          </table:table-cell>
          <table:table-cell table:number-columns-repeated="3" table:style-name="ce1"/>
          <table:table-cell office:value-type="string" table:style-name="ce6">
            <text:p>2025-04-28T23:41:33.143472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70" table:style-name="ce1">
            <text:p>59870</text:p>
          </table:table-cell>
          <table:table-cell office:value-type="float" office:value="388200" table:style-name="ce1">
            <text:p>388200</text:p>
          </table:table-cell>
          <table:table-cell office:value-type="float" office:value="115900" table:style-name="ce1">
            <text:p>115900</text:p>
          </table:table-cell>
          <table:table-cell office:value-type="float" office:value="223600" table:style-name="ce1">
            <text:p>223600</text:p>
          </table:table-cell>
          <table:table-cell office:value-type="float" office:value="640" table:style-name="ce1">
            <text:p>640</text:p>
          </table:table-cell>
          <table:table-cell table:number-columns-repeated="2" table:style-name="ce1"/>
          <table:table-cell office:value-type="string" table:style-name="ce6">
            <text:p>2025-04-28T23:45:13.7482725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41" table:style-name="ce1">
            <text:p>60041</text:p>
          </table:table-cell>
          <table:table-cell office:value-type="float" office:value="317700" table:style-name="ce1">
            <text:p>317700</text:p>
          </table:table-cell>
          <table:table-cell office:value-type="float" office:value="50700" table:style-name="ce1">
            <text:p>50700</text:p>
          </table:table-cell>
          <table:table-cell office:value-type="float" office:value="112500" table:style-name="ce1">
            <text:p>112500</text:p>
          </table:table-cell>
          <table:table-cell office:value-type="float" office:value="4989" table:style-name="ce1">
            <text:p>498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98388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52" table:style-name="ce8">
            <text:p>58552</text:p>
          </table:table-cell>
          <table:table-cell office:value-type="float" office:value="464500" table:style-name="ce8">
            <text:p>464500</text:p>
          </table:table-cell>
          <table:table-cell office:value-type="float" office:value="82400" table:style-name="ce8">
            <text:p>82400</text:p>
          </table:table-cell>
          <table:table-cell office:value-type="float" office:value="0" table:style-name="ce8">
            <text:p>0</text:p>
          </table:table-cell>
          <table:table-cell office:value-type="float" office:value="69179" table:style-name="ce8">
            <text:p>69179</text:p>
          </table:table-cell>
          <table:table-cell table:number-columns-repeated="3" table:style-name="ce1"/>
          <table:table-cell office:value-type="string" table:style-name="ce7">
            <text:p>2025-04-28T23:03:29.4898388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52" table:style-name="ce8">
            <text:p>58552</text:p>
          </table:table-cell>
          <table:table-cell office:value-type="float" office:value="464500" table:style-name="ce8">
            <text:p>464500</text:p>
          </table:table-cell>
          <table:table-cell office:value-type="float" office:value="82400" table:style-name="ce8">
            <text:p>82400</text:p>
          </table:table-cell>
          <table:table-cell office:value-type="float" office:value="0" table:style-name="ce8">
            <text:p>0</text:p>
          </table:table-cell>
          <table:table-cell office:value-type="float" office:value="69179" table:style-name="ce8">
            <text:p>69179</text:p>
          </table:table-cell>
          <table:table-cell table:style-name="ce1"/>
          <table:table-cell office:value-type="string" table:style-name="ce6">
            <text:p>2025-04-28T23:28:27.3659866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12" table:style-name="ce1">
            <text:p>59312</text:p>
          </table:table-cell>
          <table:table-cell office:value-type="float" office:value="343200" table:style-name="ce1">
            <text:p>343200</text:p>
          </table:table-cell>
          <table:table-cell office:value-type="float" office:value="63900" table:style-name="ce1">
            <text:p>63900</text:p>
          </table:table-cell>
          <table:table-cell office:value-type="float" office:value="239200" table:style-name="ce1">
            <text:p>239200</text:p>
          </table:table-cell>
          <table:table-cell office:value-type="float" office:value="4978" table:style-name="ce1">
            <text:p>4978</text:p>
          </table:table-cell>
          <table:table-cell table:number-columns-repeated="3" table:style-name="ce1"/>
          <table:table-cell office:value-type="string" table:style-name="ce6">
            <text:p>2025-04-28T23:41:33.263136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73" table:style-name="ce1">
            <text:p>59873</text:p>
          </table:table-cell>
          <table:table-cell office:value-type="float" office:value="358200" table:style-name="ce1">
            <text:p>358200</text:p>
          </table:table-cell>
          <table:table-cell office:value-type="float" office:value="44500" table:style-name="ce1">
            <text:p>44500</text:p>
          </table:table-cell>
          <table:table-cell office:value-type="float" office:value="229500" table:style-name="ce1">
            <text:p>229500</text:p>
          </table:table-cell>
          <table:table-cell office:value-type="float" office:value="380" table:style-name="ce1">
            <text:p>380</text:p>
          </table:table-cell>
          <table:table-cell table:number-columns-repeated="2" table:style-name="ce1"/>
          <table:table-cell office:value-type="string" table:style-name="ce6">
            <text:p>2025-04-28T23:45:13.7482725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54" table:style-name="ce1">
            <text:p>60054</text:p>
          </table:table-cell>
          <table:table-cell office:value-type="float" office:value="478100" table:style-name="ce1">
            <text:p>478100</text:p>
          </table:table-cell>
          <table:table-cell office:value-type="float" office:value="46800" table:style-name="ce1">
            <text:p>46800</text:p>
          </table:table-cell>
          <table:table-cell office:value-type="float" office:value="179900" table:style-name="ce1">
            <text:p>179900</text:p>
          </table:table-cell>
          <table:table-cell office:value-type="float" office:value="2922" table:style-name="ce1">
            <text:p>292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98388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48" table:style-name="ce8">
            <text:p>58548</text:p>
          </table:table-cell>
          <table:table-cell office:value-type="float" office:value="472300" table:style-name="ce8">
            <text:p>472300</text:p>
          </table:table-cell>
          <table:table-cell office:value-type="float" office:value="101300" table:style-name="ce8">
            <text:p>101300</text:p>
          </table:table-cell>
          <table:table-cell office:value-type="float" office:value="0" table:style-name="ce8">
            <text:p>0</text:p>
          </table:table-cell>
          <table:table-cell office:value-type="float" office:value="69364" table:style-name="ce8">
            <text:p>69364</text:p>
          </table:table-cell>
          <table:table-cell table:number-columns-repeated="3" table:style-name="ce1"/>
          <table:table-cell office:value-type="string" table:style-name="ce7">
            <text:p>2025-04-28T23:03:29.4898388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48" table:style-name="ce8">
            <text:p>58548</text:p>
          </table:table-cell>
          <table:table-cell office:value-type="float" office:value="472300" table:style-name="ce8">
            <text:p>472300</text:p>
          </table:table-cell>
          <table:table-cell office:value-type="float" office:value="101300" table:style-name="ce8">
            <text:p>101300</text:p>
          </table:table-cell>
          <table:table-cell office:value-type="float" office:value="0" table:style-name="ce8">
            <text:p>0</text:p>
          </table:table-cell>
          <table:table-cell office:value-type="float" office:value="69364" table:style-name="ce8">
            <text:p>69364</text:p>
          </table:table-cell>
          <table:table-cell table:style-name="ce1"/>
          <table:table-cell office:value-type="string" table:style-name="ce6">
            <text:p>2025-04-28T23:28:27.5717086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18" table:style-name="ce1">
            <text:p>59318</text:p>
          </table:table-cell>
          <table:table-cell office:value-type="float" office:value="489500" table:style-name="ce1">
            <text:p>489500</text:p>
          </table:table-cell>
          <table:table-cell office:value-type="float" office:value="67300" table:style-name="ce1">
            <text:p>67300</text:p>
          </table:table-cell>
          <table:table-cell office:value-type="float" office:value="232300" table:style-name="ce1">
            <text:p>232300</text:p>
          </table:table-cell>
          <table:table-cell office:value-type="float" office:value="4925" table:style-name="ce1">
            <text:p>4925</text:p>
          </table:table-cell>
          <table:table-cell table:number-columns-repeated="3" table:style-name="ce1"/>
          <table:table-cell office:value-type="string" table:style-name="ce6">
            <text:p>2025-04-28T23:41:33.263136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71" table:style-name="ce1">
            <text:p>59871</text:p>
          </table:table-cell>
          <table:table-cell office:value-type="float" office:value="310300" table:style-name="ce1">
            <text:p>310300</text:p>
          </table:table-cell>
          <table:table-cell office:value-type="float" office:value="44500" table:style-name="ce1">
            <text:p>44500</text:p>
          </table:table-cell>
          <table:table-cell office:value-type="float" office:value="245400" table:style-name="ce1">
            <text:p>245400</text:p>
          </table:table-cell>
          <table:table-cell office:value-type="float" office:value="508" table:style-name="ce1">
            <text:p>508</text:p>
          </table:table-cell>
          <table:table-cell table:number-columns-repeated="2" table:style-name="ce1"/>
          <table:table-cell office:value-type="string" table:style-name="ce6">
            <text:p>2025-04-28T23:45:13.7482725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55" table:style-name="ce1">
            <text:p>60055</text:p>
          </table:table-cell>
          <table:table-cell office:value-type="float" office:value="319200" table:style-name="ce1">
            <text:p>319200</text:p>
          </table:table-cell>
          <table:table-cell office:value-type="float" office:value="42900" table:style-name="ce1">
            <text:p>42900</text:p>
          </table:table-cell>
          <table:table-cell office:value-type="float" office:value="112800" table:style-name="ce1">
            <text:p>112800</text:p>
          </table:table-cell>
          <table:table-cell office:value-type="float" office:value="2748" table:style-name="ce1">
            <text:p>274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898388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46" table:style-name="ce8">
            <text:p>58546</text:p>
          </table:table-cell>
          <table:table-cell office:value-type="float" office:value="451400" table:style-name="ce8">
            <text:p>451400</text:p>
          </table:table-cell>
          <table:table-cell office:value-type="float" office:value="93600" table:style-name="ce8">
            <text:p>93600</text:p>
          </table:table-cell>
          <table:table-cell office:value-type="float" office:value="0" table:style-name="ce8">
            <text:p>0</text:p>
          </table:table-cell>
          <table:table-cell office:value-type="float" office:value="69751" table:style-name="ce8">
            <text:p>69751</text:p>
          </table:table-cell>
          <table:table-cell table:number-columns-repeated="3" table:style-name="ce1"/>
          <table:table-cell office:value-type="string" table:style-name="ce7">
            <text:p>2025-04-28T23:03:29.4898388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46" table:style-name="ce8">
            <text:p>58546</text:p>
          </table:table-cell>
          <table:table-cell office:value-type="float" office:value="451400" table:style-name="ce8">
            <text:p>451400</text:p>
          </table:table-cell>
          <table:table-cell office:value-type="float" office:value="93600" table:style-name="ce8">
            <text:p>93600</text:p>
          </table:table-cell>
          <table:table-cell office:value-type="float" office:value="0" table:style-name="ce8">
            <text:p>0</text:p>
          </table:table-cell>
          <table:table-cell office:value-type="float" office:value="69751" table:style-name="ce8">
            <text:p>69751</text:p>
          </table:table-cell>
          <table:table-cell table:style-name="ce1"/>
          <table:table-cell office:value-type="string" table:style-name="ce6">
            <text:p>2025-04-28T23:28:27.974625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17" table:style-name="ce1">
            <text:p>59317</text:p>
          </table:table-cell>
          <table:table-cell office:value-type="float" office:value="489500" table:style-name="ce1">
            <text:p>489500</text:p>
          </table:table-cell>
          <table:table-cell office:value-type="float" office:value="107100" table:style-name="ce1">
            <text:p>107100</text:p>
          </table:table-cell>
          <table:table-cell office:value-type="float" office:value="187000" table:style-name="ce1">
            <text:p>187000</text:p>
          </table:table-cell>
          <table:table-cell office:value-type="float" office:value="5328" table:style-name="ce1">
            <text:p>5328</text:p>
          </table:table-cell>
          <table:table-cell table:number-columns-repeated="3" table:style-name="ce1"/>
          <table:table-cell office:value-type="string" table:style-name="ce6">
            <text:p>2025-04-28T23:41:33.528674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74" table:style-name="ce1">
            <text:p>59874</text:p>
          </table:table-cell>
          <table:table-cell office:value-type="float" office:value="282100" table:style-name="ce1">
            <text:p>282100</text:p>
          </table:table-cell>
          <table:table-cell office:value-type="float" office:value="32900" table:style-name="ce1">
            <text:p>32900</text:p>
          </table:table-cell>
          <table:table-cell office:value-type="float" office:value="206500" table:style-name="ce1">
            <text:p>206500</text:p>
          </table:table-cell>
          <table:table-cell office:value-type="float" office:value="384" table:style-name="ce1">
            <text:p>384</text:p>
          </table:table-cell>
          <table:table-cell table:number-columns-repeated="2" table:style-name="ce1"/>
          <table:table-cell office:value-type="string" table:style-name="ce6">
            <text:p>2025-04-28T23:45:14.0433479</text:p>
          </table:table-cell>
          <table:table-cell office:value-type="string" table:style-name="ce1">
            <text:p>CONCURRECIA16</text:p>
          </table:table-cell>
          <table:table-cell office:value-type="string" table:style-name="ce1">
            <text:p>ASIMETRICO</text:p>
          </table:table-cell>
          <table:table-cell office:value-type="float" office:value="60047" table:style-name="ce1">
            <text:p>60047</text:p>
          </table:table-cell>
          <table:table-cell office:value-type="float" office:value="320800" table:style-name="ce1">
            <text:p>320800</text:p>
          </table:table-cell>
          <table:table-cell office:value-type="float" office:value="88600" table:style-name="ce1">
            <text:p>88600</text:p>
          </table:table-cell>
          <table:table-cell office:value-type="float" office:value="166200" table:style-name="ce1">
            <text:p>166200</text:p>
          </table:table-cell>
          <table:table-cell office:value-type="float" office:value="4107" table:style-name="ce1">
            <text:p>410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7">
            <text:p>2025-04-28T23:03:29.490836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51" table:style-name="ce8">
            <text:p>58551</text:p>
          </table:table-cell>
          <table:table-cell office:value-type="float" office:value="458000" table:style-name="ce8">
            <text:p>458000</text:p>
          </table:table-cell>
          <table:table-cell office:value-type="float" office:value="125000" table:style-name="ce8">
            <text:p>125000</text:p>
          </table:table-cell>
          <table:table-cell office:value-type="float" office:value="0" table:style-name="ce8">
            <text:p>0</text:p>
          </table:table-cell>
          <table:table-cell office:value-type="float" office:value="69442" table:style-name="ce8">
            <text:p>69442</text:p>
          </table:table-cell>
          <table:table-cell table:number-columns-repeated="3" table:style-name="ce1"/>
          <table:table-cell office:value-type="string" table:style-name="ce7">
            <text:p>2025-04-28T23:03:29.490836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51" table:style-name="ce8">
            <text:p>58551</text:p>
          </table:table-cell>
          <table:table-cell office:value-type="float" office:value="458000" table:style-name="ce8">
            <text:p>458000</text:p>
          </table:table-cell>
          <table:table-cell office:value-type="float" office:value="125000" table:style-name="ce8">
            <text:p>125000</text:p>
          </table:table-cell>
          <table:table-cell office:value-type="float" office:value="0" table:style-name="ce8">
            <text:p>0</text:p>
          </table:table-cell>
          <table:table-cell office:value-type="float" office:value="69442" table:style-name="ce8">
            <text:p>69442</text:p>
          </table:table-cell>
          <table:table-cell table:style-name="ce1"/>
          <table:table-cell office:value-type="string" table:style-name="ce6">
            <text:p>2025-04-28T23:28:27.974625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15" table:style-name="ce1">
            <text:p>59315</text:p>
          </table:table-cell>
          <table:table-cell office:value-type="float" office:value="448200" table:style-name="ce1">
            <text:p>448200</text:p>
          </table:table-cell>
          <table:table-cell office:value-type="float" office:value="90200" table:style-name="ce1">
            <text:p>90200</text:p>
          </table:table-cell>
          <table:table-cell office:value-type="float" office:value="202800" table:style-name="ce1">
            <text:p>202800</text:p>
          </table:table-cell>
          <table:table-cell office:value-type="float" office:value="5459" table:style-name="ce1">
            <text:p>5459</text:p>
          </table:table-cell>
          <table:table-cell table:number-columns-repeated="3" table:style-name="ce1"/>
          <table:table-cell office:value-type="string" table:style-name="ce6">
            <text:p>2025-04-28T23:41:33.9369144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75" table:style-name="ce1">
            <text:p>59875</text:p>
          </table:table-cell>
          <table:table-cell office:value-type="float" office:value="304600" table:style-name="ce1">
            <text:p>304600</text:p>
          </table:table-cell>
          <table:table-cell office:value-type="float" office:value="37300" table:style-name="ce1">
            <text:p>37300</text:p>
          </table:table-cell>
          <table:table-cell office:value-type="float" office:value="281200" table:style-name="ce1">
            <text:p>281200</text:p>
          </table:table-cell>
          <table:table-cell office:value-type="float" office:value="672" table:style-name="ce1">
            <text:p>672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0836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47" table:style-name="ce8">
            <text:p>58547</text:p>
          </table:table-cell>
          <table:table-cell office:value-type="float" office:value="528900" table:style-name="ce8">
            <text:p>528900</text:p>
          </table:table-cell>
          <table:table-cell office:value-type="float" office:value="166900" table:style-name="ce8">
            <text:p>166900</text:p>
          </table:table-cell>
          <table:table-cell office:value-type="float" office:value="0" table:style-name="ce8">
            <text:p>0</text:p>
          </table:table-cell>
          <table:table-cell office:value-type="float" office:value="69580" table:style-name="ce8">
            <text:p>69580</text:p>
          </table:table-cell>
          <table:table-cell table:number-columns-repeated="3" table:style-name="ce1"/>
          <table:table-cell office:value-type="string" table:style-name="ce7">
            <text:p>2025-04-28T23:03:29.490836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47" table:style-name="ce8">
            <text:p>58547</text:p>
          </table:table-cell>
          <table:table-cell office:value-type="float" office:value="528900" table:style-name="ce8">
            <text:p>528900</text:p>
          </table:table-cell>
          <table:table-cell office:value-type="float" office:value="166900" table:style-name="ce8">
            <text:p>166900</text:p>
          </table:table-cell>
          <table:table-cell office:value-type="float" office:value="0" table:style-name="ce8">
            <text:p>0</text:p>
          </table:table-cell>
          <table:table-cell office:value-type="float" office:value="69580" table:style-name="ce8">
            <text:p>69580</text:p>
          </table:table-cell>
          <table:table-cell table:style-name="ce1"/>
          <table:table-cell office:value-type="string" table:style-name="ce6">
            <text:p>2025-04-28T23:28:27.9756233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20" table:style-name="ce1">
            <text:p>59320</text:p>
          </table:table-cell>
          <table:table-cell office:value-type="float" office:value="594500" table:style-name="ce1">
            <text:p>594500</text:p>
          </table:table-cell>
          <table:table-cell office:value-type="float" office:value="52900" table:style-name="ce1">
            <text:p>52900</text:p>
          </table:table-cell>
          <table:table-cell office:value-type="float" office:value="202800" table:style-name="ce1">
            <text:p>202800</text:p>
          </table:table-cell>
          <table:table-cell office:value-type="float" office:value="5200" table:style-name="ce1">
            <text:p>5200</text:p>
          </table:table-cell>
          <table:table-cell table:number-columns-repeated="3" table:style-name="ce1"/>
          <table:table-cell office:value-type="string" table:style-name="ce6">
            <text:p>2025-04-28T23:41:34.066750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77" table:style-name="ce1">
            <text:p>59877</text:p>
          </table:table-cell>
          <table:table-cell office:value-type="float" office:value="497600" table:style-name="ce1">
            <text:p>497600</text:p>
          </table:table-cell>
          <table:table-cell office:value-type="float" office:value="48500" table:style-name="ce1">
            <text:p>48500</text:p>
          </table:table-cell>
          <table:table-cell office:value-type="float" office:value="226200" table:style-name="ce1">
            <text:p>226200</text:p>
          </table:table-cell>
          <table:table-cell office:value-type="float" office:value="537" table:style-name="ce1">
            <text:p>537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0836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50" table:style-name="ce8">
            <text:p>58550</text:p>
          </table:table-cell>
          <table:table-cell office:value-type="float" office:value="704700" table:style-name="ce8">
            <text:p>704700</text:p>
          </table:table-cell>
          <table:table-cell office:value-type="float" office:value="78700" table:style-name="ce8">
            <text:p>78700</text:p>
          </table:table-cell>
          <table:table-cell office:value-type="float" office:value="0" table:style-name="ce8">
            <text:p>0</text:p>
          </table:table-cell>
          <table:table-cell office:value-type="float" office:value="69443" table:style-name="ce8">
            <text:p>69443</text:p>
          </table:table-cell>
          <table:table-cell table:number-columns-repeated="3" table:style-name="ce1"/>
          <table:table-cell office:value-type="string" table:style-name="ce7">
            <text:p>2025-04-28T23:03:29.490836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50" table:style-name="ce8">
            <text:p>58550</text:p>
          </table:table-cell>
          <table:table-cell office:value-type="float" office:value="704700" table:style-name="ce8">
            <text:p>704700</text:p>
          </table:table-cell>
          <table:table-cell office:value-type="float" office:value="78700" table:style-name="ce8">
            <text:p>78700</text:p>
          </table:table-cell>
          <table:table-cell office:value-type="float" office:value="0" table:style-name="ce8">
            <text:p>0</text:p>
          </table:table-cell>
          <table:table-cell office:value-type="float" office:value="69443" table:style-name="ce8">
            <text:p>69443</text:p>
          </table:table-cell>
          <table:table-cell table:style-name="ce1"/>
          <table:table-cell office:value-type="string" table:style-name="ce6">
            <text:p>2025-04-28T23:28:28.3604111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13" table:style-name="ce1">
            <text:p>59313</text:p>
          </table:table-cell>
          <table:table-cell office:value-type="float" office:value="561300" table:style-name="ce1">
            <text:p>561300</text:p>
          </table:table-cell>
          <table:table-cell office:value-type="float" office:value="123600" table:style-name="ce1">
            <text:p>123600</text:p>
          </table:table-cell>
          <table:table-cell office:value-type="float" office:value="196600" table:style-name="ce1">
            <text:p>196600</text:p>
          </table:table-cell>
          <table:table-cell office:value-type="float" office:value="5845" table:style-name="ce1">
            <text:p>5845</text:p>
          </table:table-cell>
          <table:table-cell table:number-columns-repeated="3" table:style-name="ce1"/>
          <table:table-cell office:value-type="string" table:style-name="ce6">
            <text:p>2025-04-28T23:41:34.066750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72" table:style-name="ce1">
            <text:p>59872</text:p>
          </table:table-cell>
          <table:table-cell office:value-type="float" office:value="297700" table:style-name="ce1">
            <text:p>297700</text:p>
          </table:table-cell>
          <table:table-cell office:value-type="float" office:value="69700" table:style-name="ce1">
            <text:p>69700</text:p>
          </table:table-cell>
          <table:table-cell office:value-type="float" office:value="101600" table:style-name="ce1">
            <text:p>101600</text:p>
          </table:table-cell>
          <table:table-cell office:value-type="float" office:value="1311" table:style-name="ce1">
            <text:p>1311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0836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45" table:style-name="ce8">
            <text:p>58545</text:p>
          </table:table-cell>
          <table:table-cell office:value-type="float" office:value="463900" table:style-name="ce8">
            <text:p>463900</text:p>
          </table:table-cell>
          <table:table-cell office:value-type="float" office:value="61400" table:style-name="ce8">
            <text:p>61400</text:p>
          </table:table-cell>
          <table:table-cell office:value-type="float" office:value="0" table:style-name="ce8">
            <text:p>0</text:p>
          </table:table-cell>
          <table:table-cell office:value-type="float" office:value="69752" table:style-name="ce8">
            <text:p>69752</text:p>
          </table:table-cell>
          <table:table-cell table:number-columns-repeated="3" table:style-name="ce1"/>
          <table:table-cell office:value-type="string" table:style-name="ce7">
            <text:p>2025-04-28T23:03:29.490836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45" table:style-name="ce8">
            <text:p>58545</text:p>
          </table:table-cell>
          <table:table-cell office:value-type="float" office:value="463900" table:style-name="ce8">
            <text:p>463900</text:p>
          </table:table-cell>
          <table:table-cell office:value-type="float" office:value="61400" table:style-name="ce8">
            <text:p>61400</text:p>
          </table:table-cell>
          <table:table-cell office:value-type="float" office:value="0" table:style-name="ce8">
            <text:p>0</text:p>
          </table:table-cell>
          <table:table-cell office:value-type="float" office:value="69752" table:style-name="ce8">
            <text:p>69752</text:p>
          </table:table-cell>
          <table:table-cell table:style-name="ce1"/>
          <table:table-cell office:value-type="string" table:style-name="ce6">
            <text:p>2025-04-28T23:28:28.3604111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19" table:style-name="ce1">
            <text:p>59319</text:p>
          </table:table-cell>
          <table:table-cell office:value-type="float" office:value="600800" table:style-name="ce1">
            <text:p>600800</text:p>
          </table:table-cell>
          <table:table-cell office:value-type="float" office:value="42000" table:style-name="ce1">
            <text:p>42000</text:p>
          </table:table-cell>
          <table:table-cell office:value-type="float" office:value="216800" table:style-name="ce1">
            <text:p>216800</text:p>
          </table:table-cell>
          <table:table-cell office:value-type="float" office:value="5712" table:style-name="ce1">
            <text:p>5712</text:p>
          </table:table-cell>
          <table:table-cell table:number-columns-repeated="3" table:style-name="ce1"/>
          <table:table-cell office:value-type="string" table:style-name="ce6">
            <text:p>2025-04-28T23:41:34.209232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76" table:style-name="ce1">
            <text:p>59876</text:p>
          </table:table-cell>
          <table:table-cell office:value-type="float" office:value="458800" table:style-name="ce1">
            <text:p>458800</text:p>
          </table:table-cell>
          <table:table-cell office:value-type="float" office:value="37600" table:style-name="ce1">
            <text:p>37600</text:p>
          </table:table-cell>
          <table:table-cell office:value-type="float" office:value="285100" table:style-name="ce1">
            <text:p>285100</text:p>
          </table:table-cell>
          <table:table-cell office:value-type="float" office:value="945" table:style-name="ce1">
            <text:p>945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0836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42" table:style-name="ce8">
            <text:p>58542</text:p>
          </table:table-cell>
          <table:table-cell office:value-type="float" office:value="612000" table:style-name="ce8">
            <text:p>612000</text:p>
          </table:table-cell>
          <table:table-cell office:value-type="float" office:value="103000" table:style-name="ce8">
            <text:p>103000</text:p>
          </table:table-cell>
          <table:table-cell office:value-type="float" office:value="0" table:style-name="ce8">
            <text:p>0</text:p>
          </table:table-cell>
          <table:table-cell office:value-type="float" office:value="69783" table:style-name="ce8">
            <text:p>69783</text:p>
          </table:table-cell>
          <table:table-cell table:number-columns-repeated="3" table:style-name="ce1"/>
          <table:table-cell office:value-type="string" table:style-name="ce7">
            <text:p>2025-04-28T23:03:29.490836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42" table:style-name="ce8">
            <text:p>58542</text:p>
          </table:table-cell>
          <table:table-cell office:value-type="float" office:value="612000" table:style-name="ce8">
            <text:p>612000</text:p>
          </table:table-cell>
          <table:table-cell office:value-type="float" office:value="103000" table:style-name="ce8">
            <text:p>103000</text:p>
          </table:table-cell>
          <table:table-cell office:value-type="float" office:value="0" table:style-name="ce8">
            <text:p>0</text:p>
          </table:table-cell>
          <table:table-cell office:value-type="float" office:value="69783" table:style-name="ce8">
            <text:p>69783</text:p>
          </table:table-cell>
          <table:table-cell table:style-name="ce1"/>
          <table:table-cell office:value-type="string" table:style-name="ce6">
            <text:p>2025-04-28T23:28:28.3604111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16" table:style-name="ce1">
            <text:p>59316</text:p>
          </table:table-cell>
          <table:table-cell office:value-type="float" office:value="1613900" table:style-name="ce1">
            <text:p>1613900</text:p>
          </table:table-cell>
          <table:table-cell office:value-type="float" office:value="66500" table:style-name="ce1">
            <text:p>66500</text:p>
          </table:table-cell>
          <table:table-cell office:value-type="float" office:value="225800" table:style-name="ce1">
            <text:p>225800</text:p>
          </table:table-cell>
          <table:table-cell office:value-type="float" office:value="5845" table:style-name="ce1">
            <text:p>5845</text:p>
          </table:table-cell>
          <table:table-cell table:number-columns-repeated="3" table:style-name="ce1"/>
          <table:table-cell office:value-type="string" table:style-name="ce6">
            <text:p>2025-04-28T23:41:34.610398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80" table:style-name="ce1">
            <text:p>59880</text:p>
          </table:table-cell>
          <table:table-cell office:value-type="float" office:value="257200" table:style-name="ce1">
            <text:p>257200</text:p>
          </table:table-cell>
          <table:table-cell office:value-type="float" office:value="53500" table:style-name="ce1">
            <text:p>53500</text:p>
          </table:table-cell>
          <table:table-cell office:value-type="float" office:value="220000" table:style-name="ce1">
            <text:p>220000</text:p>
          </table:table-cell>
          <table:table-cell office:value-type="float" office:value="543" table:style-name="ce1">
            <text:p>543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0836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44" table:style-name="ce8">
            <text:p>58544</text:p>
          </table:table-cell>
          <table:table-cell office:value-type="float" office:value="810200" table:style-name="ce8">
            <text:p>810200</text:p>
          </table:table-cell>
          <table:table-cell office:value-type="float" office:value="96400" table:style-name="ce8">
            <text:p>96400</text:p>
          </table:table-cell>
          <table:table-cell office:value-type="float" office:value="0" table:style-name="ce8">
            <text:p>0</text:p>
          </table:table-cell>
          <table:table-cell office:value-type="float" office:value="69755" table:style-name="ce8">
            <text:p>69755</text:p>
          </table:table-cell>
          <table:table-cell table:number-columns-repeated="3" table:style-name="ce1"/>
          <table:table-cell office:value-type="string" table:style-name="ce7">
            <text:p>2025-04-28T23:03:29.490836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44" table:style-name="ce8">
            <text:p>58544</text:p>
          </table:table-cell>
          <table:table-cell office:value-type="float" office:value="810200" table:style-name="ce8">
            <text:p>810200</text:p>
          </table:table-cell>
          <table:table-cell office:value-type="float" office:value="96400" table:style-name="ce8">
            <text:p>96400</text:p>
          </table:table-cell>
          <table:table-cell office:value-type="float" office:value="0" table:style-name="ce8">
            <text:p>0</text:p>
          </table:table-cell>
          <table:table-cell office:value-type="float" office:value="69755" table:style-name="ce8">
            <text:p>69755</text:p>
          </table:table-cell>
          <table:table-cell table:style-name="ce1"/>
          <table:table-cell office:value-type="string" table:style-name="ce6">
            <text:p>2025-04-28T23:28:28.542804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26" table:style-name="ce1">
            <text:p>59326</text:p>
          </table:table-cell>
          <table:table-cell office:value-type="float" office:value="462000" table:style-name="ce1">
            <text:p>462000</text:p>
          </table:table-cell>
          <table:table-cell office:value-type="float" office:value="31100" table:style-name="ce1">
            <text:p>31100</text:p>
          </table:table-cell>
          <table:table-cell office:value-type="float" office:value="249700" table:style-name="ce1">
            <text:p>249700</text:p>
          </table:table-cell>
          <table:table-cell office:value-type="float" office:value="5366" table:style-name="ce1">
            <text:p>5366</text:p>
          </table:table-cell>
          <table:table-cell table:number-columns-repeated="3" table:style-name="ce1"/>
          <table:table-cell office:value-type="string" table:style-name="ce6">
            <text:p>2025-04-28T23:41:34.890514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78" table:style-name="ce1">
            <text:p>59878</text:p>
          </table:table-cell>
          <table:table-cell office:value-type="float" office:value="338700" table:style-name="ce1">
            <text:p>338700</text:p>
          </table:table-cell>
          <table:table-cell office:value-type="float" office:value="34200" table:style-name="ce1">
            <text:p>34200</text:p>
          </table:table-cell>
          <table:table-cell office:value-type="float" office:value="229200" table:style-name="ce1">
            <text:p>229200</text:p>
          </table:table-cell>
          <table:table-cell office:value-type="float" office:value="952" table:style-name="ce1">
            <text:p>952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0836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36" table:style-name="ce8">
            <text:p>58536</text:p>
          </table:table-cell>
          <table:table-cell office:value-type="float" office:value="669900" table:style-name="ce8">
            <text:p>669900</text:p>
          </table:table-cell>
          <table:table-cell office:value-type="float" office:value="83900" table:style-name="ce8">
            <text:p>83900</text:p>
          </table:table-cell>
          <table:table-cell office:value-type="float" office:value="0" table:style-name="ce8">
            <text:p>0</text:p>
          </table:table-cell>
          <table:table-cell office:value-type="float" office:value="70262" table:style-name="ce8">
            <text:p>70262</text:p>
          </table:table-cell>
          <table:table-cell table:number-columns-repeated="3" table:style-name="ce1"/>
          <table:table-cell office:value-type="string" table:style-name="ce7">
            <text:p>2025-04-28T23:03:29.490836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36" table:style-name="ce8">
            <text:p>58536</text:p>
          </table:table-cell>
          <table:table-cell office:value-type="float" office:value="669900" table:style-name="ce8">
            <text:p>669900</text:p>
          </table:table-cell>
          <table:table-cell office:value-type="float" office:value="83900" table:style-name="ce8">
            <text:p>83900</text:p>
          </table:table-cell>
          <table:table-cell office:value-type="float" office:value="0" table:style-name="ce8">
            <text:p>0</text:p>
          </table:table-cell>
          <table:table-cell office:value-type="float" office:value="70262" table:style-name="ce8">
            <text:p>70262</text:p>
          </table:table-cell>
          <table:table-cell table:style-name="ce1"/>
          <table:table-cell office:value-type="string" table:style-name="ce6">
            <text:p>2025-04-28T23:28:28.542804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23" table:style-name="ce1">
            <text:p>59323</text:p>
          </table:table-cell>
          <table:table-cell office:value-type="float" office:value="481800" table:style-name="ce1">
            <text:p>481800</text:p>
          </table:table-cell>
          <table:table-cell office:value-type="float" office:value="45300" table:style-name="ce1">
            <text:p>45300</text:p>
          </table:table-cell>
          <table:table-cell office:value-type="float" office:value="98900" table:style-name="ce1">
            <text:p>98900</text:p>
          </table:table-cell>
          <table:table-cell office:value-type="float" office:value="5491" table:style-name="ce1">
            <text:p>5491</text:p>
          </table:table-cell>
          <table:table-cell table:number-columns-repeated="3" table:style-name="ce1"/>
          <table:table-cell office:value-type="string" table:style-name="ce6">
            <text:p>2025-04-28T23:41:34.891511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79" table:style-name="ce1">
            <text:p>59879</text:p>
          </table:table-cell>
          <table:table-cell office:value-type="float" office:value="284600" table:style-name="ce1">
            <text:p>284600</text:p>
          </table:table-cell>
          <table:table-cell office:value-type="float" office:value="61200" table:style-name="ce1">
            <text:p>61200</text:p>
          </table:table-cell>
          <table:table-cell office:value-type="float" office:value="229400" table:style-name="ce1">
            <text:p>229400</text:p>
          </table:table-cell>
          <table:table-cell office:value-type="float" office:value="823" table:style-name="ce1">
            <text:p>823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0836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38" table:style-name="ce8">
            <text:p>58538</text:p>
          </table:table-cell>
          <table:table-cell office:value-type="float" office:value="919200" table:style-name="ce8">
            <text:p>919200</text:p>
          </table:table-cell>
          <table:table-cell office:value-type="float" office:value="141300" table:style-name="ce8">
            <text:p>141300</text:p>
          </table:table-cell>
          <table:table-cell office:value-type="float" office:value="0" table:style-name="ce8">
            <text:p>0</text:p>
          </table:table-cell>
          <table:table-cell office:value-type="float" office:value="69800" table:style-name="ce8">
            <text:p>69800</text:p>
          </table:table-cell>
          <table:table-cell table:number-columns-repeated="3" table:style-name="ce1"/>
          <table:table-cell office:value-type="string" table:style-name="ce7">
            <text:p>2025-04-28T23:03:29.490836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38" table:style-name="ce8">
            <text:p>58538</text:p>
          </table:table-cell>
          <table:table-cell office:value-type="float" office:value="919200" table:style-name="ce8">
            <text:p>919200</text:p>
          </table:table-cell>
          <table:table-cell office:value-type="float" office:value="141300" table:style-name="ce8">
            <text:p>141300</text:p>
          </table:table-cell>
          <table:table-cell office:value-type="float" office:value="0" table:style-name="ce8">
            <text:p>0</text:p>
          </table:table-cell>
          <table:table-cell office:value-type="float" office:value="69800" table:style-name="ce8">
            <text:p>69800</text:p>
          </table:table-cell>
          <table:table-cell table:style-name="ce1"/>
          <table:table-cell office:value-type="string" table:style-name="ce6">
            <text:p>2025-04-28T23:28:28.542804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27" table:style-name="ce1">
            <text:p>59327</text:p>
          </table:table-cell>
          <table:table-cell office:value-type="float" office:value="583900" table:style-name="ce1">
            <text:p>583900</text:p>
          </table:table-cell>
          <table:table-cell office:value-type="float" office:value="44700" table:style-name="ce1">
            <text:p>44700</text:p>
          </table:table-cell>
          <table:table-cell office:value-type="float" office:value="219600" table:style-name="ce1">
            <text:p>219600</text:p>
          </table:table-cell>
          <table:table-cell office:value-type="float" office:value="5366" table:style-name="ce1">
            <text:p>5366</text:p>
          </table:table-cell>
          <table:table-cell table:number-columns-repeated="3" table:style-name="ce1"/>
          <table:table-cell office:value-type="string" table:style-name="ce6">
            <text:p>2025-04-28T23:41:34.892509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81" table:style-name="ce1">
            <text:p>59881</text:p>
          </table:table-cell>
          <table:table-cell office:value-type="float" office:value="424000" table:style-name="ce1">
            <text:p>424000</text:p>
          </table:table-cell>
          <table:table-cell office:value-type="float" office:value="67300" table:style-name="ce1">
            <text:p>67300</text:p>
          </table:table-cell>
          <table:table-cell office:value-type="float" office:value="164600" table:style-name="ce1">
            <text:p>164600</text:p>
          </table:table-cell>
          <table:table-cell office:value-type="float" office:value="674" table:style-name="ce1">
            <text:p>674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0836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39" table:style-name="ce8">
            <text:p>58539</text:p>
          </table:table-cell>
          <table:table-cell office:value-type="float" office:value="480400" table:style-name="ce8">
            <text:p>480400</text:p>
          </table:table-cell>
          <table:table-cell office:value-type="float" office:value="86200" table:style-name="ce8">
            <text:p>86200</text:p>
          </table:table-cell>
          <table:table-cell office:value-type="float" office:value="0" table:style-name="ce8">
            <text:p>0</text:p>
          </table:table-cell>
          <table:table-cell office:value-type="float" office:value="70039" table:style-name="ce8">
            <text:p>70039</text:p>
          </table:table-cell>
          <table:table-cell table:number-columns-repeated="3" table:style-name="ce1"/>
          <table:table-cell office:value-type="string" table:style-name="ce7">
            <text:p>2025-04-28T23:03:29.490836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39" table:style-name="ce8">
            <text:p>58539</text:p>
          </table:table-cell>
          <table:table-cell office:value-type="float" office:value="480400" table:style-name="ce8">
            <text:p>480400</text:p>
          </table:table-cell>
          <table:table-cell office:value-type="float" office:value="86200" table:style-name="ce8">
            <text:p>86200</text:p>
          </table:table-cell>
          <table:table-cell office:value-type="float" office:value="0" table:style-name="ce8">
            <text:p>0</text:p>
          </table:table-cell>
          <table:table-cell office:value-type="float" office:value="70039" table:style-name="ce8">
            <text:p>70039</text:p>
          </table:table-cell>
          <table:table-cell table:style-name="ce1"/>
          <table:table-cell office:value-type="string" table:style-name="ce6">
            <text:p>2025-04-28T23:28:28.7359423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90" table:style-name="ce1">
            <text:p>59290</text:p>
          </table:table-cell>
          <table:table-cell office:value-type="float" office:value="1150500" table:style-name="ce1">
            <text:p>1150500</text:p>
          </table:table-cell>
          <table:table-cell office:value-type="float" office:value="84700" table:style-name="ce1">
            <text:p>84700</text:p>
          </table:table-cell>
          <table:table-cell office:value-type="float" office:value="280200" table:style-name="ce1">
            <text:p>280200</text:p>
          </table:table-cell>
          <table:table-cell office:value-type="float" office:value="19138" table:style-name="ce1">
            <text:p>19138</text:p>
          </table:table-cell>
          <table:table-cell table:number-columns-repeated="3" table:style-name="ce1"/>
          <table:table-cell office:value-type="string" table:style-name="ce6">
            <text:p>2025-04-28T23:41:35.054068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83" table:style-name="ce1">
            <text:p>59883</text:p>
          </table:table-cell>
          <table:table-cell office:value-type="float" office:value="513900" table:style-name="ce1">
            <text:p>513900</text:p>
          </table:table-cell>
          <table:table-cell office:value-type="float" office:value="45300" table:style-name="ce1">
            <text:p>45300</text:p>
          </table:table-cell>
          <table:table-cell office:value-type="float" office:value="240200" table:style-name="ce1">
            <text:p>240200</text:p>
          </table:table-cell>
          <table:table-cell office:value-type="float" office:value="162" table:style-name="ce1">
            <text:p>162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19796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40" table:style-name="ce8">
            <text:p>58540</text:p>
          </table:table-cell>
          <table:table-cell office:value-type="float" office:value="971900" table:style-name="ce8">
            <text:p>971900</text:p>
          </table:table-cell>
          <table:table-cell office:value-type="float" office:value="91200" table:style-name="ce8">
            <text:p>91200</text:p>
          </table:table-cell>
          <table:table-cell office:value-type="float" office:value="0" table:style-name="ce8">
            <text:p>0</text:p>
          </table:table-cell>
          <table:table-cell office:value-type="float" office:value="69884" table:style-name="ce8">
            <text:p>69884</text:p>
          </table:table-cell>
          <table:table-cell table:number-columns-repeated="3" table:style-name="ce1"/>
          <table:table-cell office:value-type="string" table:style-name="ce7">
            <text:p>2025-04-28T23:03:29.4919796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40" table:style-name="ce8">
            <text:p>58540</text:p>
          </table:table-cell>
          <table:table-cell office:value-type="float" office:value="971900" table:style-name="ce8">
            <text:p>971900</text:p>
          </table:table-cell>
          <table:table-cell office:value-type="float" office:value="91200" table:style-name="ce8">
            <text:p>91200</text:p>
          </table:table-cell>
          <table:table-cell office:value-type="float" office:value="0" table:style-name="ce8">
            <text:p>0</text:p>
          </table:table-cell>
          <table:table-cell office:value-type="float" office:value="69884" table:style-name="ce8">
            <text:p>69884</text:p>
          </table:table-cell>
          <table:table-cell table:style-name="ce1"/>
          <table:table-cell office:value-type="string" table:style-name="ce6">
            <text:p>2025-04-28T23:28:28.9099249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28" table:style-name="ce1">
            <text:p>59328</text:p>
          </table:table-cell>
          <table:table-cell office:value-type="float" office:value="288400" table:style-name="ce1">
            <text:p>288400</text:p>
          </table:table-cell>
          <table:table-cell office:value-type="float" office:value="60800" table:style-name="ce1">
            <text:p>60800</text:p>
          </table:table-cell>
          <table:table-cell office:value-type="float" office:value="205400" table:style-name="ce1">
            <text:p>205400</text:p>
          </table:table-cell>
          <table:table-cell office:value-type="float" office:value="5605" table:style-name="ce1">
            <text:p>5605</text:p>
          </table:table-cell>
          <table:table-cell table:number-columns-repeated="3" table:style-name="ce1"/>
          <table:table-cell office:value-type="string" table:style-name="ce6">
            <text:p>2025-04-28T23:41:35.186560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86" table:style-name="ce1">
            <text:p>59886</text:p>
          </table:table-cell>
          <table:table-cell office:value-type="float" office:value="301300" table:style-name="ce1">
            <text:p>301300</text:p>
          </table:table-cell>
          <table:table-cell office:value-type="float" office:value="46300" table:style-name="ce1">
            <text:p>46300</text:p>
          </table:table-cell>
          <table:table-cell office:value-type="float" office:value="200100" table:style-name="ce1">
            <text:p>200100</text:p>
          </table:table-cell>
          <table:table-cell office:value-type="float" office:value="131" table:style-name="ce1">
            <text:p>131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19796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41" table:style-name="ce8">
            <text:p>58541</text:p>
          </table:table-cell>
          <table:table-cell office:value-type="float" office:value="604900" table:style-name="ce8">
            <text:p>604900</text:p>
          </table:table-cell>
          <table:table-cell office:value-type="float" office:value="89600" table:style-name="ce8">
            <text:p>89600</text:p>
          </table:table-cell>
          <table:table-cell office:value-type="float" office:value="0" table:style-name="ce8">
            <text:p>0</text:p>
          </table:table-cell>
          <table:table-cell office:value-type="float" office:value="69789" table:style-name="ce8">
            <text:p>69789</text:p>
          </table:table-cell>
          <table:table-cell table:number-columns-repeated="3" table:style-name="ce1"/>
          <table:table-cell office:value-type="string" table:style-name="ce7">
            <text:p>2025-04-28T23:03:29.4919796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41" table:style-name="ce8">
            <text:p>58541</text:p>
          </table:table-cell>
          <table:table-cell office:value-type="float" office:value="604900" table:style-name="ce8">
            <text:p>604900</text:p>
          </table:table-cell>
          <table:table-cell office:value-type="float" office:value="89600" table:style-name="ce8">
            <text:p>89600</text:p>
          </table:table-cell>
          <table:table-cell office:value-type="float" office:value="0" table:style-name="ce8">
            <text:p>0</text:p>
          </table:table-cell>
          <table:table-cell office:value-type="float" office:value="69789" table:style-name="ce8">
            <text:p>69789</text:p>
          </table:table-cell>
          <table:table-cell table:style-name="ce1"/>
          <table:table-cell office:value-type="string" table:style-name="ce6">
            <text:p>2025-04-28T23:28:28.9099249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25" table:style-name="ce1">
            <text:p>59325</text:p>
          </table:table-cell>
          <table:table-cell office:value-type="float" office:value="515100" table:style-name="ce1">
            <text:p>515100</text:p>
          </table:table-cell>
          <table:table-cell office:value-type="float" office:value="31800" table:style-name="ce1">
            <text:p>31800</text:p>
          </table:table-cell>
          <table:table-cell office:value-type="float" office:value="195900" table:style-name="ce1">
            <text:p>195900</text:p>
          </table:table-cell>
          <table:table-cell office:value-type="float" office:value="5733" table:style-name="ce1">
            <text:p>5733</text:p>
          </table:table-cell>
          <table:table-cell table:number-columns-repeated="3" table:style-name="ce1"/>
          <table:table-cell office:value-type="string" table:style-name="ce6">
            <text:p>2025-04-28T23:41:35.448186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85" table:style-name="ce1">
            <text:p>59885</text:p>
          </table:table-cell>
          <table:table-cell office:value-type="float" office:value="509400" table:style-name="ce1">
            <text:p>509400</text:p>
          </table:table-cell>
          <table:table-cell office:value-type="float" office:value="46000" table:style-name="ce1">
            <text:p>46000</text:p>
          </table:table-cell>
          <table:table-cell office:value-type="float" office:value="343900" table:style-name="ce1">
            <text:p>343900</text:p>
          </table:table-cell>
          <table:table-cell office:value-type="float" office:value="556" table:style-name="ce1">
            <text:p>556</text:p>
          </table:table-cell>
          <table:table-cell table:number-columns-repeated="16344" table:style-name="ce1"/>
        </table:table-row>
        <table:table-row table:style-name="ro1">
          <table:table-cell/>
          <table:table-cell office:value-type="string" table:style-name="ce7">
            <text:p>2025-04-28T23:03:29.4919796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37" table:style-name="ce8">
            <text:p>58537</text:p>
          </table:table-cell>
          <table:table-cell office:value-type="float" office:value="451100" table:style-name="ce8">
            <text:p>451100</text:p>
          </table:table-cell>
          <table:table-cell office:value-type="float" office:value="99900" table:style-name="ce8">
            <text:p>99900</text:p>
          </table:table-cell>
          <table:table-cell office:value-type="float" office:value="0" table:style-name="ce8">
            <text:p>0</text:p>
          </table:table-cell>
          <table:table-cell office:value-type="float" office:value="69801" table:style-name="ce8">
            <text:p>69801</text:p>
          </table:table-cell>
          <table:table-cell table:number-columns-repeated="3" table:style-name="ce1"/>
          <table:table-cell office:value-type="string" table:style-name="ce7">
            <text:p>2025-04-28T23:03:29.4919796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37" table:style-name="ce8">
            <text:p>58537</text:p>
          </table:table-cell>
          <table:table-cell office:value-type="float" office:value="451100" table:style-name="ce8">
            <text:p>451100</text:p>
          </table:table-cell>
          <table:table-cell office:value-type="float" office:value="99900" table:style-name="ce8">
            <text:p>99900</text:p>
          </table:table-cell>
          <table:table-cell office:value-type="float" office:value="0" table:style-name="ce8">
            <text:p>0</text:p>
          </table:table-cell>
          <table:table-cell office:value-type="float" office:value="69801" table:style-name="ce8">
            <text:p>69801</text:p>
          </table:table-cell>
          <table:table-cell table:style-name="ce1"/>
          <table:table-cell office:value-type="string" table:style-name="ce6">
            <text:p>2025-04-28T23:28:28.9109225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30" table:style-name="ce1">
            <text:p>59330</text:p>
          </table:table-cell>
          <table:table-cell office:value-type="float" office:value="504200" table:style-name="ce1">
            <text:p>504200</text:p>
          </table:table-cell>
          <table:table-cell office:value-type="float" office:value="30400" table:style-name="ce1">
            <text:p>30400</text:p>
          </table:table-cell>
          <table:table-cell office:value-type="float" office:value="224700" table:style-name="ce1">
            <text:p>224700</text:p>
          </table:table-cell>
          <table:table-cell office:value-type="float" office:value="5466" table:style-name="ce1">
            <text:p>5466</text:p>
          </table:table-cell>
          <table:table-cell table:number-columns-repeated="3" table:style-name="ce1"/>
          <table:table-cell office:value-type="string" table:style-name="ce6">
            <text:p>2025-04-28T23:41:35.714291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87" table:style-name="ce1">
            <text:p>59887</text:p>
          </table:table-cell>
          <table:table-cell office:value-type="float" office:value="308200" table:style-name="ce1">
            <text:p>308200</text:p>
          </table:table-cell>
          <table:table-cell office:value-type="float" office:value="63000" table:style-name="ce1">
            <text:p>63000</text:p>
          </table:table-cell>
          <table:table-cell office:value-type="float" office:value="217600" table:style-name="ce1">
            <text:p>217600</text:p>
          </table:table-cell>
          <table:table-cell office:value-type="float" office:value="527" table:style-name="ce1">
            <text:p>527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19796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35" table:style-name="ce8">
            <text:p>58535</text:p>
          </table:table-cell>
          <table:table-cell office:value-type="float" office:value="623400" table:style-name="ce8">
            <text:p>623400</text:p>
          </table:table-cell>
          <table:table-cell office:value-type="float" office:value="77000" table:style-name="ce8">
            <text:p>77000</text:p>
          </table:table-cell>
          <table:table-cell office:value-type="float" office:value="0" table:style-name="ce8">
            <text:p>0</text:p>
          </table:table-cell>
          <table:table-cell office:value-type="float" office:value="70179" table:style-name="ce8">
            <text:p>70179</text:p>
          </table:table-cell>
          <table:table-cell table:number-columns-repeated="3" table:style-name="ce1"/>
          <table:table-cell office:value-type="string" table:style-name="ce7">
            <text:p>2025-04-28T23:03:29.4919796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35" table:style-name="ce8">
            <text:p>58535</text:p>
          </table:table-cell>
          <table:table-cell office:value-type="float" office:value="623400" table:style-name="ce8">
            <text:p>623400</text:p>
          </table:table-cell>
          <table:table-cell office:value-type="float" office:value="77000" table:style-name="ce8">
            <text:p>77000</text:p>
          </table:table-cell>
          <table:table-cell office:value-type="float" office:value="0" table:style-name="ce8">
            <text:p>0</text:p>
          </table:table-cell>
          <table:table-cell office:value-type="float" office:value="70179" table:style-name="ce8">
            <text:p>70179</text:p>
          </table:table-cell>
          <table:table-cell table:style-name="ce1"/>
          <table:table-cell office:value-type="string" table:style-name="ce6">
            <text:p>2025-04-28T23:28:28.9109225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31" table:style-name="ce1">
            <text:p>59331</text:p>
          </table:table-cell>
          <table:table-cell office:value-type="float" office:value="527200" table:style-name="ce1">
            <text:p>527200</text:p>
          </table:table-cell>
          <table:table-cell office:value-type="float" office:value="60500" table:style-name="ce1">
            <text:p>60500</text:p>
          </table:table-cell>
          <table:table-cell office:value-type="float" office:value="89200" table:style-name="ce1">
            <text:p>89200</text:p>
          </table:table-cell>
          <table:table-cell office:value-type="float" office:value="5466" table:style-name="ce1">
            <text:p>5466</text:p>
          </table:table-cell>
          <table:table-cell table:number-columns-repeated="3" table:style-name="ce1"/>
          <table:table-cell office:value-type="string" table:style-name="ce6">
            <text:p>2025-04-28T23:41:35.714291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82" table:style-name="ce1">
            <text:p>59882</text:p>
          </table:table-cell>
          <table:table-cell office:value-type="float" office:value="300000" table:style-name="ce1">
            <text:p>300000</text:p>
          </table:table-cell>
          <table:table-cell office:value-type="float" office:value="96500" table:style-name="ce1">
            <text:p>96500</text:p>
          </table:table-cell>
          <table:table-cell office:value-type="float" office:value="217800" table:style-name="ce1">
            <text:p>217800</text:p>
          </table:table-cell>
          <table:table-cell office:value-type="float" office:value="1103" table:style-name="ce1">
            <text:p>1103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19796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33" table:style-name="ce8">
            <text:p>58533</text:p>
          </table:table-cell>
          <table:table-cell office:value-type="float" office:value="6566800" table:style-name="ce8">
            <text:p>6566800</text:p>
          </table:table-cell>
          <table:table-cell office:value-type="float" office:value="128300" table:style-name="ce8">
            <text:p>128300</text:p>
          </table:table-cell>
          <table:table-cell office:value-type="float" office:value="0" table:style-name="ce8">
            <text:p>0</text:p>
          </table:table-cell>
          <table:table-cell office:value-type="float" office:value="70309" table:style-name="ce8">
            <text:p>70309</text:p>
          </table:table-cell>
          <table:table-cell table:number-columns-repeated="3" table:style-name="ce1"/>
          <table:table-cell office:value-type="string" table:style-name="ce7">
            <text:p>2025-04-28T23:03:29.4919796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33" table:style-name="ce8">
            <text:p>58533</text:p>
          </table:table-cell>
          <table:table-cell office:value-type="float" office:value="6566800" table:style-name="ce8">
            <text:p>6566800</text:p>
          </table:table-cell>
          <table:table-cell office:value-type="float" office:value="128300" table:style-name="ce8">
            <text:p>128300</text:p>
          </table:table-cell>
          <table:table-cell office:value-type="float" office:value="0" table:style-name="ce8">
            <text:p>0</text:p>
          </table:table-cell>
          <table:table-cell office:value-type="float" office:value="70309" table:style-name="ce8">
            <text:p>70309</text:p>
          </table:table-cell>
          <table:table-cell table:style-name="ce1"/>
          <table:table-cell office:value-type="string" table:style-name="ce6">
            <text:p>2025-04-28T23:28:28.9109225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84" table:style-name="ce1">
            <text:p>59284</text:p>
          </table:table-cell>
          <table:table-cell office:value-type="float" office:value="830200" table:style-name="ce1">
            <text:p>830200</text:p>
          </table:table-cell>
          <table:table-cell office:value-type="float" office:value="91600" table:style-name="ce1">
            <text:p>91600</text:p>
          </table:table-cell>
          <table:table-cell office:value-type="float" office:value="117100" table:style-name="ce1">
            <text:p>117100</text:p>
          </table:table-cell>
          <table:table-cell office:value-type="float" office:value="19828" table:style-name="ce1">
            <text:p>19828</text:p>
          </table:table-cell>
          <table:table-cell table:number-columns-repeated="3" table:style-name="ce1"/>
          <table:table-cell office:value-type="string" table:style-name="ce6">
            <text:p>2025-04-28T23:41:35.8501806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91" table:style-name="ce1">
            <text:p>59891</text:p>
          </table:table-cell>
          <table:table-cell office:value-type="float" office:value="425500" table:style-name="ce1">
            <text:p>425500</text:p>
          </table:table-cell>
          <table:table-cell office:value-type="float" office:value="61800" table:style-name="ce1">
            <text:p>61800</text:p>
          </table:table-cell>
          <table:table-cell office:value-type="float" office:value="236200" table:style-name="ce1">
            <text:p>236200</text:p>
          </table:table-cell>
          <table:table-cell office:value-type="float" office:value="135" table:style-name="ce1">
            <text:p>135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19796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34" table:style-name="ce8">
            <text:p>58534</text:p>
          </table:table-cell>
          <table:table-cell office:value-type="float" office:value="1303000" table:style-name="ce8">
            <text:p>1303000</text:p>
          </table:table-cell>
          <table:table-cell office:value-type="float" office:value="78400" table:style-name="ce8">
            <text:p>78400</text:p>
          </table:table-cell>
          <table:table-cell office:value-type="float" office:value="0" table:style-name="ce8">
            <text:p>0</text:p>
          </table:table-cell>
          <table:table-cell office:value-type="float" office:value="70309" table:style-name="ce8">
            <text:p>70309</text:p>
          </table:table-cell>
          <table:table-cell table:number-columns-repeated="3" table:style-name="ce1"/>
          <table:table-cell office:value-type="string" table:style-name="ce7">
            <text:p>2025-04-28T23:03:29.4919796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34" table:style-name="ce8">
            <text:p>58534</text:p>
          </table:table-cell>
          <table:table-cell office:value-type="float" office:value="1303000" table:style-name="ce8">
            <text:p>1303000</text:p>
          </table:table-cell>
          <table:table-cell office:value-type="float" office:value="78400" table:style-name="ce8">
            <text:p>78400</text:p>
          </table:table-cell>
          <table:table-cell office:value-type="float" office:value="0" table:style-name="ce8">
            <text:p>0</text:p>
          </table:table-cell>
          <table:table-cell office:value-type="float" office:value="70309" table:style-name="ce8">
            <text:p>70309</text:p>
          </table:table-cell>
          <table:table-cell table:style-name="ce1"/>
          <table:table-cell office:value-type="string" table:style-name="ce6">
            <text:p>2025-04-28T23:28:29.2761475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43" table:style-name="ce1">
            <text:p>59343</text:p>
          </table:table-cell>
          <table:table-cell office:value-type="float" office:value="473800" table:style-name="ce1">
            <text:p>473800</text:p>
          </table:table-cell>
          <table:table-cell office:value-type="float" office:value="30800" table:style-name="ce1">
            <text:p>30800</text:p>
          </table:table-cell>
          <table:table-cell office:value-type="float" office:value="212500" table:style-name="ce1">
            <text:p>212500</text:p>
          </table:table-cell>
          <table:table-cell office:value-type="float" office:value="2455" table:style-name="ce1">
            <text:p>2455</text:p>
          </table:table-cell>
          <table:table-cell table:number-columns-repeated="3" table:style-name="ce1"/>
          <table:table-cell office:value-type="string" table:style-name="ce6">
            <text:p>2025-04-28T23:41:35.977260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90" table:style-name="ce1">
            <text:p>59890</text:p>
          </table:table-cell>
          <table:table-cell office:value-type="float" office:value="479100" table:style-name="ce1">
            <text:p>479100</text:p>
          </table:table-cell>
          <table:table-cell office:value-type="float" office:value="54700" table:style-name="ce1">
            <text:p>54700</text:p>
          </table:table-cell>
          <table:table-cell office:value-type="float" office:value="212500" table:style-name="ce1">
            <text:p>212500</text:p>
          </table:table-cell>
          <table:table-cell office:value-type="float" office:value="262" table:style-name="ce1">
            <text:p>262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19796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32" table:style-name="ce8">
            <text:p>58532</text:p>
          </table:table-cell>
          <table:table-cell office:value-type="float" office:value="613900" table:style-name="ce8">
            <text:p>613900</text:p>
          </table:table-cell>
          <table:table-cell office:value-type="float" office:value="90300" table:style-name="ce8">
            <text:p>90300</text:p>
          </table:table-cell>
          <table:table-cell office:value-type="float" office:value="0" table:style-name="ce8">
            <text:p>0</text:p>
          </table:table-cell>
          <table:table-cell office:value-type="float" office:value="70324" table:style-name="ce8">
            <text:p>70324</text:p>
          </table:table-cell>
          <table:table-cell table:number-columns-repeated="3" table:style-name="ce1"/>
          <table:table-cell office:value-type="string" table:style-name="ce7">
            <text:p>2025-04-28T23:03:29.4919796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32" table:style-name="ce8">
            <text:p>58532</text:p>
          </table:table-cell>
          <table:table-cell office:value-type="float" office:value="613900" table:style-name="ce8">
            <text:p>613900</text:p>
          </table:table-cell>
          <table:table-cell office:value-type="float" office:value="90300" table:style-name="ce8">
            <text:p>90300</text:p>
          </table:table-cell>
          <table:table-cell office:value-type="float" office:value="0" table:style-name="ce8">
            <text:p>0</text:p>
          </table:table-cell>
          <table:table-cell office:value-type="float" office:value="70324" table:style-name="ce8">
            <text:p>70324</text:p>
          </table:table-cell>
          <table:table-cell table:style-name="ce1"/>
          <table:table-cell office:value-type="string" table:style-name="ce6">
            <text:p>2025-04-28T23:28:29.2771451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97" table:style-name="ce1">
            <text:p>59297</text:p>
          </table:table-cell>
          <table:table-cell office:value-type="float" office:value="560300" table:style-name="ce1">
            <text:p>560300</text:p>
          </table:table-cell>
          <table:table-cell office:value-type="float" office:value="54100" table:style-name="ce1">
            <text:p>54100</text:p>
          </table:table-cell>
          <table:table-cell office:value-type="float" office:value="114600" table:style-name="ce1">
            <text:p>114600</text:p>
          </table:table-cell>
          <table:table-cell office:value-type="float" office:value="19398" table:style-name="ce1">
            <text:p>19398</text:p>
          </table:table-cell>
          <table:table-cell table:number-columns-repeated="3" table:style-name="ce1"/>
          <table:table-cell office:value-type="string" table:style-name="ce6">
            <text:p>2025-04-28T23:41:36.348740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84" table:style-name="ce1">
            <text:p>59884</text:p>
          </table:table-cell>
          <table:table-cell office:value-type="float" office:value="492400" table:style-name="ce1">
            <text:p>492400</text:p>
          </table:table-cell>
          <table:table-cell office:value-type="float" office:value="31600" table:style-name="ce1">
            <text:p>31600</text:p>
          </table:table-cell>
          <table:table-cell office:value-type="float" office:value="129900" table:style-name="ce1">
            <text:p>129900</text:p>
          </table:table-cell>
          <table:table-cell office:value-type="float" office:value="1456" table:style-name="ce1">
            <text:p>1456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19796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31" table:style-name="ce8">
            <text:p>58531</text:p>
          </table:table-cell>
          <table:table-cell office:value-type="float" office:value="627000" table:style-name="ce8">
            <text:p>627000</text:p>
          </table:table-cell>
          <table:table-cell office:value-type="float" office:value="96300" table:style-name="ce8">
            <text:p>96300</text:p>
          </table:table-cell>
          <table:table-cell office:value-type="float" office:value="0" table:style-name="ce8">
            <text:p>0</text:p>
          </table:table-cell>
          <table:table-cell office:value-type="float" office:value="70326" table:style-name="ce8">
            <text:p>70326</text:p>
          </table:table-cell>
          <table:table-cell table:number-columns-repeated="3" table:style-name="ce1"/>
          <table:table-cell office:value-type="string" table:style-name="ce7">
            <text:p>2025-04-28T23:03:29.4919796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31" table:style-name="ce8">
            <text:p>58531</text:p>
          </table:table-cell>
          <table:table-cell office:value-type="float" office:value="627000" table:style-name="ce8">
            <text:p>627000</text:p>
          </table:table-cell>
          <table:table-cell office:value-type="float" office:value="96300" table:style-name="ce8">
            <text:p>96300</text:p>
          </table:table-cell>
          <table:table-cell office:value-type="float" office:value="0" table:style-name="ce8">
            <text:p>0</text:p>
          </table:table-cell>
          <table:table-cell office:value-type="float" office:value="70326" table:style-name="ce8">
            <text:p>70326</text:p>
          </table:table-cell>
          <table:table-cell table:style-name="ce1"/>
          <table:table-cell office:value-type="string" table:style-name="ce6">
            <text:p>2025-04-28T23:28:29.6438362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33" table:style-name="ce1">
            <text:p>59333</text:p>
          </table:table-cell>
          <table:table-cell office:value-type="float" office:value="313700" table:style-name="ce1">
            <text:p>313700</text:p>
          </table:table-cell>
          <table:table-cell office:value-type="float" office:value="118200" table:style-name="ce1">
            <text:p>118200</text:p>
          </table:table-cell>
          <table:table-cell office:value-type="float" office:value="192300" table:style-name="ce1">
            <text:p>192300</text:p>
          </table:table-cell>
          <table:table-cell office:value-type="float" office:value="6049" table:style-name="ce1">
            <text:p>6049</text:p>
          </table:table-cell>
          <table:table-cell table:number-columns-repeated="3" table:style-name="ce1"/>
          <table:table-cell office:value-type="string" table:style-name="ce6">
            <text:p>2025-04-28T23:41:36.348740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88" table:style-name="ce1">
            <text:p>59888</text:p>
          </table:table-cell>
          <table:table-cell office:value-type="float" office:value="454300" table:style-name="ce1">
            <text:p>454300</text:p>
          </table:table-cell>
          <table:table-cell office:value-type="float" office:value="34300" table:style-name="ce1">
            <text:p>34300</text:p>
          </table:table-cell>
          <table:table-cell office:value-type="float" office:value="162300" table:style-name="ce1">
            <text:p>162300</text:p>
          </table:table-cell>
          <table:table-cell office:value-type="float" office:value="898" table:style-name="ce1">
            <text:p>898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19796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30" table:style-name="ce8">
            <text:p>58530</text:p>
          </table:table-cell>
          <table:table-cell office:value-type="float" office:value="690200" table:style-name="ce8">
            <text:p>690200</text:p>
          </table:table-cell>
          <table:table-cell office:value-type="float" office:value="91100" table:style-name="ce8">
            <text:p>91100</text:p>
          </table:table-cell>
          <table:table-cell office:value-type="float" office:value="0" table:style-name="ce8">
            <text:p>0</text:p>
          </table:table-cell>
          <table:table-cell office:value-type="float" office:value="70355" table:style-name="ce8">
            <text:p>70355</text:p>
          </table:table-cell>
          <table:table-cell table:number-columns-repeated="3" table:style-name="ce1"/>
          <table:table-cell office:value-type="string" table:style-name="ce7">
            <text:p>2025-04-28T23:03:29.4919796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30" table:style-name="ce8">
            <text:p>58530</text:p>
          </table:table-cell>
          <table:table-cell office:value-type="float" office:value="690200" table:style-name="ce8">
            <text:p>690200</text:p>
          </table:table-cell>
          <table:table-cell office:value-type="float" office:value="91100" table:style-name="ce8">
            <text:p>91100</text:p>
          </table:table-cell>
          <table:table-cell office:value-type="float" office:value="0" table:style-name="ce8">
            <text:p>0</text:p>
          </table:table-cell>
          <table:table-cell office:value-type="float" office:value="70355" table:style-name="ce8">
            <text:p>70355</text:p>
          </table:table-cell>
          <table:table-cell table:style-name="ce1"/>
          <table:table-cell office:value-type="string" table:style-name="ce6">
            <text:p>2025-04-28T23:28:29.8297007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34" table:style-name="ce1">
            <text:p>59334</text:p>
          </table:table-cell>
          <table:table-cell office:value-type="float" office:value="278900" table:style-name="ce1">
            <text:p>278900</text:p>
          </table:table-cell>
          <table:table-cell office:value-type="float" office:value="33200" table:style-name="ce1">
            <text:p>33200</text:p>
          </table:table-cell>
          <table:table-cell office:value-type="float" office:value="252400" table:style-name="ce1">
            <text:p>252400</text:p>
          </table:table-cell>
          <table:table-cell office:value-type="float" office:value="5995" table:style-name="ce1">
            <text:p>5995</text:p>
          </table:table-cell>
          <table:table-cell table:number-columns-repeated="3" table:style-name="ce1"/>
          <table:table-cell office:value-type="string" table:style-name="ce6">
            <text:p>2025-04-28T23:41:36.4747218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93" table:style-name="ce1">
            <text:p>59893</text:p>
          </table:table-cell>
          <table:table-cell office:value-type="float" office:value="476800" table:style-name="ce1">
            <text:p>476800</text:p>
          </table:table-cell>
          <table:table-cell office:value-type="float" office:value="32400" table:style-name="ce1">
            <text:p>32400</text:p>
          </table:table-cell>
          <table:table-cell office:value-type="float" office:value="269400" table:style-name="ce1">
            <text:p>269400</text:p>
          </table:table-cell>
          <table:table-cell office:value-type="float" office:value="496" table:style-name="ce1">
            <text:p>496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2979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28" table:style-name="ce8">
            <text:p>58528</text:p>
          </table:table-cell>
          <table:table-cell office:value-type="float" office:value="560600" table:style-name="ce8">
            <text:p>560600</text:p>
          </table:table-cell>
          <table:table-cell office:value-type="float" office:value="90300" table:style-name="ce8">
            <text:p>90300</text:p>
          </table:table-cell>
          <table:table-cell office:value-type="float" office:value="0" table:style-name="ce8">
            <text:p>0</text:p>
          </table:table-cell>
          <table:table-cell office:value-type="float" office:value="70525" table:style-name="ce8">
            <text:p>70525</text:p>
          </table:table-cell>
          <table:table-cell table:number-columns-repeated="3" table:style-name="ce1"/>
          <table:table-cell office:value-type="string" table:style-name="ce7">
            <text:p>2025-04-28T23:03:29.492979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28" table:style-name="ce8">
            <text:p>58528</text:p>
          </table:table-cell>
          <table:table-cell office:value-type="float" office:value="560600" table:style-name="ce8">
            <text:p>560600</text:p>
          </table:table-cell>
          <table:table-cell office:value-type="float" office:value="90300" table:style-name="ce8">
            <text:p>90300</text:p>
          </table:table-cell>
          <table:table-cell office:value-type="float" office:value="0" table:style-name="ce8">
            <text:p>0</text:p>
          </table:table-cell>
          <table:table-cell office:value-type="float" office:value="70525" table:style-name="ce8">
            <text:p>70525</text:p>
          </table:table-cell>
          <table:table-cell table:style-name="ce1"/>
          <table:table-cell office:value-type="string" table:style-name="ce6">
            <text:p>2025-04-28T23:28:30.0165119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49" table:style-name="ce1">
            <text:p>59349</text:p>
          </table:table-cell>
          <table:table-cell office:value-type="float" office:value="501600" table:style-name="ce1">
            <text:p>501600</text:p>
          </table:table-cell>
          <table:table-cell office:value-type="float" office:value="55300" table:style-name="ce1">
            <text:p>55300</text:p>
          </table:table-cell>
          <table:table-cell office:value-type="float" office:value="322500" table:style-name="ce1">
            <text:p>322500</text:p>
          </table:table-cell>
          <table:table-cell office:value-type="float" office:value="2443" table:style-name="ce1">
            <text:p>2443</text:p>
          </table:table-cell>
          <table:table-cell table:number-columns-repeated="3" table:style-name="ce1"/>
          <table:table-cell office:value-type="string" table:style-name="ce6">
            <text:p>2025-04-28T23:41:36.7622258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96" table:style-name="ce1">
            <text:p>59896</text:p>
          </table:table-cell>
          <table:table-cell office:value-type="float" office:value="475100" table:style-name="ce1">
            <text:p>475100</text:p>
          </table:table-cell>
          <table:table-cell office:value-type="float" office:value="57900" table:style-name="ce1">
            <text:p>57900</text:p>
          </table:table-cell>
          <table:table-cell office:value-type="float" office:value="184500" table:style-name="ce1">
            <text:p>184500</text:p>
          </table:table-cell>
          <table:table-cell office:value-type="float" office:value="286" table:style-name="ce1">
            <text:p>286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2979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24" table:style-name="ce8">
            <text:p>58524</text:p>
          </table:table-cell>
          <table:table-cell office:value-type="float" office:value="641700" table:style-name="ce8">
            <text:p>641700</text:p>
          </table:table-cell>
          <table:table-cell office:value-type="float" office:value="96400" table:style-name="ce8">
            <text:p>96400</text:p>
          </table:table-cell>
          <table:table-cell office:value-type="float" office:value="0" table:style-name="ce8">
            <text:p>0</text:p>
          </table:table-cell>
          <table:table-cell office:value-type="float" office:value="70722" table:style-name="ce8">
            <text:p>70722</text:p>
          </table:table-cell>
          <table:table-cell table:number-columns-repeated="3" table:style-name="ce1"/>
          <table:table-cell office:value-type="string" table:style-name="ce7">
            <text:p>2025-04-28T23:03:29.492979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24" table:style-name="ce8">
            <text:p>58524</text:p>
          </table:table-cell>
          <table:table-cell office:value-type="float" office:value="641700" table:style-name="ce8">
            <text:p>641700</text:p>
          </table:table-cell>
          <table:table-cell office:value-type="float" office:value="96400" table:style-name="ce8">
            <text:p>96400</text:p>
          </table:table-cell>
          <table:table-cell office:value-type="float" office:value="0" table:style-name="ce8">
            <text:p>0</text:p>
          </table:table-cell>
          <table:table-cell office:value-type="float" office:value="70722" table:style-name="ce8">
            <text:p>70722</text:p>
          </table:table-cell>
          <table:table-cell table:style-name="ce1"/>
          <table:table-cell office:value-type="string" table:style-name="ce6">
            <text:p>2025-04-28T23:28:30.0205026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35" table:style-name="ce1">
            <text:p>59335</text:p>
          </table:table-cell>
          <table:table-cell office:value-type="float" office:value="455000" table:style-name="ce1">
            <text:p>455000</text:p>
          </table:table-cell>
          <table:table-cell office:value-type="float" office:value="37600" table:style-name="ce1">
            <text:p>37600</text:p>
          </table:table-cell>
          <table:table-cell office:value-type="float" office:value="364300" table:style-name="ce1">
            <text:p>364300</text:p>
          </table:table-cell>
          <table:table-cell office:value-type="float" office:value="5923" table:style-name="ce1">
            <text:p>5923</text:p>
          </table:table-cell>
          <table:table-cell table:number-columns-repeated="3" table:style-name="ce1"/>
          <table:table-cell office:value-type="string" table:style-name="ce6">
            <text:p>2025-04-28T23:41:36.8904128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92" table:style-name="ce1">
            <text:p>59892</text:p>
          </table:table-cell>
          <table:table-cell office:value-type="float" office:value="275700" table:style-name="ce1">
            <text:p>275700</text:p>
          </table:table-cell>
          <table:table-cell office:value-type="float" office:value="34600" table:style-name="ce1">
            <text:p>34600</text:p>
          </table:table-cell>
          <table:table-cell office:value-type="float" office:value="142500" table:style-name="ce1">
            <text:p>142500</text:p>
          </table:table-cell>
          <table:table-cell office:value-type="float" office:value="1039" table:style-name="ce1">
            <text:p>1039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2979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27" table:style-name="ce8">
            <text:p>58527</text:p>
          </table:table-cell>
          <table:table-cell office:value-type="float" office:value="713200" table:style-name="ce8">
            <text:p>713200</text:p>
          </table:table-cell>
          <table:table-cell office:value-type="float" office:value="153900" table:style-name="ce8">
            <text:p>153900</text:p>
          </table:table-cell>
          <table:table-cell office:value-type="float" office:value="0" table:style-name="ce8">
            <text:p>0</text:p>
          </table:table-cell>
          <table:table-cell office:value-type="float" office:value="70538" table:style-name="ce8">
            <text:p>70538</text:p>
          </table:table-cell>
          <table:table-cell table:number-columns-repeated="3" table:style-name="ce1"/>
          <table:table-cell office:value-type="string" table:style-name="ce7">
            <text:p>2025-04-28T23:03:29.492979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27" table:style-name="ce8">
            <text:p>58527</text:p>
          </table:table-cell>
          <table:table-cell office:value-type="float" office:value="713200" table:style-name="ce8">
            <text:p>713200</text:p>
          </table:table-cell>
          <table:table-cell office:value-type="float" office:value="153900" table:style-name="ce8">
            <text:p>153900</text:p>
          </table:table-cell>
          <table:table-cell office:value-type="float" office:value="0" table:style-name="ce8">
            <text:p>0</text:p>
          </table:table-cell>
          <table:table-cell office:value-type="float" office:value="70538" table:style-name="ce8">
            <text:p>70538</text:p>
          </table:table-cell>
          <table:table-cell table:style-name="ce1"/>
          <table:table-cell office:value-type="string" table:style-name="ce6">
            <text:p>2025-04-28T23:28:30.021499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06" table:style-name="ce1">
            <text:p>59306</text:p>
          </table:table-cell>
          <table:table-cell office:value-type="float" office:value="1174200" table:style-name="ce1">
            <text:p>1174200</text:p>
          </table:table-cell>
          <table:table-cell office:value-type="float" office:value="79600" table:style-name="ce1">
            <text:p>79600</text:p>
          </table:table-cell>
          <table:table-cell office:value-type="float" office:value="138600" table:style-name="ce1">
            <text:p>138600</text:p>
          </table:table-cell>
          <table:table-cell office:value-type="float" office:value="10464" table:style-name="ce1">
            <text:p>10464</text:p>
          </table:table-cell>
          <table:table-cell table:number-columns-repeated="3" table:style-name="ce1"/>
          <table:table-cell office:value-type="string" table:style-name="ce6">
            <text:p>2025-04-28T23:41:37.2110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94" table:style-name="ce1">
            <text:p>59894</text:p>
          </table:table-cell>
          <table:table-cell office:value-type="float" office:value="402800" table:style-name="ce1">
            <text:p>402800</text:p>
          </table:table-cell>
          <table:table-cell office:value-type="float" office:value="58800" table:style-name="ce1">
            <text:p>58800</text:p>
          </table:table-cell>
          <table:table-cell office:value-type="float" office:value="229500" table:style-name="ce1">
            <text:p>229500</text:p>
          </table:table-cell>
          <table:table-cell office:value-type="float" office:value="861" table:style-name="ce1">
            <text:p>861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2979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19" table:style-name="ce8">
            <text:p>58519</text:p>
          </table:table-cell>
          <table:table-cell office:value-type="float" office:value="682600" table:style-name="ce8">
            <text:p>682600</text:p>
          </table:table-cell>
          <table:table-cell office:value-type="float" office:value="534400" table:style-name="ce8">
            <text:p>534400</text:p>
          </table:table-cell>
          <table:table-cell office:value-type="float" office:value="0" table:style-name="ce8">
            <text:p>0</text:p>
          </table:table-cell>
          <table:table-cell office:value-type="float" office:value="70990" table:style-name="ce8">
            <text:p>70990</text:p>
          </table:table-cell>
          <table:table-cell table:number-columns-repeated="3" table:style-name="ce1"/>
          <table:table-cell office:value-type="string" table:style-name="ce7">
            <text:p>2025-04-28T23:03:29.492979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19" table:style-name="ce8">
            <text:p>58519</text:p>
          </table:table-cell>
          <table:table-cell office:value-type="float" office:value="682600" table:style-name="ce8">
            <text:p>682600</text:p>
          </table:table-cell>
          <table:table-cell office:value-type="float" office:value="534400" table:style-name="ce8">
            <text:p>534400</text:p>
          </table:table-cell>
          <table:table-cell office:value-type="float" office:value="0" table:style-name="ce8">
            <text:p>0</text:p>
          </table:table-cell>
          <table:table-cell office:value-type="float" office:value="70990" table:style-name="ce8">
            <text:p>70990</text:p>
          </table:table-cell>
          <table:table-cell table:style-name="ce1"/>
          <table:table-cell office:value-type="string" table:style-name="ce6">
            <text:p>2025-04-28T23:28:30.3736864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36" table:style-name="ce1">
            <text:p>59336</text:p>
          </table:table-cell>
          <table:table-cell office:value-type="float" office:value="341300" table:style-name="ce1">
            <text:p>341300</text:p>
          </table:table-cell>
          <table:table-cell office:value-type="float" office:value="53200" table:style-name="ce1">
            <text:p>53200</text:p>
          </table:table-cell>
          <table:table-cell office:value-type="float" office:value="185900" table:style-name="ce1">
            <text:p>185900</text:p>
          </table:table-cell>
          <table:table-cell office:value-type="float" office:value="5706" table:style-name="ce1">
            <text:p>5706</text:p>
          </table:table-cell>
          <table:table-cell table:number-columns-repeated="3" table:style-name="ce1"/>
          <table:table-cell office:value-type="string" table:style-name="ce6">
            <text:p>2025-04-28T23:41:37.3583755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98" table:style-name="ce1">
            <text:p>59898</text:p>
          </table:table-cell>
          <table:table-cell office:value-type="float" office:value="319600" table:style-name="ce1">
            <text:p>319600</text:p>
          </table:table-cell>
          <table:table-cell office:value-type="float" office:value="70000" table:style-name="ce1">
            <text:p>70000</text:p>
          </table:table-cell>
          <table:table-cell office:value-type="float" office:value="341800" table:style-name="ce1">
            <text:p>341800</text:p>
          </table:table-cell>
          <table:table-cell office:value-type="float" office:value="466" table:style-name="ce1">
            <text:p>466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2979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25" table:style-name="ce8">
            <text:p>58525</text:p>
          </table:table-cell>
          <table:table-cell office:value-type="float" office:value="1400500" table:style-name="ce8">
            <text:p>1400500</text:p>
          </table:table-cell>
          <table:table-cell office:value-type="float" office:value="239300" table:style-name="ce8">
            <text:p>239300</text:p>
          </table:table-cell>
          <table:table-cell office:value-type="float" office:value="0" table:style-name="ce8">
            <text:p>0</text:p>
          </table:table-cell>
          <table:table-cell office:value-type="float" office:value="70612" table:style-name="ce8">
            <text:p>70612</text:p>
          </table:table-cell>
          <table:table-cell table:number-columns-repeated="3" table:style-name="ce1"/>
          <table:table-cell office:value-type="string" table:style-name="ce7">
            <text:p>2025-04-28T23:03:29.492979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25" table:style-name="ce8">
            <text:p>58525</text:p>
          </table:table-cell>
          <table:table-cell office:value-type="float" office:value="1400500" table:style-name="ce8">
            <text:p>1400500</text:p>
          </table:table-cell>
          <table:table-cell office:value-type="float" office:value="239300" table:style-name="ce8">
            <text:p>239300</text:p>
          </table:table-cell>
          <table:table-cell office:value-type="float" office:value="0" table:style-name="ce8">
            <text:p>0</text:p>
          </table:table-cell>
          <table:table-cell office:value-type="float" office:value="70612" table:style-name="ce8">
            <text:p>70612</text:p>
          </table:table-cell>
          <table:table-cell table:style-name="ce1"/>
          <table:table-cell office:value-type="string" table:style-name="ce6">
            <text:p>2025-04-28T23:28:30.564267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22" table:style-name="ce1">
            <text:p>59322</text:p>
          </table:table-cell>
          <table:table-cell office:value-type="float" office:value="480200" table:style-name="ce1">
            <text:p>480200</text:p>
          </table:table-cell>
          <table:table-cell office:value-type="float" office:value="53600" table:style-name="ce1">
            <text:p>53600</text:p>
          </table:table-cell>
          <table:table-cell office:value-type="float" office:value="295700" table:style-name="ce1">
            <text:p>295700</text:p>
          </table:table-cell>
          <table:table-cell office:value-type="float" office:value="7645" table:style-name="ce1">
            <text:p>7645</text:p>
          </table:table-cell>
          <table:table-cell table:number-columns-repeated="3" table:style-name="ce1"/>
          <table:table-cell office:value-type="string" table:style-name="ce6">
            <text:p>2025-04-28T23:41:37.646732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99" table:style-name="ce1">
            <text:p>59899</text:p>
          </table:table-cell>
          <table:table-cell office:value-type="float" office:value="606600" table:style-name="ce1">
            <text:p>606600</text:p>
          </table:table-cell>
          <table:table-cell office:value-type="float" office:value="44700" table:style-name="ce1">
            <text:p>44700</text:p>
          </table:table-cell>
          <table:table-cell office:value-type="float" office:value="201800" table:style-name="ce1">
            <text:p>201800</text:p>
          </table:table-cell>
          <table:table-cell office:value-type="float" office:value="433" table:style-name="ce1">
            <text:p>433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2979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22" table:style-name="ce8">
            <text:p>58522</text:p>
          </table:table-cell>
          <table:table-cell office:value-type="float" office:value="4720100" table:style-name="ce8">
            <text:p>4720100</text:p>
          </table:table-cell>
          <table:table-cell office:value-type="float" office:value="120400" table:style-name="ce8">
            <text:p>120400</text:p>
          </table:table-cell>
          <table:table-cell office:value-type="float" office:value="0" table:style-name="ce8">
            <text:p>0</text:p>
          </table:table-cell>
          <table:table-cell office:value-type="float" office:value="70722" table:style-name="ce8">
            <text:p>70722</text:p>
          </table:table-cell>
          <table:table-cell table:number-columns-repeated="3" table:style-name="ce1"/>
          <table:table-cell office:value-type="string" table:style-name="ce7">
            <text:p>2025-04-28T23:03:29.492979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22" table:style-name="ce8">
            <text:p>58522</text:p>
          </table:table-cell>
          <table:table-cell office:value-type="float" office:value="4720100" table:style-name="ce8">
            <text:p>4720100</text:p>
          </table:table-cell>
          <table:table-cell office:value-type="float" office:value="120400" table:style-name="ce8">
            <text:p>120400</text:p>
          </table:table-cell>
          <table:table-cell office:value-type="float" office:value="0" table:style-name="ce8">
            <text:p>0</text:p>
          </table:table-cell>
          <table:table-cell office:value-type="float" office:value="70722" table:style-name="ce8">
            <text:p>70722</text:p>
          </table:table-cell>
          <table:table-cell table:style-name="ce1"/>
          <table:table-cell office:value-type="string" table:style-name="ce6">
            <text:p>2025-04-28T23:28:31.1072732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291" table:style-name="ce1">
            <text:p>59291</text:p>
          </table:table-cell>
          <table:table-cell office:value-type="float" office:value="1448100" table:style-name="ce1">
            <text:p>1448100</text:p>
          </table:table-cell>
          <table:table-cell office:value-type="float" office:value="99700" table:style-name="ce1">
            <text:p>99700</text:p>
          </table:table-cell>
          <table:table-cell office:value-type="float" office:value="200800" table:style-name="ce1">
            <text:p>200800</text:p>
          </table:table-cell>
          <table:table-cell office:value-type="float" office:value="21526" table:style-name="ce1">
            <text:p>21526</text:p>
          </table:table-cell>
          <table:table-cell table:number-columns-repeated="3" table:style-name="ce1"/>
          <table:table-cell office:value-type="string" table:style-name="ce6">
            <text:p>2025-04-28T23:41:37.646732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00" table:style-name="ce1">
            <text:p>59900</text:p>
          </table:table-cell>
          <table:table-cell office:value-type="float" office:value="308300" table:style-name="ce1">
            <text:p>308300</text:p>
          </table:table-cell>
          <table:table-cell office:value-type="float" office:value="29400" table:style-name="ce1">
            <text:p>29400</text:p>
          </table:table-cell>
          <table:table-cell office:value-type="float" office:value="275700" table:style-name="ce1">
            <text:p>275700</text:p>
          </table:table-cell>
          <table:table-cell office:value-type="float" office:value="287" table:style-name="ce1">
            <text:p>287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7">
            <text:p>2025-04-28T23:03:29.4929799</text:p>
          </table:table-cell>
          <table:table-cell office:value-type="string" table:style-name="ce8">
            <text:p>Concurrente4</text:p>
          </table:table-cell>
          <table:table-cell office:value-type="string" table:style-name="ce8">
            <text:p>SIMETRICO</text:p>
          </table:table-cell>
          <table:table-cell office:value-type="float" office:value="58521" table:style-name="ce8">
            <text:p>58521</text:p>
          </table:table-cell>
          <table:table-cell office:value-type="float" office:value="642100" table:style-name="ce8">
            <text:p>642100</text:p>
          </table:table-cell>
          <table:table-cell office:value-type="float" office:value="105400" table:style-name="ce8">
            <text:p>105400</text:p>
          </table:table-cell>
          <table:table-cell office:value-type="float" office:value="0" table:style-name="ce8">
            <text:p>0</text:p>
          </table:table-cell>
          <table:table-cell office:value-type="float" office:value="70851" table:style-name="ce8">
            <text:p>70851</text:p>
          </table:table-cell>
          <table:table-cell table:number-columns-repeated="3" table:style-name="ce1"/>
          <table:table-cell office:value-type="string" table:style-name="ce7">
            <text:p>2025-04-28T23:03:29.4929799</text:p>
          </table:table-cell>
          <table:table-cell office:value-type="string" table:style-name="ce8">
            <text:p>Concurrente16</text:p>
          </table:table-cell>
          <table:table-cell office:value-type="string" table:style-name="ce8">
            <text:p>SIMETRICO</text:p>
          </table:table-cell>
          <table:table-cell office:value-type="float" office:value="58521" table:style-name="ce8">
            <text:p>58521</text:p>
          </table:table-cell>
          <table:table-cell office:value-type="float" office:value="642100" table:style-name="ce8">
            <text:p>642100</text:p>
          </table:table-cell>
          <table:table-cell office:value-type="float" office:value="105400" table:style-name="ce8">
            <text:p>105400</text:p>
          </table:table-cell>
          <table:table-cell office:value-type="float" office:value="0" table:style-name="ce8">
            <text:p>0</text:p>
          </table:table-cell>
          <table:table-cell office:value-type="float" office:value="70851" table:style-name="ce8">
            <text:p>70851</text:p>
          </table:table-cell>
          <table:table-cell table:style-name="ce1"/>
          <table:table-cell office:value-type="string" table:style-name="ce6">
            <text:p>2025-04-28T23:28:31.1072732</text:p>
          </table:table-cell>
          <table:table-cell office:value-type="string" table:style-name="ce1">
            <text:p>Concurrente32</text:p>
          </table:table-cell>
          <table:table-cell office:value-type="string" table:style-name="ce1">
            <text:p>SIMETRICO</text:p>
          </table:table-cell>
          <table:table-cell office:value-type="float" office:value="59340" table:style-name="ce1">
            <text:p>59340</text:p>
          </table:table-cell>
          <table:table-cell office:value-type="float" office:value="404200" table:style-name="ce1">
            <text:p>404200</text:p>
          </table:table-cell>
          <table:table-cell office:value-type="float" office:value="51600" table:style-name="ce1">
            <text:p>51600</text:p>
          </table:table-cell>
          <table:table-cell office:value-type="float" office:value="201100" table:style-name="ce1">
            <text:p>201100</text:p>
          </table:table-cell>
          <table:table-cell office:value-type="float" office:value="5021" table:style-name="ce1">
            <text:p>5021</text:p>
          </table:table-cell>
          <table:table-cell table:number-columns-repeated="3" table:style-name="ce1"/>
          <table:table-cell office:value-type="string" table:style-name="ce6">
            <text:p>2025-04-28T23:41:38.1186748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95" table:style-name="ce1">
            <text:p>59895</text:p>
          </table:table-cell>
          <table:table-cell office:value-type="float" office:value="370700" table:style-name="ce1">
            <text:p>370700</text:p>
          </table:table-cell>
          <table:table-cell office:value-type="float" office:value="43700" table:style-name="ce1">
            <text:p>43700</text:p>
          </table:table-cell>
          <table:table-cell office:value-type="float" office:value="368700" table:style-name="ce1">
            <text:p>368700</text:p>
          </table:table-cell>
          <table:table-cell office:value-type="float" office:value="1768" table:style-name="ce1">
            <text:p>1768</text:p>
          </table:table-cell>
          <table:table-cell table:number-columns-repeated="16344"/>
        </table:table-row>
        <table:table-row table:style-name="ro1">
          <table:table-cell/>
          <table:table-cell table:number-columns-repeated="11" table:style-name="ce1"/>
          <table:table-cell table:style-name="ce6"/>
          <table:table-cell table:number-columns-repeated="19" table:style-name="ce1"/>
          <table:table-cell office:value-type="string" table:style-name="ce6">
            <text:p>2025-04-28T23:41:38.1186748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897" table:style-name="ce1">
            <text:p>59897</text:p>
          </table:table-cell>
          <table:table-cell office:value-type="float" office:value="434600" table:style-name="ce1">
            <text:p>434600</text:p>
          </table:table-cell>
          <table:table-cell office:value-type="float" office:value="29000" table:style-name="ce1">
            <text:p>29000</text:p>
          </table:table-cell>
          <table:table-cell office:value-type="float" office:value="360600" table:style-name="ce1">
            <text:p>360600</text:p>
          </table:table-cell>
          <table:table-cell office:value-type="float" office:value="1355" table:style-name="ce1">
            <text:p>1355</text:p>
          </table:table-cell>
          <table:table-cell table:number-columns-repeated="16344"/>
        </table:table-row>
        <table:table-row table:style-name="ro1">
          <table:table-cell/>
          <table:table-cell table:number-columns-repeated="11" table:style-name="ce1"/>
          <table:table-cell table:style-name="ce6"/>
          <table:table-cell table:number-columns-repeated="19" table:style-name="ce1"/>
          <table:table-cell office:value-type="string" table:style-name="ce6">
            <text:p>2025-04-28T23:41:38.263561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02" table:style-name="ce1">
            <text:p>59902</text:p>
          </table:table-cell>
          <table:table-cell office:value-type="float" office:value="300500" table:style-name="ce1">
            <text:p>300500</text:p>
          </table:table-cell>
          <table:table-cell office:value-type="float" office:value="41300" table:style-name="ce1">
            <text:p>41300</text:p>
          </table:table-cell>
          <table:table-cell office:value-type="float" office:value="173300" table:style-name="ce1">
            <text:p>173300</text:p>
          </table:table-cell>
          <table:table-cell office:value-type="float" office:value="615" table:style-name="ce1">
            <text:p>615</text:p>
          </table:table-cell>
          <table:table-cell table:number-columns-repeated="16344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"/>
          <table:table-cell table:number-columns-repeated="19" table:style-name="ce1"/>
          <table:table-cell office:value-type="string" table:style-name="ce6">
            <text:p>2025-04-28T23:41:38.418224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03" table:style-name="ce1">
            <text:p>59903</text:p>
          </table:table-cell>
          <table:table-cell office:value-type="float" office:value="416800" table:style-name="ce1">
            <text:p>416800</text:p>
          </table:table-cell>
          <table:table-cell office:value-type="float" office:value="47700" table:style-name="ce1">
            <text:p>47700</text:p>
          </table:table-cell>
          <table:table-cell office:value-type="float" office:value="195700" table:style-name="ce1">
            <text:p>195700</text:p>
          </table:table-cell>
          <table:table-cell office:value-type="float" office:value="299" table:style-name="ce1">
            <text:p>299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1">
            <text:p>Grafica firmar esenarios<text:s/></text:p>
          </table:table-cell>
          <table:table-cell table:number-columns-repeated="29" table:style-name="ce1"/>
          <table:table-cell office:value-type="string" table:style-name="ce6">
            <text:p>2025-04-28T23:41:38.8880388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06" table:style-name="ce1">
            <text:p>59906</text:p>
          </table:table-cell>
          <table:table-cell office:value-type="float" office:value="287900" table:style-name="ce1">
            <text:p>287900</text:p>
          </table:table-cell>
          <table:table-cell office:value-type="float" office:value="35800" table:style-name="ce1">
            <text:p>35800</text:p>
          </table:table-cell>
          <table:table-cell office:value-type="float" office:value="254200" table:style-name="ce1">
            <text:p>254200</text:p>
          </table:table-cell>
          <table:table-cell office:value-type="float" office:value="469" table:style-name="ce1">
            <text:p>469</text:p>
          </table:table-cell>
          <table:table-cell table:number-columns-repeated="16344"/>
        </table:table-row>
        <table:table-row table:style-name="ro1">
          <table:table-cell table:number-columns-repeated="2"/>
          <table:table-cell table:number-columns-repeated="30" table:style-name="ce1"/>
          <table:table-cell office:value-type="string" table:style-name="ce6">
            <text:p>2025-04-28T23:41:39.5236174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04" table:style-name="ce1">
            <text:p>59904</text:p>
          </table:table-cell>
          <table:table-cell office:value-type="float" office:value="334500" table:style-name="ce1">
            <text:p>334500</text:p>
          </table:table-cell>
          <table:table-cell office:value-type="float" office:value="54600" table:style-name="ce1">
            <text:p>54600</text:p>
          </table:table-cell>
          <table:table-cell office:value-type="float" office:value="100500" table:style-name="ce1">
            <text:p>100500</text:p>
          </table:table-cell>
          <table:table-cell office:value-type="float" office:value="1403" table:style-name="ce1">
            <text:p>1403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Escenario</text:p>
          </table:table-cell>
          <table:table-cell office:value-type="string" table:style-name="ce8">
            <text:p>Firma_ns</text:p>
          </table:table-cell>
          <table:table-cell table:style-name="ce1"/>
          <table:table-cell office:value-type="string" table:style-name="ce8">
            <text:p>Escenario</text:p>
          </table:table-cell>
          <table:table-cell office:value-type="string" table:style-name="ce8">
            <text:p>Cifrado_ns</text:p>
          </table:table-cell>
          <table:table-cell table:style-name="ce1"/>
          <table:table-cell office:value-type="string" table:style-name="ce8">
            <text:p>Escenario</text:p>
          </table:table-cell>
          <table:table-cell office:value-type="string" table:style-name="ce8">
            <text:p>Verificacion_ns</text:p>
          </table:table-cell>
          <table:table-cell table:number-columns-repeated="22" table:style-name="ce1"/>
          <table:table-cell office:value-type="string" table:style-name="ce6">
            <text:p>2025-04-28T23:41:39.5246193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07" table:style-name="ce1">
            <text:p>59907</text:p>
          </table:table-cell>
          <table:table-cell office:value-type="float" office:value="432400" table:style-name="ce1">
            <text:p>432400</text:p>
          </table:table-cell>
          <table:table-cell office:value-type="float" office:value="37400" table:style-name="ce1">
            <text:p>37400</text:p>
          </table:table-cell>
          <table:table-cell office:value-type="float" office:value="187600" table:style-name="ce1">
            <text:p>187600</text:p>
          </table:table-cell>
          <table:table-cell office:value-type="float" office:value="634" table:style-name="ce1">
            <text:p>634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68300" table:style-name="ce8">
            <text:p>668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15000" table:style-name="ce8">
            <text:p>115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137500" table:style-name="ce8">
            <text:p>1137500</text:p>
          </table:table-cell>
          <table:table-cell table:number-columns-repeated="22" table:style-name="ce1"/>
          <table:table-cell office:value-type="string" table:style-name="ce6">
            <text:p>2025-04-28T23:41:39.5246193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05" table:style-name="ce1">
            <text:p>59905</text:p>
          </table:table-cell>
          <table:table-cell office:value-type="float" office:value="379400" table:style-name="ce1">
            <text:p>379400</text:p>
          </table:table-cell>
          <table:table-cell office:value-type="float" office:value="42900" table:style-name="ce1">
            <text:p>42900</text:p>
          </table:table-cell>
          <table:table-cell office:value-type="float" office:value="113400" table:style-name="ce1">
            <text:p>113400</text:p>
          </table:table-cell>
          <table:table-cell office:value-type="float" office:value="1258" table:style-name="ce1">
            <text:p>1258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30700" table:style-name="ce8">
            <text:p>530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2000" table:style-name="ce8">
            <text:p>92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250700" table:style-name="ce8">
            <text:p>250700</text:p>
          </table:table-cell>
          <table:table-cell table:number-columns-repeated="22" table:style-name="ce1"/>
          <table:table-cell office:value-type="string" table:style-name="ce6">
            <text:p>2025-04-28T23:41:39.5246193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01" table:style-name="ce1">
            <text:p>59901</text:p>
          </table:table-cell>
          <table:table-cell office:value-type="float" office:value="283100" table:style-name="ce1">
            <text:p>283100</text:p>
          </table:table-cell>
          <table:table-cell office:value-type="float" office:value="39200" table:style-name="ce1">
            <text:p>39200</text:p>
          </table:table-cell>
          <table:table-cell office:value-type="float" office:value="105100" table:style-name="ce1">
            <text:p>105100</text:p>
          </table:table-cell>
          <table:table-cell office:value-type="float" office:value="1875" table:style-name="ce1">
            <text:p>1875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3497900" table:style-name="ce8">
            <text:p>3497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22200" table:style-name="ce8">
            <text:p>122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39.6813381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08" table:style-name="ce1">
            <text:p>59908</text:p>
          </table:table-cell>
          <table:table-cell office:value-type="float" office:value="489500" table:style-name="ce1">
            <text:p>489500</text:p>
          </table:table-cell>
          <table:table-cell office:value-type="float" office:value="35200" table:style-name="ce1">
            <text:p>35200</text:p>
          </table:table-cell>
          <table:table-cell office:value-type="float" office:value="77800" table:style-name="ce1">
            <text:p>77800</text:p>
          </table:table-cell>
          <table:table-cell office:value-type="float" office:value="156" table:style-name="ce1">
            <text:p>156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149900" table:style-name="ce8">
            <text:p>4149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6400" table:style-name="ce8">
            <text:p>96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39.8177723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11" table:style-name="ce1">
            <text:p>59911</text:p>
          </table:table-cell>
          <table:table-cell office:value-type="float" office:value="439000" table:style-name="ce1">
            <text:p>439000</text:p>
          </table:table-cell>
          <table:table-cell office:value-type="float" office:value="45400" table:style-name="ce1">
            <text:p>45400</text:p>
          </table:table-cell>
          <table:table-cell office:value-type="float" office:value="166400" table:style-name="ce1">
            <text:p>166400</text:p>
          </table:table-cell>
          <table:table-cell office:value-type="float" office:value="292" table:style-name="ce1">
            <text:p>292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3263800" table:style-name="ce8">
            <text:p>32638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046600" table:style-name="ce8">
            <text:p>10466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47.004322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10" table:style-name="ce1">
            <text:p>59910</text:p>
          </table:table-cell>
          <table:table-cell office:value-type="float" office:value="301100" table:style-name="ce1">
            <text:p>301100</text:p>
          </table:table-cell>
          <table:table-cell office:value-type="float" office:value="47800" table:style-name="ce1">
            <text:p>47800</text:p>
          </table:table-cell>
          <table:table-cell office:value-type="float" office:value="202900" table:style-name="ce1">
            <text:p>202900</text:p>
          </table:table-cell>
          <table:table-cell office:value-type="float" office:value="7479" table:style-name="ce1">
            <text:p>7479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26400" table:style-name="ce8">
            <text:p>626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1900" table:style-name="ce8">
            <text:p>81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49.108659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09" table:style-name="ce1">
            <text:p>59909</text:p>
          </table:table-cell>
          <table:table-cell office:value-type="float" office:value="304300" table:style-name="ce1">
            <text:p>304300</text:p>
          </table:table-cell>
          <table:table-cell office:value-type="float" office:value="49600" table:style-name="ce1">
            <text:p>49600</text:p>
          </table:table-cell>
          <table:table-cell office:value-type="float" office:value="219100" table:style-name="ce1">
            <text:p>219100</text:p>
          </table:table-cell>
          <table:table-cell office:value-type="float" office:value="9583" table:style-name="ce1">
            <text:p>9583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97600" table:style-name="ce8">
            <text:p>6976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2700" table:style-name="ce8">
            <text:p>92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49.108659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13" table:style-name="ce1">
            <text:p>59913</text:p>
          </table:table-cell>
          <table:table-cell office:value-type="float" office:value="473000" table:style-name="ce1">
            <text:p>473000</text:p>
          </table:table-cell>
          <table:table-cell office:value-type="float" office:value="76900" table:style-name="ce1">
            <text:p>76900</text:p>
          </table:table-cell>
          <table:table-cell office:value-type="float" office:value="76500" table:style-name="ce1">
            <text:p>76500</text:p>
          </table:table-cell>
          <table:table-cell office:value-type="float" office:value="9289" table:style-name="ce1">
            <text:p>9289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18651300" table:style-name="ce8">
            <text:p>18651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3000" table:style-name="ce8">
            <text:p>83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49.108659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15" table:style-name="ce1">
            <text:p>59915</text:p>
          </table:table-cell>
          <table:table-cell office:value-type="float" office:value="373000" table:style-name="ce1">
            <text:p>373000</text:p>
          </table:table-cell>
          <table:table-cell office:value-type="float" office:value="94600" table:style-name="ce1">
            <text:p>94600</text:p>
          </table:table-cell>
          <table:table-cell office:value-type="float" office:value="208100" table:style-name="ce1">
            <text:p>208100</text:p>
          </table:table-cell>
          <table:table-cell office:value-type="float" office:value="2103" table:style-name="ce1">
            <text:p>2103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17500" table:style-name="ce8">
            <text:p>4175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39700" table:style-name="ce8">
            <text:p>39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49.8272476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12" table:style-name="ce1">
            <text:p>59912</text:p>
          </table:table-cell>
          <table:table-cell office:value-type="float" office:value="469100" table:style-name="ce1">
            <text:p>469100</text:p>
          </table:table-cell>
          <table:table-cell office:value-type="float" office:value="55000" table:style-name="ce1">
            <text:p>55000</text:p>
          </table:table-cell>
          <table:table-cell office:value-type="float" office:value="185900" table:style-name="ce1">
            <text:p>185900</text:p>
          </table:table-cell>
          <table:table-cell office:value-type="float" office:value="10145" table:style-name="ce1">
            <text:p>10145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888900" table:style-name="ce8">
            <text:p>888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10100" table:style-name="ce8">
            <text:p>110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49.8272476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17" table:style-name="ce1">
            <text:p>59917</text:p>
          </table:table-cell>
          <table:table-cell office:value-type="float" office:value="299900" table:style-name="ce1">
            <text:p>299900</text:p>
          </table:table-cell>
          <table:table-cell office:value-type="float" office:value="24100" table:style-name="ce1">
            <text:p>24100</text:p>
          </table:table-cell>
          <table:table-cell office:value-type="float" office:value="185800" table:style-name="ce1">
            <text:p>185800</text:p>
          </table:table-cell>
          <table:table-cell office:value-type="float" office:value="718" table:style-name="ce1">
            <text:p>718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21000" table:style-name="ce8">
            <text:p>621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206500" table:style-name="ce8">
            <text:p>2065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0.053689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18" table:style-name="ce1">
            <text:p>59918</text:p>
          </table:table-cell>
          <table:table-cell office:value-type="float" office:value="333000" table:style-name="ce1">
            <text:p>333000</text:p>
          </table:table-cell>
          <table:table-cell office:value-type="float" office:value="75200" table:style-name="ce1">
            <text:p>75200</text:p>
          </table:table-cell>
          <table:table-cell office:value-type="float" office:value="159700" table:style-name="ce1">
            <text:p>159700</text:p>
          </table:table-cell>
          <table:table-cell office:value-type="float" office:value="944" table:style-name="ce1">
            <text:p>944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10072600" table:style-name="ce8">
            <text:p>100726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6500" table:style-name="ce8">
            <text:p>865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0.290946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16" table:style-name="ce1">
            <text:p>59916</text:p>
          </table:table-cell>
          <table:table-cell office:value-type="float" office:value="322200" table:style-name="ce1">
            <text:p>322200</text:p>
          </table:table-cell>
          <table:table-cell office:value-type="float" office:value="25400" table:style-name="ce1">
            <text:p>25400</text:p>
          </table:table-cell>
          <table:table-cell office:value-type="float" office:value="150500" table:style-name="ce1">
            <text:p>150500</text:p>
          </table:table-cell>
          <table:table-cell office:value-type="float" office:value="1181" table:style-name="ce1">
            <text:p>1181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80000" table:style-name="ce8">
            <text:p>480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1000" table:style-name="ce8">
            <text:p>81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0.750296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20" table:style-name="ce1">
            <text:p>59920</text:p>
          </table:table-cell>
          <table:table-cell office:value-type="float" office:value="337400" table:style-name="ce1">
            <text:p>337400</text:p>
          </table:table-cell>
          <table:table-cell office:value-type="float" office:value="27800" table:style-name="ce1">
            <text:p>27800</text:p>
          </table:table-cell>
          <table:table-cell office:value-type="float" office:value="349800" table:style-name="ce1">
            <text:p>349800</text:p>
          </table:table-cell>
          <table:table-cell office:value-type="float" office:value="922" table:style-name="ce1">
            <text:p>922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12300" table:style-name="ce8">
            <text:p>512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6200" table:style-name="ce8">
            <text:p>96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0.750296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19" table:style-name="ce1">
            <text:p>59919</text:p>
          </table:table-cell>
          <table:table-cell office:value-type="float" office:value="379900" table:style-name="ce1">
            <text:p>379900</text:p>
          </table:table-cell>
          <table:table-cell office:value-type="float" office:value="25600" table:style-name="ce1">
            <text:p>25600</text:p>
          </table:table-cell>
          <table:table-cell office:value-type="float" office:value="339800" table:style-name="ce1">
            <text:p>339800</text:p>
          </table:table-cell>
          <table:table-cell office:value-type="float" office:value="922" table:style-name="ce1">
            <text:p>922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731900" table:style-name="ce8">
            <text:p>731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30000" table:style-name="ce8">
            <text:p>130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0.9484333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21" table:style-name="ce1">
            <text:p>59921</text:p>
          </table:table-cell>
          <table:table-cell office:value-type="float" office:value="285000" table:style-name="ce1">
            <text:p>285000</text:p>
          </table:table-cell>
          <table:table-cell office:value-type="float" office:value="21300" table:style-name="ce1">
            <text:p>21300</text:p>
          </table:table-cell>
          <table:table-cell office:value-type="float" office:value="183600" table:style-name="ce1">
            <text:p>183600</text:p>
          </table:table-cell>
          <table:table-cell office:value-type="float" office:value="894" table:style-name="ce1">
            <text:p>894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16100" table:style-name="ce8">
            <text:p>516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73100" table:style-name="ce8">
            <text:p>73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1.406878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22" table:style-name="ce1">
            <text:p>59922</text:p>
          </table:table-cell>
          <table:table-cell office:value-type="float" office:value="299100" table:style-name="ce1">
            <text:p>299100</text:p>
          </table:table-cell>
          <table:table-cell office:value-type="float" office:value="47000" table:style-name="ce1">
            <text:p>47000</text:p>
          </table:table-cell>
          <table:table-cell office:value-type="float" office:value="152000" table:style-name="ce1">
            <text:p>152000</text:p>
          </table:table-cell>
          <table:table-cell office:value-type="float" office:value="1115" table:style-name="ce1">
            <text:p>1115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92700" table:style-name="ce8">
            <text:p>492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5800" table:style-name="ce8">
            <text:p>958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1.4068782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23" table:style-name="ce1">
            <text:p>59923</text:p>
          </table:table-cell>
          <table:table-cell office:value-type="float" office:value="1856600" table:style-name="ce1">
            <text:p>1856600</text:p>
          </table:table-cell>
          <table:table-cell office:value-type="float" office:value="18500" table:style-name="ce1">
            <text:p>18500</text:p>
          </table:table-cell>
          <table:table-cell office:value-type="float" office:value="151300" table:style-name="ce1">
            <text:p>151300</text:p>
          </table:table-cell>
          <table:table-cell office:value-type="float" office:value="653" table:style-name="ce1">
            <text:p>653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1181500" table:style-name="ce8">
            <text:p>11815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1400" table:style-name="ce8">
            <text:p>81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1.8490219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24" table:style-name="ce1">
            <text:p>59924</text:p>
          </table:table-cell>
          <table:table-cell office:value-type="float" office:value="1583500" table:style-name="ce1">
            <text:p>1583500</text:p>
          </table:table-cell>
          <table:table-cell office:value-type="float" office:value="18800" table:style-name="ce1">
            <text:p>18800</text:p>
          </table:table-cell>
          <table:table-cell office:value-type="float" office:value="137300" table:style-name="ce1">
            <text:p>137300</text:p>
          </table:table-cell>
          <table:table-cell office:value-type="float" office:value="1096" table:style-name="ce1">
            <text:p>1096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802300" table:style-name="ce8">
            <text:p>802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04200" table:style-name="ce8">
            <text:p>104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2.0607685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25" table:style-name="ce1">
            <text:p>59925</text:p>
          </table:table-cell>
          <table:table-cell office:value-type="float" office:value="328200" table:style-name="ce1">
            <text:p>328200</text:p>
          </table:table-cell>
          <table:table-cell office:value-type="float" office:value="28800" table:style-name="ce1">
            <text:p>28800</text:p>
          </table:table-cell>
          <table:table-cell office:value-type="float" office:value="236300" table:style-name="ce1">
            <text:p>236300</text:p>
          </table:table-cell>
          <table:table-cell office:value-type="float" office:value="1111" table:style-name="ce1">
            <text:p>1111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41400" table:style-name="ce8">
            <text:p>541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4900" table:style-name="ce8">
            <text:p>84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2.0607685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26" table:style-name="ce1">
            <text:p>59926</text:p>
          </table:table-cell>
          <table:table-cell office:value-type="float" office:value="437500" table:style-name="ce1">
            <text:p>437500</text:p>
          </table:table-cell>
          <table:table-cell office:value-type="float" office:value="18200" table:style-name="ce1">
            <text:p>18200</text:p>
          </table:table-cell>
          <table:table-cell office:value-type="float" office:value="236400" table:style-name="ce1">
            <text:p>236400</text:p>
          </table:table-cell>
          <table:table-cell office:value-type="float" office:value="653" table:style-name="ce1">
            <text:p>653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35100" table:style-name="ce8">
            <text:p>535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8000" table:style-name="ce8">
            <text:p>88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2.290746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28" table:style-name="ce1">
            <text:p>59928</text:p>
          </table:table-cell>
          <table:table-cell office:value-type="float" office:value="310300" table:style-name="ce1">
            <text:p>310300</text:p>
          </table:table-cell>
          <table:table-cell office:value-type="float" office:value="20200" table:style-name="ce1">
            <text:p>20200</text:p>
          </table:table-cell>
          <table:table-cell office:value-type="float" office:value="143700" table:style-name="ce1">
            <text:p>143700</text:p>
          </table:table-cell>
          <table:table-cell office:value-type="float" office:value="440" table:style-name="ce1">
            <text:p>440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30400" table:style-name="ce8">
            <text:p>530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3200" table:style-name="ce8">
            <text:p>83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2.512895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27" table:style-name="ce1">
            <text:p>59927</text:p>
          </table:table-cell>
          <table:table-cell office:value-type="float" office:value="608100" table:style-name="ce1">
            <text:p>608100</text:p>
          </table:table-cell>
          <table:table-cell office:value-type="float" office:value="70500" table:style-name="ce1">
            <text:p>70500</text:p>
          </table:table-cell>
          <table:table-cell office:value-type="float" office:value="167600" table:style-name="ce1">
            <text:p>167600</text:p>
          </table:table-cell>
          <table:table-cell office:value-type="float" office:value="1105" table:style-name="ce1">
            <text:p>1105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83700" table:style-name="ce8">
            <text:p>683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8600" table:style-name="ce8">
            <text:p>886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22" table:style-name="ce1"/>
          <table:table-cell office:value-type="string" table:style-name="ce6">
            <text:p>2025-04-28T23:41:52.7228557</text:p>
          </table:table-cell>
          <table:table-cell office:value-type="string" table:style-name="ce1">
            <text:p>CONCURRENTE4</text:p>
          </table:table-cell>
          <table:table-cell office:value-type="string" table:style-name="ce1">
            <text:p>ASIMETRICO</text:p>
          </table:table-cell>
          <table:table-cell office:value-type="float" office:value="59929" table:style-name="ce1">
            <text:p>59929</text:p>
          </table:table-cell>
          <table:table-cell office:value-type="float" office:value="457400" table:style-name="ce1">
            <text:p>457400</text:p>
          </table:table-cell>
          <table:table-cell office:value-type="float" office:value="57100" table:style-name="ce1">
            <text:p>57100</text:p>
          </table:table-cell>
          <table:table-cell office:value-type="float" office:value="202600" table:style-name="ce1">
            <text:p>202600</text:p>
          </table:table-cell>
          <table:table-cell office:value-type="float" office:value="661" table:style-name="ce1">
            <text:p>661</text:p>
          </table:table-cell>
          <table:table-cell table:number-columns-repeated="1634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40700" table:style-name="ce8">
            <text:p>440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22100" table:style-name="ce8">
            <text:p>122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20400" table:style-name="ce8">
            <text:p>620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308500" table:style-name="ce8">
            <text:p>3085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46600" table:style-name="ce8">
            <text:p>5466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297700" table:style-name="ce8">
            <text:p>297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84400" table:style-name="ce8">
            <text:p>484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75100" table:style-name="ce8">
            <text:p>75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90300" table:style-name="ce8">
            <text:p>490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9700" table:style-name="ce8">
            <text:p>99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24400" table:style-name="ce8">
            <text:p>524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76500" table:style-name="ce8">
            <text:p>765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11900" table:style-name="ce8">
            <text:p>511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6900" table:style-name="ce8">
            <text:p>86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33100" table:style-name="ce8">
            <text:p>433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63300" table:style-name="ce8">
            <text:p>63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42600" table:style-name="ce8">
            <text:p>4426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7000" table:style-name="ce8">
            <text:p>87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49400" table:style-name="ce8">
            <text:p>449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2500" table:style-name="ce8">
            <text:p>825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66400" table:style-name="ce8">
            <text:p>466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7200" table:style-name="ce8">
            <text:p>97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34400" table:style-name="ce8">
            <text:p>434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78200" table:style-name="ce8">
            <text:p>78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91000" table:style-name="ce8">
            <text:p>491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16200" table:style-name="ce8">
            <text:p>116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51500" table:style-name="ce8">
            <text:p>5515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77300" table:style-name="ce8">
            <text:p>77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78700" table:style-name="ce8">
            <text:p>578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4400" table:style-name="ce8">
            <text:p>84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64500" table:style-name="ce8">
            <text:p>4645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2400" table:style-name="ce8">
            <text:p>82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72300" table:style-name="ce8">
            <text:p>472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01300" table:style-name="ce8">
            <text:p>101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51400" table:style-name="ce8">
            <text:p>451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3600" table:style-name="ce8">
            <text:p>936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58000" table:style-name="ce8">
            <text:p>458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25000" table:style-name="ce8">
            <text:p>125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28900" table:style-name="ce8">
            <text:p>528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66900" table:style-name="ce8">
            <text:p>166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704700" table:style-name="ce8">
            <text:p>704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78700" table:style-name="ce8">
            <text:p>78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63900" table:style-name="ce8">
            <text:p>463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61400" table:style-name="ce8">
            <text:p>61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12000" table:style-name="ce8">
            <text:p>612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03000" table:style-name="ce8">
            <text:p>103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810200" table:style-name="ce8">
            <text:p>810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6400" table:style-name="ce8">
            <text:p>96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69900" table:style-name="ce8">
            <text:p>669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3900" table:style-name="ce8">
            <text:p>83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919200" table:style-name="ce8">
            <text:p>919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41300" table:style-name="ce8">
            <text:p>141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80400" table:style-name="ce8">
            <text:p>480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6200" table:style-name="ce8">
            <text:p>86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971900" table:style-name="ce8">
            <text:p>971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1200" table:style-name="ce8">
            <text:p>91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04900" table:style-name="ce8">
            <text:p>604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89600" table:style-name="ce8">
            <text:p>896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51100" table:style-name="ce8">
            <text:p>451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9900" table:style-name="ce8">
            <text:p>99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23400" table:style-name="ce8">
            <text:p>623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77000" table:style-name="ce8">
            <text:p>77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566800" table:style-name="ce8">
            <text:p>65668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28300" table:style-name="ce8">
            <text:p>128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1303000" table:style-name="ce8">
            <text:p>1303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78400" table:style-name="ce8">
            <text:p>78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13900" table:style-name="ce8">
            <text:p>613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0300" table:style-name="ce8">
            <text:p>90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27000" table:style-name="ce8">
            <text:p>6270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6300" table:style-name="ce8">
            <text:p>96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90200" table:style-name="ce8">
            <text:p>690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1100" table:style-name="ce8">
            <text:p>91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560600" table:style-name="ce8">
            <text:p>5606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0300" table:style-name="ce8">
            <text:p>90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41700" table:style-name="ce8">
            <text:p>6417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96400" table:style-name="ce8">
            <text:p>96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713200" table:style-name="ce8">
            <text:p>7132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53900" table:style-name="ce8">
            <text:p>1539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82600" table:style-name="ce8">
            <text:p>6826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534400" table:style-name="ce8">
            <text:p>534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1400500" table:style-name="ce8">
            <text:p>14005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239300" table:style-name="ce8">
            <text:p>2393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4720100" table:style-name="ce8">
            <text:p>4720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20400" table:style-name="ce8">
            <text:p>120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4</text:p>
          </table:table-cell>
          <table:table-cell office:value-type="float" office:value="642100" table:style-name="ce8">
            <text:p>6421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105400" table:style-name="ce8">
            <text:p>105400</text:p>
          </table:table-cell>
          <table:table-cell table:style-name="ce1"/>
          <table:table-cell office:value-type="string" table:style-name="ce8">
            <text:p>Concurrente4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68300" table:style-name="ce8">
            <text:p>668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15000" table:style-name="ce8">
            <text:p>115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137500" table:style-name="ce8">
            <text:p>11375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30700" table:style-name="ce8">
            <text:p>530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2000" table:style-name="ce8">
            <text:p>92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250700" table:style-name="ce8">
            <text:p>2507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3497900" table:style-name="ce8">
            <text:p>3497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22200" table:style-name="ce8">
            <text:p>122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149900" table:style-name="ce8">
            <text:p>4149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6400" table:style-name="ce8">
            <text:p>96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3263800" table:style-name="ce8">
            <text:p>32638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046600" table:style-name="ce8">
            <text:p>10466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26400" table:style-name="ce8">
            <text:p>626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1900" table:style-name="ce8">
            <text:p>81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97600" table:style-name="ce8">
            <text:p>6976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2700" table:style-name="ce8">
            <text:p>92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18651300" table:style-name="ce8">
            <text:p>18651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3000" table:style-name="ce8">
            <text:p>83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17500" table:style-name="ce8">
            <text:p>4175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39700" table:style-name="ce8">
            <text:p>39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888900" table:style-name="ce8">
            <text:p>888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10100" table:style-name="ce8">
            <text:p>110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21000" table:style-name="ce8">
            <text:p>621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206500" table:style-name="ce8">
            <text:p>2065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10072600" table:style-name="ce8">
            <text:p>100726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6500" table:style-name="ce8">
            <text:p>865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80000" table:style-name="ce8">
            <text:p>480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1000" table:style-name="ce8">
            <text:p>81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12300" table:style-name="ce8">
            <text:p>512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6200" table:style-name="ce8">
            <text:p>96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731900" table:style-name="ce8">
            <text:p>731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30000" table:style-name="ce8">
            <text:p>130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16100" table:style-name="ce8">
            <text:p>516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73100" table:style-name="ce8">
            <text:p>73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92700" table:style-name="ce8">
            <text:p>492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5800" table:style-name="ce8">
            <text:p>958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1181500" table:style-name="ce8">
            <text:p>11815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1400" table:style-name="ce8">
            <text:p>81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802300" table:style-name="ce8">
            <text:p>802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04200" table:style-name="ce8">
            <text:p>104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41400" table:style-name="ce8">
            <text:p>541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4900" table:style-name="ce8">
            <text:p>84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35100" table:style-name="ce8">
            <text:p>535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8000" table:style-name="ce8">
            <text:p>88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30400" table:style-name="ce8">
            <text:p>530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3200" table:style-name="ce8">
            <text:p>83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83700" table:style-name="ce8">
            <text:p>683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8600" table:style-name="ce8">
            <text:p>886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40700" table:style-name="ce8">
            <text:p>440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22100" table:style-name="ce8">
            <text:p>122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20400" table:style-name="ce8">
            <text:p>620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308500" table:style-name="ce8">
            <text:p>3085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46600" table:style-name="ce8">
            <text:p>5466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297700" table:style-name="ce8">
            <text:p>297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84400" table:style-name="ce8">
            <text:p>484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75100" table:style-name="ce8">
            <text:p>75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90300" table:style-name="ce8">
            <text:p>490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9700" table:style-name="ce8">
            <text:p>99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24400" table:style-name="ce8">
            <text:p>524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76500" table:style-name="ce8">
            <text:p>765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11900" table:style-name="ce8">
            <text:p>511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6900" table:style-name="ce8">
            <text:p>86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33100" table:style-name="ce8">
            <text:p>433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63300" table:style-name="ce8">
            <text:p>63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42600" table:style-name="ce8">
            <text:p>4426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7000" table:style-name="ce8">
            <text:p>87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49400" table:style-name="ce8">
            <text:p>449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2500" table:style-name="ce8">
            <text:p>825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66400" table:style-name="ce8">
            <text:p>466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7200" table:style-name="ce8">
            <text:p>97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34400" table:style-name="ce8">
            <text:p>434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78200" table:style-name="ce8">
            <text:p>78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91000" table:style-name="ce8">
            <text:p>491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16200" table:style-name="ce8">
            <text:p>116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51500" table:style-name="ce8">
            <text:p>5515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77300" table:style-name="ce8">
            <text:p>77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78700" table:style-name="ce8">
            <text:p>578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4400" table:style-name="ce8">
            <text:p>84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64500" table:style-name="ce8">
            <text:p>4645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2400" table:style-name="ce8">
            <text:p>82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72300" table:style-name="ce8">
            <text:p>472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01300" table:style-name="ce8">
            <text:p>101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51400" table:style-name="ce8">
            <text:p>451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3600" table:style-name="ce8">
            <text:p>936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58000" table:style-name="ce8">
            <text:p>458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25000" table:style-name="ce8">
            <text:p>125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28900" table:style-name="ce8">
            <text:p>528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66900" table:style-name="ce8">
            <text:p>166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704700" table:style-name="ce8">
            <text:p>704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78700" table:style-name="ce8">
            <text:p>78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63900" table:style-name="ce8">
            <text:p>463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61400" table:style-name="ce8">
            <text:p>61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12000" table:style-name="ce8">
            <text:p>612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03000" table:style-name="ce8">
            <text:p>103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810200" table:style-name="ce8">
            <text:p>810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6400" table:style-name="ce8">
            <text:p>96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69900" table:style-name="ce8">
            <text:p>669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3900" table:style-name="ce8">
            <text:p>83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919200" table:style-name="ce8">
            <text:p>919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41300" table:style-name="ce8">
            <text:p>141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80400" table:style-name="ce8">
            <text:p>480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6200" table:style-name="ce8">
            <text:p>86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971900" table:style-name="ce8">
            <text:p>971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1200" table:style-name="ce8">
            <text:p>91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04900" table:style-name="ce8">
            <text:p>604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89600" table:style-name="ce8">
            <text:p>896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51100" table:style-name="ce8">
            <text:p>451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9900" table:style-name="ce8">
            <text:p>99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23400" table:style-name="ce8">
            <text:p>623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77000" table:style-name="ce8">
            <text:p>77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566800" table:style-name="ce8">
            <text:p>65668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28300" table:style-name="ce8">
            <text:p>128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1303000" table:style-name="ce8">
            <text:p>1303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78400" table:style-name="ce8">
            <text:p>78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13900" table:style-name="ce8">
            <text:p>613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0300" table:style-name="ce8">
            <text:p>90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27000" table:style-name="ce8">
            <text:p>6270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6300" table:style-name="ce8">
            <text:p>96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90200" table:style-name="ce8">
            <text:p>690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1100" table:style-name="ce8">
            <text:p>91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560600" table:style-name="ce8">
            <text:p>5606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0300" table:style-name="ce8">
            <text:p>90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41700" table:style-name="ce8">
            <text:p>6417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96400" table:style-name="ce8">
            <text:p>96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713200" table:style-name="ce8">
            <text:p>7132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53900" table:style-name="ce8">
            <text:p>1539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82600" table:style-name="ce8">
            <text:p>6826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534400" table:style-name="ce8">
            <text:p>534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1400500" table:style-name="ce8">
            <text:p>14005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239300" table:style-name="ce8">
            <text:p>2393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4720100" table:style-name="ce8">
            <text:p>4720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20400" table:style-name="ce8">
            <text:p>120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Concurrente16</text:p>
          </table:table-cell>
          <table:table-cell office:value-type="float" office:value="642100" table:style-name="ce8">
            <text:p>6421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105400" table:style-name="ce8">
            <text:p>105400</text:p>
          </table:table-cell>
          <table:table-cell table:style-name="ce1"/>
          <table:table-cell office:value-type="string" table:style-name="ce8">
            <text:p>Concurrente16</text:p>
          </table:table-cell>
          <table:table-cell office:value-type="float" office:value="0" table:style-name="ce8">
            <text:p>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13397200" table:style-name="ce1">
            <text:p>13397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14300" table:style-name="ce1">
            <text:p>514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88500" table:style-name="ce1">
            <text:p>2885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1364000" table:style-name="ce1">
            <text:p>1364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87600" table:style-name="ce1">
            <text:p>187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38600" table:style-name="ce1">
            <text:p>3386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88400" table:style-name="ce1">
            <text:p>5884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84100" table:style-name="ce1">
            <text:p>84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65100" table:style-name="ce1">
            <text:p>2651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677600" table:style-name="ce1">
            <text:p>677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96300" table:style-name="ce1">
            <text:p>196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24700" table:style-name="ce1">
            <text:p>3247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677100" table:style-name="ce1">
            <text:p>677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02300" table:style-name="ce1">
            <text:p>102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54700" table:style-name="ce1">
            <text:p>2547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187900" table:style-name="ce1">
            <text:p>5187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80200" table:style-name="ce1">
            <text:p>80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473800" table:style-name="ce1">
            <text:p>4738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83900" table:style-name="ce1">
            <text:p>483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47400" table:style-name="ce1">
            <text:p>1474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84400" table:style-name="ce1">
            <text:p>2844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386500" table:style-name="ce1">
            <text:p>4386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8300" table:style-name="ce1">
            <text:p>98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45500" table:style-name="ce1">
            <text:p>3455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1529700" table:style-name="ce1">
            <text:p>15297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5800" table:style-name="ce1">
            <text:p>95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91800" table:style-name="ce1">
            <text:p>2918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65600" table:style-name="ce1">
            <text:p>465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0200" table:style-name="ce1">
            <text:p>90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80500" table:style-name="ce1">
            <text:p>2805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2404000" table:style-name="ce1">
            <text:p>2404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1700" table:style-name="ce1">
            <text:p>917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32700" table:style-name="ce1">
            <text:p>2327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1003800" table:style-name="ce1">
            <text:p>1003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81000" table:style-name="ce1">
            <text:p>181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62500" table:style-name="ce1">
            <text:p>1625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13028900" table:style-name="ce1">
            <text:p>13028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511800" table:style-name="ce1">
            <text:p>1511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082300" table:style-name="ce1">
            <text:p>10823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872200" table:style-name="ce1">
            <text:p>872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05800" table:style-name="ce1">
            <text:p>205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37600" table:style-name="ce1">
            <text:p>2376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35535800" table:style-name="ce1">
            <text:p>35535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28900" table:style-name="ce1">
            <text:p>128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67100" table:style-name="ce1">
            <text:p>2671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955500" table:style-name="ce1">
            <text:p>955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64100" table:style-name="ce1">
            <text:p>264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70200" table:style-name="ce1">
            <text:p>1702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26576100" table:style-name="ce1">
            <text:p>26576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35500" table:style-name="ce1">
            <text:p>135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33200" table:style-name="ce1">
            <text:p>1332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11487300" table:style-name="ce1">
            <text:p>11487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1300" table:style-name="ce1">
            <text:p>91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56800" table:style-name="ce1">
            <text:p>2568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90900" table:style-name="ce1">
            <text:p>490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01300" table:style-name="ce1">
            <text:p>101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435100" table:style-name="ce1">
            <text:p>4351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641100" table:style-name="ce1">
            <text:p>641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79500" table:style-name="ce1">
            <text:p>79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435100" table:style-name="ce1">
            <text:p>4351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33100" table:style-name="ce1">
            <text:p>533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12500" table:style-name="ce1">
            <text:p>112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50500" table:style-name="ce1">
            <text:p>2505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287200" table:style-name="ce1">
            <text:p>287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8100" table:style-name="ce1">
            <text:p>58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55300" table:style-name="ce1">
            <text:p>2553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05500" table:style-name="ce1">
            <text:p>505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83000" table:style-name="ce1">
            <text:p>83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22500" table:style-name="ce1">
            <text:p>2225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90200" table:style-name="ce1">
            <text:p>490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4600" table:style-name="ce1">
            <text:p>94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20600" table:style-name="ce1">
            <text:p>2206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97000" table:style-name="ce1">
            <text:p>497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88900" table:style-name="ce1">
            <text:p>88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22600" table:style-name="ce1">
            <text:p>2226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59000" table:style-name="ce1">
            <text:p>559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8300" table:style-name="ce1">
            <text:p>98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58400" table:style-name="ce1">
            <text:p>2584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10900" table:style-name="ce1">
            <text:p>510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82600" table:style-name="ce1">
            <text:p>82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30000" table:style-name="ce1">
            <text:p>2300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11000" table:style-name="ce1">
            <text:p>511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84100" table:style-name="ce1">
            <text:p>84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29900" table:style-name="ce1">
            <text:p>2299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36000" table:style-name="ce1">
            <text:p>536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27900" table:style-name="ce1">
            <text:p>127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48600" table:style-name="ce1">
            <text:p>2486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636500" table:style-name="ce1">
            <text:p>636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73300" table:style-name="ce1">
            <text:p>73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91700" table:style-name="ce1">
            <text:p>1917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265000" table:style-name="ce1">
            <text:p>265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1900" table:style-name="ce1">
            <text:p>51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05000" table:style-name="ce1">
            <text:p>2050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294800" table:style-name="ce1">
            <text:p>294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4000" table:style-name="ce1">
            <text:p>54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39500" table:style-name="ce1">
            <text:p>2395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77700" table:style-name="ce1">
            <text:p>4777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8600" table:style-name="ce1">
            <text:p>58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44200" table:style-name="ce1">
            <text:p>2442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282500" table:style-name="ce1">
            <text:p>282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63900" table:style-name="ce1">
            <text:p>63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90000" table:style-name="ce1">
            <text:p>1900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601700" table:style-name="ce1">
            <text:p>6017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06900" table:style-name="ce1">
            <text:p>106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54300" table:style-name="ce1">
            <text:p>1543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62800" table:style-name="ce1">
            <text:p>562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9800" table:style-name="ce1">
            <text:p>99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88900" table:style-name="ce1">
            <text:p>2889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74600" table:style-name="ce1">
            <text:p>574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4000" table:style-name="ce1">
            <text:p>54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55300" table:style-name="ce1">
            <text:p>2553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90700" table:style-name="ce1">
            <text:p>4907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7100" table:style-name="ce1">
            <text:p>97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03800" table:style-name="ce1">
            <text:p>1038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343200" table:style-name="ce1">
            <text:p>343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63900" table:style-name="ce1">
            <text:p>63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39200" table:style-name="ce1">
            <text:p>2392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89500" table:style-name="ce1">
            <text:p>489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67300" table:style-name="ce1">
            <text:p>67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32300" table:style-name="ce1">
            <text:p>2323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89500" table:style-name="ce1">
            <text:p>489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07100" table:style-name="ce1">
            <text:p>107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87000" table:style-name="ce1">
            <text:p>1870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48200" table:style-name="ce1">
            <text:p>448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0200" table:style-name="ce1">
            <text:p>90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02800" table:style-name="ce1">
            <text:p>2028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94500" table:style-name="ce1">
            <text:p>594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2900" table:style-name="ce1">
            <text:p>52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02800" table:style-name="ce1">
            <text:p>2028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61300" table:style-name="ce1">
            <text:p>561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23600" table:style-name="ce1">
            <text:p>123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96600" table:style-name="ce1">
            <text:p>1966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600800" table:style-name="ce1">
            <text:p>600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42000" table:style-name="ce1">
            <text:p>42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16800" table:style-name="ce1">
            <text:p>2168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1613900" table:style-name="ce1">
            <text:p>1613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66500" table:style-name="ce1">
            <text:p>66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25800" table:style-name="ce1">
            <text:p>2258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62000" table:style-name="ce1">
            <text:p>462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1100" table:style-name="ce1">
            <text:p>31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49700" table:style-name="ce1">
            <text:p>2497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81800" table:style-name="ce1">
            <text:p>481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45300" table:style-name="ce1">
            <text:p>45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8900" table:style-name="ce1">
            <text:p>989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83900" table:style-name="ce1">
            <text:p>583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44700" table:style-name="ce1">
            <text:p>447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19600" table:style-name="ce1">
            <text:p>2196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1150500" table:style-name="ce1">
            <text:p>1150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84700" table:style-name="ce1">
            <text:p>847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80200" table:style-name="ce1">
            <text:p>2802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288400" table:style-name="ce1">
            <text:p>2884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60800" table:style-name="ce1">
            <text:p>60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05400" table:style-name="ce1">
            <text:p>2054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15100" table:style-name="ce1">
            <text:p>515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1800" table:style-name="ce1">
            <text:p>31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95900" table:style-name="ce1">
            <text:p>1959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04200" table:style-name="ce1">
            <text:p>504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0400" table:style-name="ce1">
            <text:p>304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24700" table:style-name="ce1">
            <text:p>2247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27200" table:style-name="ce1">
            <text:p>527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60500" table:style-name="ce1">
            <text:p>605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89200" table:style-name="ce1">
            <text:p>892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830200" table:style-name="ce1">
            <text:p>830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1600" table:style-name="ce1">
            <text:p>91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17100" table:style-name="ce1">
            <text:p>1171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73800" table:style-name="ce1">
            <text:p>473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0800" table:style-name="ce1">
            <text:p>308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12500" table:style-name="ce1">
            <text:p>2125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60300" table:style-name="ce1">
            <text:p>560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4100" table:style-name="ce1">
            <text:p>54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14600" table:style-name="ce1">
            <text:p>1146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313700" table:style-name="ce1">
            <text:p>3137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18200" table:style-name="ce1">
            <text:p>118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92300" table:style-name="ce1">
            <text:p>1923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278900" table:style-name="ce1">
            <text:p>2789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3200" table:style-name="ce1">
            <text:p>33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52400" table:style-name="ce1">
            <text:p>2524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501600" table:style-name="ce1">
            <text:p>501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5300" table:style-name="ce1">
            <text:p>55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22500" table:style-name="ce1">
            <text:p>3225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55000" table:style-name="ce1">
            <text:p>4550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7600" table:style-name="ce1">
            <text:p>37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364300" table:style-name="ce1">
            <text:p>3643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1174200" table:style-name="ce1">
            <text:p>1174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79600" table:style-name="ce1">
            <text:p>79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38600" table:style-name="ce1">
            <text:p>1386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341300" table:style-name="ce1">
            <text:p>3413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3200" table:style-name="ce1">
            <text:p>53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185900" table:style-name="ce1">
            <text:p>1859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80200" table:style-name="ce1">
            <text:p>480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3600" table:style-name="ce1">
            <text:p>53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95700" table:style-name="ce1">
            <text:p>2957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1448100" table:style-name="ce1">
            <text:p>14481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99700" table:style-name="ce1">
            <text:p>997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00800" table:style-name="ce1">
            <text:p>2008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ncurrente32</text:p>
          </table:table-cell>
          <table:table-cell office:value-type="float" office:value="404200" table:style-name="ce1">
            <text:p>4042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51600" table:style-name="ce1">
            <text:p>51600</text:p>
          </table:table-cell>
          <table:table-cell table:style-name="ce1"/>
          <table:table-cell office:value-type="string" table:style-name="ce1">
            <text:p>Concurrente32</text:p>
          </table:table-cell>
          <table:table-cell office:value-type="float" office:value="201100" table:style-name="ce1">
            <text:p>201100</text:p>
          </table:table-cell>
          <table:table-cell table:number-columns-repeated="16374"/>
        </table:table-row>
        <table:table-row table:number-rows-repeated="1048294" table:style-name="ro1">
          <table:table-cell table:number-columns-repeated="16384"/>
        </table:table-row>
      </table:table>
      <table:table table:name="Simetrico_vs_Asimetrico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scenario 1</text:p>
          </table:table-cell>
          <table:table-cell table:number-columns-repeated="3" table:style-name="ce1"/>
          <table:table-cell office:value-type="string" table:style-name="ce1">
            <text:p>Escenario 2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olicitudes</text:p>
          </table:table-cell>
          <table:table-cell office:value-type="string" table:style-name="ce5">
            <text:p>Tiempo Asimetrico</text:p>
          </table:table-cell>
          <table:table-cell office:value-type="string" table:style-name="ce5">
            <text:p>Tiempo Simetrico</text:p>
          </table:table-cell>
          <table:table-cell table:style-name="ce1"/>
          <table:table-cell office:value-type="string" table:style-name="ce5">
            <text:p>N° Clientes concurrentes</text:p>
          </table:table-cell>
          <table:table-cell office:value-type="string" table:style-name="ce5">
            <text:p>Tiempo Asimetrico</text:p>
          </table:table-cell>
          <table:table-cell office:value-type="string" table:style-name="ce5">
            <text:p>Tiempo Simetrico</text:p>
          </table:table-cell>
          <table:table-cell office:value-type="string" table:style-name="ce5">
            <text:p>Tiempo Verificación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style-name="ce1"/>
          <table:table-cell office:value-type="float" office:value="4" table:style-name="ce3">
            <text:p>4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table:number-columns-repeated="2" table:style-name="ce3"/>
          <table:table-cell table:style-name="ce1"/>
          <table:table-cell office:value-type="float" office:value="16" table:style-name="ce3">
            <text:p>16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table:number-columns-repeated="2" table:style-name="ce3"/>
          <table:table-cell table:style-name="ce1"/>
          <table:table-cell office:value-type="float" office:value="32" table:style-name="ce3">
            <text:p>32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table:number-columns-repeated="2" table:style-name="ce3"/>
          <table:table-cell table:style-name="ce1"/>
          <table:table-cell office:value-type="float" office:value="64" table:style-name="ce3">
            <text:p>64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float" office:value="12" table:style-name="ce3">
            <text:p>12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14" table:style-name="ce3">
            <text:p>1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15" table:style-name="ce3">
            <text:p>15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24" table:style-name="ce3">
            <text:p>2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25" table:style-name="ce3">
            <text:p>25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26" table:style-name="ce3">
            <text:p>26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27" table:style-name="ce3">
            <text:p>27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28" table:style-name="ce3">
            <text:p>28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29" table:style-name="ce3">
            <text:p>29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30" table:style-name="ce3">
            <text:p>30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31" table:style-name="ce3">
            <text:p>31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float" office:value="32" table:style-name="ce3">
            <text:p>32</text:p>
          </table:table-cell>
          <table:table-cell table:number-columns-repeated="2" table:style-name="ce3"/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data-pilot-tables>
        <table:data-pilot-table table:name="TablaDinámica5" table:grand-total="none" table:target-range-address="Hoja4.A3:Hoja4.B6" table:show-filter-button="false" table:buttons="Hoja4.A3">
          <table:source-cell-range table:cell-range-address="Escenario_2.C84:Escenario_2.D282"/>
          <table:data-pilot-field table:source-field-name="Escenario" table:orientation="row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rma_ns" table:orientation="data" table:function="sum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TablaDinámica10" table:grand-total="none" table:target-range-address="Hoja5.A3:Hoja5.B6" table:show-filter-button="false" table:buttons="Hoja5.A3">
          <table:source-cell-range table:cell-range-address="Escenario_2.F84:Escenario_2.G282"/>
          <table:data-pilot-field table:source-field-name="Escenario" table:orientation="row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ifrado_ns" table:orientation="data" table:function="sum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TablaDinámica15" table:grand-total="none" table:target-range-address="Hoja6.A3:Hoja6.B6" table:show-filter-button="false" table:buttons="Hoja6.A3">
          <table:source-cell-range table:cell-range-address="Escenario_2.I84:Escenario_2.J282"/>
          <table:data-pilot-field table:source-field-name="Escenario" table:orientation="row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erificacion_ns" table:orientation="data" table:function="sum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Maria Juliana Ballesteros Estupiñán</meta:initial-creator>
    <dc:creator/>
    <meta:creation-date>2025-04-29T03:08:41Z</meta:creation-date>
    <dc:date>2025-04-29T04:47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2.5pt" svg:width="352.5pt" chart:style-name="Crt0">
        <chart:title chart:style-name="CT00">
          <text:p text:style-name="a0" text:class-names="" text:cond-style-name="">Escenario 2 Firma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ncurrente16</text:p>
            </table:table-cell>
            <table:table-cell office:value-type="float" office:value="87407500"/>
          </table:table-row>
          <table:table-row>
            <table:table-cell office:value-type="string">
              <text:p>Concurrente32</text:p>
            </table:table-cell>
            <table:table-cell office:value-type="float" office:value="147285200"/>
          </table:table-row>
          <table:table-row>
            <table:table-cell office:value-type="string">
              <text:p>Concurrente4</text:p>
            </table:table-cell>
            <table:table-cell office:value-type="float" office:value="8740750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7.2E6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2.25pt" svg:width="360.0pt" chart:style-name="Crt0">
        <chart:title chart:style-name="CT00">
          <text:p text:style-name="a0" text:class-names="" text:cond-style-name="">Escenario 2 Cifrado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ncurrente16</text:p>
            </table:table-cell>
            <table:table-cell office:value-type="float" office:value="8333900"/>
          </table:table-row>
          <table:table-row>
            <table:table-cell office:value-type="string">
              <text:p>Concurrente32</text:p>
            </table:table-cell>
            <table:table-cell office:value-type="float" office:value="7638200"/>
          </table:table-row>
          <table:table-row>
            <table:table-cell office:value-type="string">
              <text:p>Concurrente4</text:p>
            </table:table-cell>
            <table:table-cell office:value-type="float" office:value="833390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2.25pt" svg:width="354.75pt" chart:style-name="Crt0">
        <chart:title chart:style-name="CT00">
          <text:p text:style-name="a0" text:class-names="" text:cond-style-name="">Escenario 2 Verificación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ncurrente16</text:p>
            </table:table-cell>
            <table:table-cell office:value-type="float" office:value="1388200"/>
          </table:table-row>
          <table:table-row>
            <table:table-cell office:value-type="string">
              <text:p>Concurrente32</text:p>
            </table:table-cell>
            <table:table-cell office:value-type="float" office:value="16436000"/>
          </table:table-row>
          <table:table-row>
            <table:table-cell office:value-type="string">
              <text:p>Concurrente4</text:p>
            </table:table-cell>
            <table:table-cell office:value-type="float" office:value="138820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